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nsolas" svg:font-family="Consolas" style:font-family-generic="roman"/>
    <style:font-face style:name="Georgia" svg:font-family="Georgia" style:font-family-generic="roman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Calibri" fo:font-size="12pt" style:text-underline-style="solid" style:text-underline-width="auto" style:text-underline-color="font-color" fo:font-weight="bold" officeooo:rsid="001e615d" officeooo:paragraph-rsid="001e615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Consolas" fo:font-size="10pt" officeooo:rsid="002fed18" officeooo:paragraph-rsid="003234b2" style:font-size-asian="10pt"/>
    </style:style>
    <style:style style:name="P3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Times New Roman" style:text-underline-style="none" fo:font-weight="normal" officeooo:rsid="001a9073" officeooo:paragraph-rsid="001a9073" style:font-weight-asian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5a09a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6f085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d5b0f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text-underline-style="none" style:font-size-asian="10pt"/>
    </style:style>
    <style:style style:name="P10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2785d2" officeooo:paragraph-rsid="002785d2" style:font-weight-asian="normal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style:text-underline-style="none" fo:font-weight="normal" officeooo:rsid="002785d2" officeooo:paragraph-rsid="0028e59d" style:font-weight-asian="normal" style:font-weight-complex="normal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364a21" officeooo:paragraph-rsid="00364a21" style:font-weight-asian="normal" style:font-weight-complex="normal"/>
    </style:style>
    <style:style style:name="P13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39576d" officeooo:paragraph-rsid="0039576d" style:font-weight-asian="normal" style:font-weight-complex="normal"/>
    </style:style>
    <style:style style:name="P14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39576d" officeooo:paragraph-rsid="0044b1f2" style:font-weight-asian="normal" style:font-weight-complex="normal"/>
    </style:style>
    <style:style style:name="P15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3b3274" officeooo:paragraph-rsid="003b3274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style:text-underline-style="none" fo:font-weight="normal" officeooo:rsid="003b3274" officeooo:paragraph-rsid="003c6a12" style:font-weight-asian="normal" style:font-weight-complex="normal"/>
    </style:style>
    <style:style style:name="P17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4019f3" officeooo:paragraph-rsid="004019f3" style:font-weight-asian="normal" style:font-weight-complex="normal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4cd966" officeooo:paragraph-rsid="004cd966" style:font-weight-asian="normal" style:font-weight-complex="normal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4eb4c1" officeooo:paragraph-rsid="004eb4c1" style:font-weight-asian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535b34" officeooo:paragraph-rsid="00535b34" style:font-weight-asian="normal" style:font-weight-complex="normal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551a6f" officeooo:paragraph-rsid="00551a6f" style:font-weight-asian="normal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605b26" officeooo:paragraph-rsid="00605b26" style:font-weight-asian="normal" style:font-weight-complex="normal"/>
    </style:style>
    <style:style style:name="P23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6830a1" officeooo:paragraph-rsid="006830a1" style:font-weight-asian="normal" style:font-weight-complex="normal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813d25" officeooo:paragraph-rsid="00813d25" style:font-weight-asian="normal" style:font-weight-complex="normal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8a36ad" officeooo:paragraph-rsid="008a36ad" style:font-weight-asian="normal" style:font-weight-complex="normal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90721d" officeooo:paragraph-rsid="0090721d" style:font-weight-asian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style:text-underline-style="none" fo:font-weight="normal" officeooo:rsid="0091c575" officeooo:paragraph-rsid="0091c575" style:font-weight-asian="normal" style:font-weight-complex="normal"/>
    </style:style>
    <style:style style:name="P28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8963de" officeooo:paragraph-rsid="008963de" style:font-weight-asian="normal" style:font-weight-complex="normal"/>
    </style:style>
    <style:style style:name="P29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9a5df2" officeooo:paragraph-rsid="009a5df2" style:font-weight-asian="normal" style:font-weight-complex="normal"/>
    </style:style>
    <style:style style:name="P30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a7ed27" officeooo:paragraph-rsid="00a7ed27" style:font-weight-asian="normal" style:font-weight-complex="normal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ac34d1" officeooo:paragraph-rsid="00ac34d1" style:font-weight-asian="normal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style:text-underline-style="none" fo:font-weight="normal" officeooo:rsid="00ac34d1" officeooo:paragraph-rsid="00ad50bd" style:font-weight-asian="normal" style:font-weight-complex="normal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b175ab" officeooo:paragraph-rsid="00b5ef87" style:font-weight-asian="normal" style:font-weight-complex="normal"/>
    </style:style>
    <style:style style:name="P34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bfda2e" officeooo:paragraph-rsid="00bfda2e" style:font-weight-asian="normal" style:font-weight-complex="normal"/>
    </style:style>
    <style:style style:name="P35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cae714" officeooo:paragraph-rsid="00cae714" style:font-weight-asian="normal" style:font-weight-complex="normal"/>
    </style:style>
    <style:style style:name="P36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cc6117" officeooo:paragraph-rsid="00cc6117" style:font-weight-asian="normal" style:font-weight-complex="normal"/>
    </style:style>
    <style:style style:name="P37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ceddc3" officeooo:paragraph-rsid="00ceddc3" style:font-weight-asian="normal" style:font-weight-complex="normal"/>
    </style:style>
    <style:style style:name="P38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d1500a" officeooo:paragraph-rsid="00d1500a" style:font-weight-asian="normal" style:font-weight-complex="normal"/>
    </style:style>
    <style:style style:name="P39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e18592" officeooo:paragraph-rsid="00e18592" style:font-weight-asian="normal" style:font-weight-complex="normal"/>
    </style:style>
    <style:style style:name="P40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bold" officeooo:rsid="002e0076" officeooo:paragraph-rsid="002e0076" style:font-weight-asian="bold" style:font-weight-complex="bold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bold" officeooo:rsid="0039576d" officeooo:paragraph-rsid="0039576d" style:font-weight-asian="bold" style:font-weight-complex="bold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bold" officeooo:rsid="00497a74" officeooo:paragraph-rsid="00497a74" style:font-weight-asian="bold" style:font-weight-complex="bold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bold" officeooo:rsid="004d9a6b" officeooo:paragraph-rsid="004d9a6b" style:font-weight-asian="bold" style:font-weight-complex="bold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bold" officeooo:rsid="00557984" officeooo:paragraph-rsid="00557984" style:font-weight-asian="bold" style:font-weight-complex="bold"/>
    </style:style>
    <style:style style:name="P45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bold" officeooo:rsid="0062105d" officeooo:paragraph-rsid="0062105d" style:font-weight-asian="bold" style:font-weight-complex="bold"/>
    </style:style>
    <style:style style:name="P46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bold" officeooo:rsid="00912d88" officeooo:paragraph-rsid="00912d88" style:font-weight-asian="bold" style:font-weight-complex="bold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style:text-underline-style="none" fo:font-weight="bold" officeooo:rsid="0091c575" officeooo:paragraph-rsid="0091c575" style:font-weight-asian="bold" style:font-weight-complex="bold"/>
    </style:style>
    <style:style style:name="P48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bold" officeooo:rsid="0097d964" officeooo:paragraph-rsid="0097d964" style:font-weight-asian="bold" style:font-weight-complex="bold"/>
    </style:style>
    <style:style style:name="P49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bold" officeooo:rsid="00a3160f" officeooo:paragraph-rsid="00a3160f" style:font-weight-asian="bold" style:font-weight-complex="bold"/>
    </style:style>
    <style:style style:name="P50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bold" officeooo:rsid="00c9e28b" officeooo:paragraph-rsid="00c9e28b" style:font-weight-asian="bold" style:font-weight-complex="bold"/>
    </style:style>
    <style:style style:name="P51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bold" officeooo:rsid="00ce1636" officeooo:paragraph-rsid="00ce1636" style:font-weight-asian="bold" style:font-weight-complex="bold"/>
    </style:style>
    <style:style style:name="P52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bold" officeooo:rsid="00d881ba" officeooo:paragraph-rsid="00d881ba" style:font-weight-asian="bold" style:font-weight-complex="bold"/>
    </style:style>
    <style:style style:name="P53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bold" officeooo:rsid="00ee97c3" officeooo:paragraph-rsid="00ee97c3" style:font-weight-asian="bold" style:font-weight-complex="bold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fed18" officeooo:paragraph-rsid="003234b2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6b8358" style:font-size-asian="10pt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5d176e" style:font-size-asian="10pt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6ad010" style:font-size-asian="10pt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6f085e" style:font-size-asian="10pt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1bd5f5" officeooo:paragraph-rsid="001bd5f5" style:font-size-asian="10pt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2fed18" officeooo:paragraph-rsid="002fed18" style:font-size-asian="10pt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28e59d" officeooo:paragraph-rsid="0028e59d" style:font-size-asian="10pt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3751a9" officeooo:paragraph-rsid="003751a9" style:font-size-asian="10pt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3c6a12" officeooo:paragraph-rsid="003c6a12" style:font-size-asian="10pt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415d22" officeooo:paragraph-rsid="00415d22" style:font-size-asian="10pt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4fbaa9" officeooo:paragraph-rsid="004fbaa9" style:font-size-asian="10pt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4fbaa9" officeooo:paragraph-rsid="006b8358" style:font-size-asian="10pt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551a6f" officeooo:paragraph-rsid="006ad010" style:font-size-asian="10pt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551a6f" officeooo:paragraph-rsid="00551a6f" style:font-size-asian="10pt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5e9af6" officeooo:paragraph-rsid="006ad010" style:font-size-asian="10pt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5e9af6" officeooo:paragraph-rsid="005e9af6" style:font-size-asian="10pt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6ad010" officeooo:paragraph-rsid="006ad010" style:font-size-asian="10pt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6e7850" officeooo:paragraph-rsid="006e7850" style:font-size-asian="10pt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8b3614" officeooo:paragraph-rsid="008b3614" style:font-size-asian="10pt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8d1c40" officeooo:paragraph-rsid="008d1c40" style:font-size-asian="10pt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text-underline-style="none" style:font-size-asian="10pt"/>
    </style:style>
    <style:style style:name="P77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fo:color="#000000" style:font-name="Consolas" fo:font-size="10pt" style:text-underline-style="none" fo:font-weight="normal" officeooo:rsid="006f085e" officeooo:paragraph-rsid="006f085e" style:font-size-asian="10pt" style:font-weight-asian="normal" style:font-weight-complex="normal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paragraph-rsid="00b5ef87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415d22" officeooo:paragraph-rsid="00415d22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paragraph-rsid="0045a09a" fo:background-color="#ffffff" style:font-size-asian="10pt"/>
    </style:style>
    <style:style style:name="P82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officeooo:paragraph-rsid="00bfda2e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de80d9" officeooo:paragraph-rsid="00e9054d"/>
    </style:style>
    <style:style style:name="P84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officeooo:rsid="00de80d9" officeooo:paragraph-rsid="00da3fcd"/>
    </style:style>
    <style:style style:name="P85" style:family="paragraph" style:parent-style-name="Standard" style:list-style-name="L1" style:master-page-name="">
      <style:paragraph-properties fo:margin-left="0cm" fo:margin-right="0cm" fo:line-height="150%" fo:text-align="start" style:justify-single-word="false" fo:text-indent="0cm" style:auto-text-indent="false" style:page-number="auto">
        <style:tab-stops>
          <style:tab-stop style:position="0.635cm"/>
        </style:tab-stops>
      </style:paragraph-properties>
      <style:text-properties style:font-name="Calibri" fo:font-size="12pt" style:text-underline-style="none" fo:font-weight="bold" officeooo:rsid="00182f39" officeooo:paragraph-rsid="00182f39" style:font-size-asian="12pt" style:font-weight-asian="bold" style:font-size-complex="12pt" style:font-weight-complex="bold"/>
    </style:style>
    <style:style style:name="P86" style:family="paragraph" style:parent-style-name="Standard" style:list-style-name="L2" style:master-page-name="">
      <style:paragraph-properties fo:margin-left="0cm" fo:margin-right="0cm" fo:line-height="150%" fo:text-align="start" style:justify-single-word="false" fo:text-indent="0cm" style:auto-text-indent="false" style:page-number="auto">
        <style:tab-stops>
          <style:tab-stop style:position="0.688cm"/>
        </style:tab-stops>
      </style:paragraph-properties>
      <style:text-properties officeooo:paragraph-rsid="003234b2"/>
    </style:style>
    <style:style style:name="P87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fo:font-size="12pt" style:text-underline-style="none" fo:font-weight="normal" officeooo:rsid="001a9073" officeooo:paragraph-rsid="001a9073" style:font-size-asian="12pt" style:font-weight-asian="normal" style:font-size-complex="12pt" style:font-weight-complex="normal"/>
    </style:style>
    <style:style style:name="P88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fo:font-size="12pt" style:text-underline-style="none" fo:font-weight="normal" officeooo:rsid="001fab21" officeooo:paragraph-rsid="001fab21" style:font-size-asian="12pt" style:font-weight-asian="normal" style:font-size-complex="12pt" style:font-weight-complex="normal"/>
    </style:style>
    <style:style style:name="P89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fo:font-size="12pt" style:text-underline-style="none" fo:font-weight="normal" officeooo:rsid="002d2b50" officeooo:paragraph-rsid="002d2b50" style:font-size-asian="12pt" style:font-weight-asian="normal" style:font-size-complex="12pt" style:font-weight-complex="normal"/>
    </style:style>
    <style:style style:name="P90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267bf0" officeooo:paragraph-rsid="00267bf0" style:font-weight-asian="normal" style:font-weight-complex="normal"/>
    </style:style>
    <style:style style:name="P91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2785d2" officeooo:paragraph-rsid="002785d2" style:font-weight-asian="normal" style:font-weight-complex="normal"/>
    </style:style>
    <style:style style:name="P92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2cddec" officeooo:paragraph-rsid="002e8116" style:font-weight-asian="normal" style:font-weight-complex="normal"/>
    </style:style>
    <style:style style:name="P93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2cddec" officeooo:paragraph-rsid="002af137" style:font-weight-asian="normal" style:font-weight-complex="normal"/>
    </style:style>
    <style:style style:name="P94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2f4dd9" officeooo:paragraph-rsid="002f4dd9" style:font-weight-asian="normal" style:font-weight-complex="normal"/>
    </style:style>
    <style:style style:name="P95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2a27e3" officeooo:paragraph-rsid="002a27e3" style:font-weight-asian="normal" style:font-weight-complex="normal"/>
    </style:style>
    <style:style style:name="P96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364a21" officeooo:paragraph-rsid="00364a21" style:font-weight-asian="normal" style:font-weight-complex="normal"/>
    </style:style>
    <style:style style:name="P97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3768cb" officeooo:paragraph-rsid="003768cb" style:font-weight-asian="normal" style:font-weight-complex="normal"/>
    </style:style>
    <style:style style:name="P98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3b3274" officeooo:paragraph-rsid="003b3274" style:font-weight-asian="normal" style:font-weight-complex="normal"/>
    </style:style>
    <style:style style:name="P99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4019f3" officeooo:paragraph-rsid="004019f3" style:font-weight-asian="normal" style:font-weight-complex="normal"/>
    </style:style>
    <style:style style:name="P100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45629e" officeooo:paragraph-rsid="0045629e" style:font-weight-asian="normal" style:font-weight-complex="normal"/>
    </style:style>
    <style:style style:name="P101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4b62ba" officeooo:paragraph-rsid="004b62ba" style:font-weight-asian="normal" style:font-weight-complex="normal"/>
    </style:style>
    <style:style style:name="P102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4eb4c1" officeooo:paragraph-rsid="004eb4c1" style:font-weight-asian="normal" style:font-weight-complex="normal"/>
    </style:style>
    <style:style style:name="P103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566dca" officeooo:paragraph-rsid="00535b34" style:font-weight-asian="normal" style:font-weight-complex="normal"/>
    </style:style>
    <style:style style:name="P104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551a6f" officeooo:paragraph-rsid="00551a6f" style:font-weight-asian="normal" style:font-weight-complex="normal"/>
    </style:style>
    <style:style style:name="P105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605b26" officeooo:paragraph-rsid="00605b26" style:font-weight-asian="normal" style:font-weight-complex="normal"/>
    </style:style>
    <style:style style:name="P106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670521" officeooo:paragraph-rsid="00670521" style:font-weight-asian="normal" style:font-weight-complex="normal"/>
    </style:style>
    <style:style style:name="P107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6830a1" officeooo:paragraph-rsid="006830a1" style:font-weight-asian="normal" style:font-weight-complex="normal"/>
    </style:style>
    <style:style style:name="P108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6f085e" officeooo:paragraph-rsid="00767413" style:font-weight-asian="normal" style:font-weight-complex="normal"/>
    </style:style>
    <style:style style:name="P109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813d25" officeooo:paragraph-rsid="00813d25" style:font-weight-asian="normal" style:font-weight-complex="normal"/>
    </style:style>
    <style:style style:name="P110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8a36ad" officeooo:paragraph-rsid="008a36ad" style:font-weight-asian="normal" style:font-weight-complex="normal"/>
    </style:style>
    <style:style style:name="P111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90721d" officeooo:paragraph-rsid="0090721d" style:font-weight-asian="normal" style:font-weight-complex="normal"/>
    </style:style>
    <style:style style:name="P112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986385" officeooo:paragraph-rsid="00986385" style:font-weight-asian="normal" style:font-weight-complex="normal"/>
    </style:style>
    <style:style style:name="P113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9a5df2" officeooo:paragraph-rsid="009a5df2" style:font-weight-asian="normal" style:font-weight-complex="normal"/>
    </style:style>
    <style:style style:name="P114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9fba32" officeooo:paragraph-rsid="009fba32" style:font-weight-asian="normal" style:font-weight-complex="normal"/>
    </style:style>
    <style:style style:name="P115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a16328" officeooo:paragraph-rsid="00a16328" style:font-weight-asian="normal" style:font-weight-complex="normal"/>
    </style:style>
    <style:style style:name="P116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b175ab" officeooo:paragraph-rsid="00b5ef87" style:font-weight-asian="normal" style:font-weight-complex="normal"/>
    </style:style>
    <style:style style:name="P117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b175ab" officeooo:paragraph-rsid="00b5ef87" style:font-weight-asian="normal" style:font-weight-complex="normal"/>
    </style:style>
    <style:style style:name="P118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a4367a" officeooo:paragraph-rsid="00a4367a" style:font-weight-asian="normal" style:font-weight-complex="normal"/>
    </style:style>
    <style:style style:name="P119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a58f1d" officeooo:paragraph-rsid="00a58f1d" style:font-weight-asian="normal" style:font-weight-complex="normal"/>
    </style:style>
    <style:style style:name="P120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a7ed27" officeooo:paragraph-rsid="00a7ed27" style:font-weight-asian="normal" style:font-weight-complex="normal"/>
    </style:style>
    <style:style style:name="P121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aafcf0" officeooo:paragraph-rsid="00aafcf0" style:font-weight-asian="normal" style:font-weight-complex="normal"/>
    </style:style>
    <style:style style:name="P122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ac34d1" officeooo:paragraph-rsid="00ac34d1" style:font-weight-asian="normal" style:font-weight-complex="normal"/>
    </style:style>
    <style:style style:name="P123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ac34d1" officeooo:paragraph-rsid="00ac34d1" style:font-weight-asian="normal" style:font-weight-complex="normal"/>
    </style:style>
    <style:style style:name="P124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bfda2e" officeooo:paragraph-rsid="00bfda2e" style:font-weight-asian="normal" style:font-weight-complex="normal"/>
    </style:style>
    <style:style style:name="P125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c63243" officeooo:paragraph-rsid="00c63243" style:font-weight-asian="normal" style:font-weight-complex="normal"/>
    </style:style>
    <style:style style:name="P126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cc6117" officeooo:paragraph-rsid="00cc6117" style:font-weight-asian="normal" style:font-weight-complex="normal"/>
    </style:style>
    <style:style style:name="P127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cc93f6" officeooo:paragraph-rsid="00cc93f6" style:font-weight-asian="normal" style:font-weight-complex="normal"/>
    </style:style>
    <style:style style:name="P128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cfdb16" officeooo:paragraph-rsid="00cfdb16" style:font-weight-asian="normal" style:font-weight-complex="normal"/>
    </style:style>
    <style:style style:name="P129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d1500a" officeooo:paragraph-rsid="00d1500a" style:font-weight-asian="normal" style:font-weight-complex="normal"/>
    </style:style>
    <style:style style:name="P130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d6360d" officeooo:paragraph-rsid="00d6360d" style:font-weight-asian="normal" style:font-weight-complex="normal"/>
    </style:style>
    <style:style style:name="P131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da3fcd" officeooo:paragraph-rsid="00da3fcd" style:font-weight-asian="normal" style:font-weight-complex="normal"/>
    </style:style>
    <style:style style:name="P132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e18592" officeooo:paragraph-rsid="00e18592" style:font-weight-asian="normal" style:font-weight-complex="normal"/>
    </style:style>
    <style:style style:name="P133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e0eb43" officeooo:paragraph-rsid="00e0eb43" style:font-weight-asian="normal" style:font-weight-complex="normal"/>
    </style:style>
    <style:style style:name="P134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1fab21" officeooo:paragraph-rsid="001fab21" style:font-weight-asian="normal" style:font-weight-complex="normal"/>
    </style:style>
    <style:style style:name="P1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style:text-underline-style="none" fo:font-weight="normal" officeooo:rsid="001fab21" officeooo:paragraph-rsid="00ec64ef" style:font-weight-asian="normal" style:font-weight-complex="normal"/>
    </style:style>
    <style:style style:name="P136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39576d" officeooo:paragraph-rsid="0039576d" style:font-weight-asian="normal" style:font-weight-complex="normal"/>
    </style:style>
    <style:style style:name="P137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normal" officeooo:rsid="00cae714" officeooo:paragraph-rsid="00cae714" style:font-weight-asian="normal" style:font-weight-complex="normal"/>
    </style:style>
    <style:style style:name="P138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officeooo:rsid="00b6e5b1" officeooo:paragraph-rsid="00b6e5b1"/>
    </style:style>
    <style:style style:name="P139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officeooo:rsid="00b87117" officeooo:paragraph-rsid="00b87117"/>
    </style:style>
    <style:style style:name="P140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officeooo:rsid="00eede0a" officeooo:paragraph-rsid="00eede0a"/>
    </style:style>
    <style:style style:name="P141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style:text-underline-style="none" fo:font-weight="bold" officeooo:rsid="00bddbe7" officeooo:paragraph-rsid="00bddbe7" style:font-weight-asian="bold" style:font-weight-complex="bold"/>
    </style:style>
    <style:style style:name="P142" style:family="paragraph" style:parent-style-name="Standard" style:list-style-name="L1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Calibri" officeooo:rsid="007af55c" officeooo:paragraph-rsid="007af55c"/>
    </style:style>
    <style:style style:name="P1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f21ab9" style:font-size-asian="10pt"/>
    </style:style>
    <style:style style:name="P1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ffddd8" style:font-size-asian="10pt"/>
    </style:style>
    <style:style style:name="P1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9d5b0f" officeooo:paragraph-rsid="009d5b0f" style:font-size-asian="10pt"/>
    </style:style>
    <style:style style:name="P1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a8b058" officeooo:paragraph-rsid="00a8b058" style:font-size-asian="10pt"/>
    </style:style>
    <style:style style:name="P1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a98ae4" officeooo:paragraph-rsid="00a98ae4" style:font-size-asian="10pt"/>
    </style:style>
    <style:style style:name="P1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ad50bd" officeooo:paragraph-rsid="00ad50bd" style:font-size-asian="10pt"/>
    </style:style>
    <style:style style:name="P1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c41e3b" officeooo:paragraph-rsid="00c41e3b" style:font-size-asian="10pt"/>
    </style:style>
    <style:style style:name="P1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c63243" officeooo:paragraph-rsid="00c63243" style:font-size-asian="10pt"/>
    </style:style>
    <style:style style:name="P1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d30dc0" officeooo:paragraph-rsid="00d30dc0" style:font-size-asian="10pt"/>
    </style:style>
    <style:style style:name="P1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e9054d" officeooo:paragraph-rsid="00e9054d" style:font-size-asian="10pt"/>
    </style:style>
    <style:style style:name="P1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ec64ef" officeooo:paragraph-rsid="00ec64ef" style:font-size-asian="10pt"/>
    </style:style>
    <style:style style:name="P1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text-underline-style="none" officeooo:paragraph-rsid="00b5ef87" style:font-size-asian="10pt"/>
    </style:style>
    <style:style style:name="P1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text-underline-style="none" officeooo:rsid="00b254a4" officeooo:paragraph-rsid="00b5ef87" style:font-size-asian="10pt"/>
    </style:style>
    <style:style style:name="P1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text-underline-style="none" officeooo:rsid="00b40b3b" officeooo:paragraph-rsid="00b5ef87" style:font-size-asian="10pt"/>
    </style:style>
    <style:style style:name="P158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fo:color="#000000" style:font-name="Consolas" fo:font-size="10pt" style:text-underline-style="none" fo:font-weight="normal" officeooo:rsid="00b40b3b" officeooo:paragraph-rsid="00b5ef87" style:font-size-asian="10pt" style:font-weight-asian="normal" style:font-weight-complex="normal"/>
    </style:style>
    <style:style style:name="P159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fo:color="#000000" style:font-name="Consolas" fo:font-size="10pt" style:text-underline-style="none" fo:font-weight="normal" officeooo:rsid="006f085e" officeooo:paragraph-rsid="006f085e" style:font-size-asian="10pt" style:font-weight-asian="normal" style:font-weight-complex="normal"/>
    </style:style>
    <style:style style:name="P1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6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f21ab9"/>
    </style:style>
    <style:style style:name="P1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f464b0"/>
    </style:style>
    <style:style style:name="P1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f59e60"/>
    </style:style>
    <style:style style:name="P1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f693df"/>
    </style:style>
    <style:style style:name="P166" style:family="paragraph" style:parent-style-name="Standard" style:list-style-name="WWNum1">
      <style:paragraph-properties fo:margin-left="0cm" fo:margin-right="0cm" fo:margin-top="0cm" fo:margin-bottom="0.37cm" style:contextual-spacing="false" fo:line-height="150%" fo:text-align="start" style:justify-single-word="false" fo:text-indent="0cm" style:auto-text-indent="false">
        <style:tab-stops/>
      </style:paragraph-properties>
      <style:text-properties style:font-name="Calibri" style:text-underline-style="none" fo:font-weight="bold" officeooo:rsid="004eb4c1" officeooo:paragraph-rsid="00512e09" style:font-weight-asian="bold" style:font-weight-complex="bold"/>
    </style:style>
    <style:style style:name="P167" style:family="paragraph" style:parent-style-name="Standard" style:list-style-name="WWNum1">
      <style:paragraph-properties fo:margin-left="0.635cm" fo:margin-right="0cm" fo:margin-top="0cm" fo:margin-bottom="0.37cm" style:contextual-spacing="false" fo:text-indent="-0.635cm" style:auto-text-indent="false">
        <style:tab-stops/>
      </style:paragraph-properties>
      <style:text-properties fo:color="#000000" style:font-name="Calibri" fo:font-size="12pt" style:font-size-asian="12pt" style:font-size-complex="12pt"/>
    </style:style>
    <style:style style:name="P168" style:family="paragraph" style:parent-style-name="Standard" style:list-style-name="WWNum1">
      <style:paragraph-properties fo:margin-left="0.635cm" fo:margin-right="0cm" fo:margin-top="0cm" fo:margin-bottom="0.37cm" style:contextual-spacing="false" fo:text-indent="-0.635cm" style:auto-text-indent="false">
        <style:tab-stops/>
      </style:paragraph-properties>
      <style:text-properties fo:color="#000000" style:text-line-through-style="none" style:text-line-through-type="none" style:font-name="Calibri" fo:font-size="12pt" style:text-underline-style="none" style:font-size-asian="12pt" style:font-size-complex="12pt"/>
    </style:style>
    <style:style style:name="P169" style:family="paragraph" style:parent-style-name="Standard" style:list-style-name="WWNum1">
      <style:paragraph-properties fo:margin-left="0.635cm" fo:margin-right="0cm" fo:margin-top="0cm" fo:margin-bottom="0.37cm" style:contextual-spacing="false" fo:text-indent="-0.635cm" style:auto-text-indent="false">
        <style:tab-stops/>
      </style:paragraph-properties>
      <style:text-properties fo:color="#000000" style:text-line-through-style="none" style:text-line-through-type="none" style:font-name="Calibri" fo:font-size="12pt" fo:font-style="normal" style:text-underline-style="none" style:font-size-asian="12pt" style:font-style-asian="normal" style:font-size-complex="12pt"/>
    </style:style>
    <style:style style:name="P170" style:family="paragraph" style:parent-style-name="Standard" style:list-style-name="WWNum1">
      <style:paragraph-properties fo:margin-left="0.635cm" fo:margin-right="0cm" fo:margin-top="0cm" fo:margin-bottom="0.37cm" style:contextual-spacing="false" fo:text-indent="-0.635cm" style:auto-text-indent="false">
        <style:tab-stops/>
      </style:paragraph-properties>
      <style:text-properties style:font-name="Calibri" fo:font-size="12pt" style:font-size-asian="12pt" style:font-size-complex="12pt"/>
    </style:style>
    <style:style style:name="P171" style:family="paragraph" style:parent-style-name="Standard" style:list-style-name="WWNum1">
      <style:paragraph-properties fo:margin-left="0.635cm" fo:margin-right="0cm" fo:margin-top="0cm" fo:margin-bottom="0cm" style:contextual-spacing="false" fo:text-indent="-0.635cm" style:auto-text-indent="false">
        <style:tab-stops/>
      </style:paragraph-properties>
      <style:text-properties fo:color="#000000" style:text-line-through-style="none" style:text-line-through-type="none" style:font-name="Calibri" fo:font-size="12pt" fo:font-style="normal" style:text-underline-style="none" style:font-size-asian="12pt" style:font-style-asian="normal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a9073"/>
    </style:style>
    <style:style style:name="T3" style:family="text">
      <style:text-properties style:text-underline-style="solid" style:text-underline-width="auto" style:text-underline-color="font-color" officeooo:rsid="004f4395"/>
    </style:style>
    <style:style style:name="T4" style:family="text">
      <style:text-properties style:text-underline-style="solid" style:text-underline-width="auto" style:text-underline-color="font-color" officeooo:rsid="00671612"/>
    </style:style>
    <style:style style:name="T5" style:family="text">
      <style:text-properties style:text-underline-style="solid" style:text-underline-width="auto" style:text-underline-color="font-color" officeooo:rsid="00c66141"/>
    </style:style>
    <style:style style:name="T6" style:family="text">
      <style:text-properties fo:color="#7f0055" style:font-name="Consolas" fo:font-size="10pt" fo:font-weight="bold" style:font-size-asian="10pt" style:font-weight-asian="bold"/>
    </style:style>
    <style:style style:name="T7" style:family="text">
      <style:text-properties fo:color="#000000" style:font-name="Consolas" fo:font-size="10pt" style:font-size-asian="10pt"/>
    </style:style>
    <style:style style:name="T8" style:family="text">
      <style:text-properties fo:color="#000000" style:font-name="Consolas" fo:font-size="10pt" officeooo:rsid="006f085e" style:font-size-asian="10pt"/>
    </style:style>
    <style:style style:name="T9" style:family="text">
      <style:text-properties fo:color="#000000" style:font-name="Consolas" fo:font-size="10pt" officeooo:rsid="0070fc91" style:font-size-asian="10pt"/>
    </style:style>
    <style:style style:name="T10" style:family="text">
      <style:text-properties fo:color="#000000" style:font-name="Consolas" fo:font-size="10pt" officeooo:rsid="0072127d" style:font-size-asian="10pt"/>
    </style:style>
    <style:style style:name="T11" style:family="text">
      <style:text-properties fo:color="#000000" style:font-name="Consolas" fo:font-size="10pt" officeooo:rsid="00812789" style:font-size-asian="10pt"/>
    </style:style>
    <style:style style:name="T12" style:family="text">
      <style:text-properties fo:color="#000000" style:font-name="Consolas" fo:font-size="10pt" style:text-underline-style="none" fo:font-weight="normal" officeooo:rsid="002af137" style:font-size-asian="10pt" style:font-weight-asian="normal" style:font-size-complex="10pt" style:font-weight-complex="normal"/>
    </style:style>
    <style:style style:name="T13" style:family="text">
      <style:text-properties fo:color="#000000" style:font-name="Consolas" fo:font-size="10pt" style:text-underline-style="none" style:font-size-asian="10pt"/>
    </style:style>
    <style:style style:name="T14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15" style:family="text">
      <style:text-properties fo:color="#000000" style:font-name="Consolas" fo:font-size="10pt" fo:font-style="italic" style:font-size-asian="10pt" style:font-style-asian="italic"/>
    </style:style>
    <style:style style:name="T16" style:family="text">
      <style:text-properties fo:color="#000000" style:text-line-through-style="none" style:text-line-through-type="none" style:text-underline-style="none"/>
    </style:style>
    <style:style style:name="T17" style:family="text">
      <style:text-properties fo:color="#000000" style:text-line-through-style="none" style:text-line-through-type="none" fo:font-style="italic" style:text-underline-style="none" style:font-style-asian="italic"/>
    </style:style>
    <style:style style:name="T18" style:family="text">
      <style:text-properties fo:color="#000000" style:text-line-through-style="none" style:text-line-through-type="none" fo:font-style="normal" style:text-underline-style="none" style:font-style-asian="normal"/>
    </style:style>
    <style:style style:name="T19" style:family="text">
      <style:text-properties fo:color="#000000" style:text-line-through-style="none" style:text-line-through-type="none" fo:font-size="12pt" officeooo:rsid="00512e09" style:font-size-asian="12pt" style:font-size-complex="12pt"/>
    </style:style>
    <style:style style:name="T20" style:family="text">
      <style:text-properties fo:color="#000000" style:text-line-through-style="none" style:text-line-through-type="none" fo:font-size="12pt" style:text-underline-style="solid" style:text-underline-width="auto" style:text-underline-color="font-color" style:font-size-asian="12pt" style:font-size-complex="12pt"/>
    </style:style>
    <style:style style:name="T21" style:family="text">
      <style:text-properties fo:color="#000000" style:font-name="Calibri" fo:font-size="12pt" style:font-size-asian="12pt" style:font-size-complex="12pt"/>
    </style:style>
    <style:style style:name="T22" style:family="text">
      <style:text-properties fo:color="#000000" style:font-name="Calibri" fo:font-size="12pt" officeooo:rsid="00c1d9c0" style:font-size-asian="12pt" style:font-size-complex="12pt"/>
    </style:style>
    <style:style style:name="T23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24" style:family="text">
      <style:text-properties fo:color="#0000c0" style:font-name="Consolas" fo:font-size="10pt" fo:font-style="italic" style:font-size-asian="10pt" style:font-style-asian="italic"/>
    </style:style>
    <style:style style:name="T25" style:family="text">
      <style:text-properties fo:color="#0000c0" style:font-name="Consolas" fo:font-size="10pt" style:font-size-asian="10pt"/>
    </style:style>
    <style:style style:name="T26" style:family="text">
      <style:text-properties fo:color="#0000c0" style:font-name="Consolas" fo:font-size="10pt" style:text-underline-style="solid" style:text-underline-width="auto" style:text-underline-color="font-color" style:font-size-asian="10pt"/>
    </style:style>
    <style:style style:name="T27" style:family="text">
      <style:text-properties fo:color="#2a00ff" style:font-name="Consolas" fo:font-size="10pt" style:font-size-asian="10pt"/>
    </style:style>
    <style:style style:name="T28" style:family="text">
      <style:text-properties fo:color="#2a00ff" style:font-name="Consolas" fo:font-size="10pt" officeooo:rsid="0029db10" style:font-size-asian="10pt"/>
    </style:style>
    <style:style style:name="T29" style:family="text">
      <style:text-properties fo:color="#2a00ff" style:font-name="Consolas" fo:font-size="10pt" officeooo:rsid="008eb220" style:font-size-asian="10pt"/>
    </style:style>
    <style:style style:name="T30" style:family="text">
      <style:text-properties fo:color="#2a00ff" style:font-name="Consolas" fo:font-size="10pt" officeooo:rsid="00a98ae4" style:font-size-asian="10pt"/>
    </style:style>
    <style:style style:name="T31" style:family="text">
      <style:text-properties fo:color="#6a3e3e" style:font-name="Consolas" fo:font-size="10pt" style:font-size-asian="10pt"/>
    </style:style>
    <style:style style:name="T32" style:family="text">
      <style:text-properties fo:color="#3f7f5f" style:font-name="Consolas" fo:font-size="10pt" style:font-size-asian="10pt"/>
    </style:style>
    <style:style style:name="T33" style:family="text">
      <style:text-properties fo:color="#3f7f5f" style:font-name="Consolas" fo:font-size="10pt" officeooo:rsid="0045a09a" style:font-size-asian="10pt"/>
    </style:style>
    <style:style style:name="T34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35" style:family="text">
      <style:text-properties fo:color="#3f7f5f" style:font-name="Consolas" fo:font-size="10pt" style:text-underline-style="solid" style:text-underline-width="auto" style:text-underline-color="font-color" officeooo:rsid="0045a09a" style:font-size-asian="10pt"/>
    </style:style>
    <style:style style:name="T36" style:family="text">
      <style:text-properties officeooo:rsid="0022bedf"/>
    </style:style>
    <style:style style:name="T37" style:family="text">
      <style:text-properties style:font-name="Courier New" fo:font-size="10pt" style:font-size-asian="10pt" style:font-size-complex="10pt"/>
    </style:style>
    <style:style style:name="T38" style:family="text">
      <style:text-properties style:font-name="Courier New" fo:font-size="10pt" officeooo:rsid="0063f1cd" style:font-size-asian="10pt" style:font-size-complex="10pt"/>
    </style:style>
    <style:style style:name="T39" style:family="text">
      <style:text-properties style:font-name="Courier New" fo:font-size="10pt" officeooo:rsid="00b9e372" style:font-size-asian="10pt" style:font-size-complex="10pt"/>
    </style:style>
    <style:style style:name="T40" style:family="text">
      <style:text-properties officeooo:rsid="002e8116"/>
    </style:style>
    <style:style style:name="T41" style:family="text">
      <style:text-properties style:font-name="Calibri" style:text-underline-style="none" fo:font-weight="normal" officeooo:rsid="002af137" style:font-weight-asian="normal" style:font-weight-complex="normal"/>
    </style:style>
    <style:style style:name="T42" style:family="text">
      <style:text-properties style:font-name="Calibri" style:text-underline-style="none" fo:font-weight="normal" officeooo:rsid="002f4dd9" style:font-weight-asian="normal" style:font-weight-complex="normal"/>
    </style:style>
    <style:style style:name="T43" style:family="text">
      <style:text-properties style:font-name="Calibri" style:text-underline-style="none" fo:font-weight="normal" officeooo:rsid="002cddec" style:font-weight-asian="normal" style:font-weight-complex="normal"/>
    </style:style>
    <style:style style:name="T44" style:family="text">
      <style:text-properties style:font-name="Calibri" style:text-underline-style="none" fo:font-weight="normal" officeooo:rsid="0034534d" style:font-weight-asian="normal" style:font-weight-complex="normal"/>
    </style:style>
    <style:style style:name="T45" style:family="text">
      <style:text-properties style:font-name="Calibri" style:text-underline-style="none" fo:font-weight="normal" officeooo:rsid="00354897" style:font-weight-asian="normal" style:font-weight-complex="normal"/>
    </style:style>
    <style:style style:name="T46" style:family="text">
      <style:text-properties style:font-name="Calibri" fo:font-size="12pt" officeooo:rsid="0082e14f" style:font-size-asian="10.5pt" style:font-size-complex="12pt"/>
    </style:style>
    <style:style style:name="T47" style:family="text">
      <style:text-properties officeooo:rsid="00489131"/>
    </style:style>
    <style:style style:name="T48" style:family="text">
      <style:text-properties officeooo:rsid="004bfd64"/>
    </style:style>
    <style:style style:name="T49" style:family="text">
      <style:text-properties officeooo:rsid="004f4395"/>
    </style:style>
    <style:style style:name="T50" style:family="text">
      <style:text-properties officeooo:rsid="00594fff"/>
    </style:style>
    <style:style style:name="T51" style:family="text">
      <style:text-properties officeooo:rsid="006830a1"/>
    </style:style>
    <style:style style:name="T52" style:family="text">
      <style:text-properties style:text-underline-style="none" fo:font-weight="normal" style:font-weight-asian="normal" style:font-weight-complex="normal"/>
    </style:style>
    <style:style style:name="T53" style:family="text">
      <style:text-properties style:text-underline-style="none" fo:font-weight="normal" officeooo:rsid="007e1abd" style:font-weight-asian="normal" style:font-weight-complex="normal"/>
    </style:style>
    <style:style style:name="T54" style:family="text">
      <style:text-properties officeooo:rsid="0082e14f"/>
    </style:style>
    <style:style style:name="T55" style:family="text">
      <style:text-properties officeooo:rsid="008ad376"/>
    </style:style>
    <style:style style:name="T56" style:family="text">
      <style:text-properties officeooo:rsid="009b60bf"/>
    </style:style>
    <style:style style:name="T57" style:family="text">
      <style:text-properties officeooo:rsid="00a79ca7"/>
    </style:style>
    <style:style style:name="T58" style:family="text">
      <style:text-properties fo:color="#ff3333" fo:font-weight="bold" style:font-weight-asian="bold" style:font-weight-complex="bold"/>
    </style:style>
    <style:style style:name="T59" style:family="text">
      <style:text-properties fo:color="#ff3333" fo:font-weight="bold" officeooo:rsid="00c82f06" style:font-weight-asian="bold" style:font-weight-complex="bold"/>
    </style:style>
    <style:style style:name="T60" style:family="text">
      <style:text-properties style:font-name="Consolas1" fo:font-size="10.5pt" style:font-size-asian="10.5pt" style:font-size-complex="10.5pt"/>
    </style:style>
    <style:style style:name="T61" style:family="text">
      <style:text-properties officeooo:rsid="00b9e372"/>
    </style:style>
    <style:style style:name="T62" style:family="text">
      <style:text-properties officeooo:rsid="00bc3df8"/>
    </style:style>
    <style:style style:name="T63" style:family="text">
      <style:text-properties officeooo:rsid="00c66141"/>
    </style:style>
    <style:style style:name="T64" style:family="text">
      <style:text-properties officeooo:rsid="00c82f06"/>
    </style:style>
    <style:style style:name="T65" style:family="text">
      <style:text-properties officeooo:rsid="00cdf03c"/>
    </style:style>
    <style:style style:name="T66" style:family="text">
      <style:text-properties officeooo:rsid="00d27051"/>
    </style:style>
    <style:style style:name="T67" style:family="text">
      <style:text-properties officeooo:rsid="00dce369"/>
    </style:style>
    <style:style style:name="T68" style:family="text">
      <style:text-properties officeooo:rsid="00e26666"/>
    </style:style>
    <style:style style:name="T69" style:family="text">
      <style:text-properties officeooo:rsid="00851b7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NER CLASSES</text:p>
      <text:list xml:id="list8242195790442154242" text:style-name="L1">
        <text:list-header>
          <text:p text:style-name="P85">1.<text:tab/><text:span text:style-name="T2">Introduction</text:span></text:p>
        </text:list-header>
        <text:list-item>
          <text:p text:style-name="P87">One can create inner class as shown below</text:p>
        </text:list-item>
      </text:list>
      <text:p text:style-name="P3"><text:span text:style-name="T6">package</text:span><text:span text:style-name="T7"> ch18InnerClasses;</text:span></text:p>
      <text:p text:style-name="P163"><text:span text:style-name="T6">public</text:span><text:span text:style-name="T7"> </text:span><text:span text:style-name="T6">class</text:span><text:span text:style-name="T7"> Ex1Outer </text:span></text:p>
      <text:p text:style-name="P163"><text:span text:style-name="T7">{</text:span></text:p>
      <text:p text:style-name="P4"><text:span text:style-name="T7"><text:tab/></text:span><text:span text:style-name="T6">class</text:span><text:span text:style-name="T7"> Inner</text:span></text:p>
      <text:p text:style-name="P55"><text:tab/>{</text:p>
      <text:p text:style-name="P4"><text:span text:style-name="T7"><text:tab/><text:tab/></text:span><text:span text:style-name="T6">public</text:span><text:span text:style-name="T7"> </text:span><text:span text:style-name="T6">void</text:span><text:span text:style-name="T7"> InMeth()</text:span></text:p>
      <text:p text:style-name="P55"><text:tab/><text:tab/>{</text:p>
      <text:p text:style-name="P4"><text:span text:style-name="T7"><text:tab/><text:tab/><text:tab/>System.</text:span><text:span text:style-name="T23">out</text:span><text:span text:style-name="T7">.println(</text:span><text:span text:style-name="T27">"Inner Method"</text:span><text:span text:style-name="T7">);</text:span></text:p>
      <text:p text:style-name="P55"><text:tab/><text:tab/>}</text:p>
      <text:p text:style-name="P55"><text:tab/>}</text:p>
      <text:p text:style-name="P55"><text:tab/></text:p>
      <text:p text:style-name="P4"><text:span text:style-name="T7"><text:tab/></text:span><text:span text:style-name="T6">public</text:span><text:span text:style-name="T7"> Inner outMeth()</text:span></text:p>
      <text:p text:style-name="P55"><text:tab/>{</text:p>
      <text:p text:style-name="P4"><text:span text:style-name="T7"><text:tab/><text:tab/></text:span><text:span text:style-name="T6">return</text:span><text:span text:style-name="T7"> </text:span><text:span text:style-name="T6">new</text:span><text:span text:style-name="T7"> Inner();</text:span></text:p>
      <text:p text:style-name="P55"><text:tab/>}</text:p>
      <text:p text:style-name="P8"/>
      <text:p text:style-name="P164"><text:span text:style-name="T7"><text:tab/></text:span><text:span text:style-name="T6">public</text:span><text:span text:style-name="T7"> </text:span><text:span text:style-name="T6">static</text:span><text:span text:style-name="T7"> </text:span><text:span text:style-name="T6">void</text:span><text:span text:style-name="T7"> main(String[] </text:span><text:span text:style-name="T31">args</text:span><text:span text:style-name="T7">)<text:tab/></text:span></text:p>
      <text:p text:style-name="P164"><text:span text:style-name="T7">{</text:span></text:p>
      <text:p text:style-name="P4"><text:span text:style-name="T7"><text:tab/><text:tab/>Ex1Outer </text:span><text:span text:style-name="T31">out</text:span><text:span text:style-name="T7"> = </text:span><text:span text:style-name="T6">new</text:span><text:span text:style-name="T7"> Ex1Outer();</text:span></text:p>
      <text:p text:style-name="P4"><text:span text:style-name="T7"><text:tab/><text:tab/>Ex1Outer.Inner </text:span><text:span text:style-name="T31">in</text:span><text:span text:style-name="T7"> = </text:span><text:span text:style-name="T31">out</text:span><text:span text:style-name="T7">.outMeth();</text:span></text:p>
      <text:p text:style-name="P4"><text:span text:style-name="T7"><text:tab/><text:tab/></text:span><text:span text:style-name="T31">in</text:span><text:span text:style-name="T7">.InMeth();</text:span></text:p>
      <text:p text:style-name="P4"><text:span text:style-name="T7"><text:tab/><text:tab/></text:span><text:span text:style-name="T32">//Inner in2 = new Inner();////No enclosing instance of type Ex1Outer is accessible. Must qualify the allocation with an enclosing instance of type Ex1Outer (e.g. x.new A() where x is an instance of Ex1Outer).<text:tab/>Ex1Outer.java<text:tab/>/CoreJavaTutorial/</text:span><text:span text:style-name="T34">src</text:span><text:span text:style-name="T32">/ch18InnerClasses<text:tab/>line 24<text:tab/>Java Problem</text:span></text:p>
      <text:p text:style-name="P55"><text:tab/>}</text:p>
      <text:p text:style-name="P55">}</text:p>
      <text:p text:style-name="P60">Output:</text:p>
      <text:p text:style-name="P60">Inner Method</text:p>
      <text:p text:style-name="P3"/>
      <text:list xml:id="list101115282191454" text:continue-numbering="true" text:style-name="L1">
        <text:list-item>
          <text:p text:style-name="P88">Above we can see that <text:span text:style-name="T36">inner class object is created by OuterClassName.InnerClassName.</text:span></text:p>
        </text:list-item>
        <text:list-item>
          <text:p text:style-name="P89">Object of inner class can only be created in association with the object of the outer class(whenever inner class is non-static).</text:p>
        </text:list-item>
        <text:list-item>
          <text:p text:style-name="P90">Also if one try to create inner class object in a general way using <text:span text:style-name="T37">Inner in2 = new Inner()</text:span> then compiler will give error as shown in the programme.</text:p>
        </text:list-item>
        <text:list-item>
          <text:p text:style-name="P91">Lets see inner classes in more detail using below example.</text:p>
        </text:list-item>
      </text:list>
      <text:p text:style-name="P10"><text:span text:style-name="T6">package</text:span><text:span text:style-name="T7"> ch18InnerClasses;</text:span></text:p>
      <text:p text:style-name="P165"><text:span text:style-name="T6">public</text:span><text:span text:style-name="T7"> </text:span><text:span text:style-name="T6">class</text:span><text:span text:style-name="T7"> InAccessOutMemOuter </text:span></text:p>
      <text:p text:style-name="P165"><text:span text:style-name="T7">{</text:span></text:p>
      <text:p text:style-name="P4"><text:span text:style-name="T7"><text:tab/></text:span><text:span text:style-name="T6">private</text:span><text:span text:style-name="T7"> </text:span><text:span text:style-name="T6">int</text:span><text:span text:style-name="T7"> [] </text:span><text:span text:style-name="T25">intArr</text:span><text:span text:style-name="T7"> = {1, 2, 3, 4, 5};</text:span></text:p>
      <text:p text:style-name="P55"><text:tab/></text:p>
      <text:p text:style-name="P162"><text:span text:style-name="T7"><text:tab/></text:span><text:span text:style-name="T6">class</text:span><text:span text:style-name="T7"> InAccessOutMemInner </text:span></text:p>
      <text:p text:style-name="P144"><text:tab/>{</text:p>
      <text:p text:style-name="P4"><text:span text:style-name="T7"><text:tab/><text:tab/></text:span><text:span text:style-name="T6">public</text:span><text:span text:style-name="T7"> </text:span><text:span text:style-name="T6">void</text:span><text:span text:style-name="T7"> inMethod()</text:span></text:p>
      <text:p text:style-name="P55"><text:tab/><text:tab/>{</text:p>
      <text:p text:style-name="P4"><text:span text:style-name="T7"><text:tab/><text:tab/><text:tab/></text:span><text:span text:style-name="T6">for</text:span><text:span text:style-name="T7">(</text:span><text:span text:style-name="T6">int</text:span><text:span text:style-name="T7"> </text:span><text:span text:style-name="T31">i</text:span><text:span text:style-name="T7">=0; </text:span><text:span text:style-name="T31">i</text:span><text:span text:style-name="T7">&lt;</text:span><text:span text:style-name="T25">intArr</text:span><text:span text:style-name="T7">.</text:span><text:span text:style-name="T25">length</text:span><text:span text:style-name="T7">; </text:span><text:span text:style-name="T31">i</text:span><text:span text:style-name="T7">++)</text:span></text:p>
      <text:p text:style-name="P4"><text:span text:style-name="T7"><text:tab/><text:tab/><text:tab/><text:tab/>System.</text:span><text:span text:style-name="T23">out</text:span><text:span text:style-name="T7">.print(</text:span><text:span text:style-name="T25">intArr</text:span><text:span text:style-name="T7">[</text:span><text:span text:style-name="T31">i</text:span><text:span text:style-name="T7">]+ </text:span><text:span text:style-name="T27">" "</text:span><text:span text:style-name="T7">);</text:span></text:p>
      <text:p text:style-name="P55"><text:tab/><text:tab/>}</text:p>
      <text:p text:style-name="P55"><text:tab/>}</text:p>
      <text:p text:style-name="P8"/>
      <text:p text:style-name="P4"><text:span text:style-name="T7"><text:tab/></text:span><text:span text:style-name="T6">public</text:span><text:span text:style-name="T7"> InAccessOutMemInner inRefMeth()</text:span></text:p>
      <text:p text:style-name="P55"><text:tab/>{</text:p>
      <text:p text:style-name="P4"><text:span text:style-name="T7"><text:tab/><text:tab/></text:span><text:span text:style-name="T6">return</text:span><text:span text:style-name="T7"> </text:span><text:span text:style-name="T6">new</text:span><text:span text:style-name="T7"> InAccessOutMemInner();</text:span></text:p>
      <text:p text:style-name="P55"><text:tab/>}</text:p>
      <text:p text:style-name="P55"><text:tab/></text:p>
      <text:p text:style-name="P55"><text:tab/></text:p>
      <text:p text:style-name="P4"><text:soft-page-break/><text:span text:style-name="T7"><text:tab/></text:span><text:span text:style-name="T6">public</text:span><text:span text:style-name="T7"> </text:span><text:span text:style-name="T6">static</text:span><text:span text:style-name="T7"> </text:span><text:span text:style-name="T6">void</text:span><text:span text:style-name="T7"> main(String[] </text:span><text:span text:style-name="T31">args</text:span><text:span text:style-name="T7">) </text:span></text:p>
      <text:p text:style-name="P55"><text:tab/>{</text:p>
      <text:p text:style-name="P4"><text:span text:style-name="T7"><text:tab/><text:tab/>InAccessOutMemOuter </text:span><text:span text:style-name="T31">out</text:span><text:span text:style-name="T7"> = </text:span><text:span text:style-name="T6">new</text:span><text:span text:style-name="T7"> InAccessOutMemOuter();</text:span></text:p>
      <text:p text:style-name="P4"><text:span text:style-name="T7"><text:tab/><text:tab/>InAccessOutMemInner </text:span><text:span text:style-name="T31">in</text:span><text:span text:style-name="T7"> = </text:span><text:span text:style-name="T31">out</text:span><text:span text:style-name="T7">.inRefMeth();</text:span></text:p>
      <text:p text:style-name="P55"><text:tab/><text:tab/></text:p>
      <text:p text:style-name="P4"><text:span text:style-name="T7"><text:tab/><text:tab/></text:span><text:span text:style-name="T31">in</text:span><text:span text:style-name="T7">.inMethod();</text:span></text:p>
      <text:p text:style-name="P55"><text:tab/>}</text:p>
      <text:p text:style-name="P55">}</text:p>
      <text:p text:style-name="P61">Output:</text:p>
      <text:p text:style-name="P2">1 2 3 4 5</text:p>
      <text:p text:style-name="P54"/>
      <text:list xml:id="list4427371166001951456" text:style-name="L2">
        <text:list-item>
          <text:p text:style-name="P86"><text:span text:style-name="T41">Here we can see inner class </text:span><text:span text:style-name="T12">InAccessOutMemInner</text:span><text:span text:style-name="T41"> can access private me</text:span><text:span text:style-name="T44">mbers</text:span><text:span text:style-name="T41"> of enclosing class </text:span><text:span text:style-name="T12">InAccessOutMemOuter</text:span><text:span text:style-name="T41">. How </text:span><text:span text:style-name="T45">is it</text:span><text:span text:style-name="T41"> possible? Its possible because inner class </text:span><text:span text:style-name="T42">secretly</text:span><text:span text:style-name="T41"> captures reference to the enclosing class during construction. </text:span><text:span text:style-name="T43">Construction of inner class object requires access to the enclosing class object else compiler gives error. </text:span></text:p>
        </text:list-item>
      </text:list>
      <text:list xml:id="list101115313205975" text:continue-list="list101115282191454" text:style-name="L1">
        <text:list-item>
          <text:p text:style-name="P92">Whenever inner class refer to the members of enclosing class, it uses e<text:span text:style-name="T40">n</text:span>closing class reference.</text:p>
        </text:list-item>
        <text:list-item>
          <text:p text:style-name="P94">Lets see one more example of above with Iterator design pattern.</text:p>
        </text:list-item>
      </text:list>
      <text:p text:style-name="P10"><text:span text:style-name="T6">package</text:span><text:span text:style-name="T7"> ch18InnerClasses;</text:span></text:p>
      <text:p text:style-name="P4"><text:span text:style-name="T6">interface</text:span><text:span text:style-name="T7"> Selector</text:span></text:p>
      <text:p text:style-name="P55">{</text:p>
      <text:p text:style-name="P4"><text:span text:style-name="T7"><text:tab/></text:span><text:span text:style-name="T6">boolean</text:span><text:span text:style-name="T7"> end();</text:span></text:p>
      <text:p text:style-name="P55"><text:tab/>String current();</text:p>
      <text:p text:style-name="P4"><text:span text:style-name="T7"><text:tab/></text:span><text:span text:style-name="T6">void</text:span><text:span text:style-name="T7"> next();</text:span></text:p>
      <text:p text:style-name="P55">}</text:p>
      <text:p text:style-name="P8"/>
      <text:p text:style-name="P4"><text:span text:style-name="T6">class</text:span><text:span text:style-name="T7"> Word</text:span></text:p>
      <text:p text:style-name="P55">{</text:p>
      <text:p text:style-name="P4"><text:span text:style-name="T7"><text:tab/>String </text:span><text:span text:style-name="T25">word</text:span><text:span text:style-name="T7">;</text:span></text:p>
      <text:p text:style-name="P4"><text:span text:style-name="T7"><text:tab/>Word(String </text:span><text:span text:style-name="T31">word</text:span><text:span text:style-name="T7">) { </text:span><text:span text:style-name="T6">this</text:span><text:span text:style-name="T7">.</text:span><text:span text:style-name="T25">word</text:span><text:span text:style-name="T7"> = </text:span><text:span text:style-name="T31">word</text:span><text:span text:style-name="T7">; }</text:span></text:p>
      <text:p text:style-name="P4"><text:span text:style-name="T7"><text:tab/></text:span><text:span text:style-name="T6">public</text:span><text:span text:style-name="T7"> String toString()</text:span></text:p>
      <text:p text:style-name="P55"><text:tab/>{</text:p>
      <text:p text:style-name="P4"><text:span text:style-name="T7"><text:tab/><text:tab/></text:span><text:span text:style-name="T6">return</text:span><text:span text:style-name="T7"> </text:span><text:span text:style-name="T25">word</text:span><text:span text:style-name="T7">;</text:span></text:p>
      <text:p text:style-name="P55"><text:tab/>}</text:p>
      <text:p text:style-name="P55">}</text:p>
      <text:p text:style-name="P8"/>
      <text:p text:style-name="P4"><text:span text:style-name="T6">public</text:span><text:span text:style-name="T7"> </text:span><text:span text:style-name="T6">class</text:span><text:span text:style-name="T7"> Ex2StringSequence </text:span></text:p>
      <text:p text:style-name="P55">{</text:p>
      <text:p text:style-name="P4"><text:span text:style-name="T7"><text:tab/></text:span><text:span text:style-name="T6">private</text:span><text:span text:style-name="T7"> String [] </text:span><text:span text:style-name="T25">items</text:span><text:span text:style-name="T7"> = </text:span><text:span text:style-name="T6">new</text:span><text:span text:style-name="T7"> String[3];</text:span></text:p>
      <text:p text:style-name="P4"><text:span text:style-name="T7"><text:tab/></text:span><text:span text:style-name="T6">int</text:span><text:span text:style-name="T7"> </text:span><text:span text:style-name="T25">num</text:span><text:span text:style-name="T7">;</text:span></text:p>
      <text:p text:style-name="P55"><text:tab/></text:p>
      <text:p text:style-name="P4"><text:span text:style-name="T7"><text:tab/>Ex2StringSequence(</text:span><text:span text:style-name="T6">int</text:span><text:span text:style-name="T7"> </text:span><text:span text:style-name="T31">num</text:span><text:span text:style-name="T7">) { </text:span><text:span text:style-name="T6">this</text:span><text:span text:style-name="T7">.</text:span><text:span text:style-name="T25">num</text:span><text:span text:style-name="T7"> = </text:span><text:span text:style-name="T31">num</text:span><text:span text:style-name="T7">; }</text:span></text:p>
      <text:p text:style-name="P4"><text:span text:style-name="T7"><text:tab/></text:span><text:span text:style-name="T6">int</text:span><text:span text:style-name="T7"> </text:span><text:span text:style-name="T25">i</text:span><text:span text:style-name="T7"> = 0;</text:span></text:p>
      <text:p text:style-name="P55"><text:tab/><text:tab/></text:p>
      <text:p text:style-name="P4"><text:span text:style-name="T7"><text:tab/></text:span><text:span text:style-name="T6">void</text:span><text:span text:style-name="T7"> add(String </text:span><text:span text:style-name="T31">str</text:span><text:span text:style-name="T7">)</text:span></text:p>
      <text:p text:style-name="P55"><text:tab/>{</text:p>
      <text:p text:style-name="P55"><text:tab/><text:tab/></text:p>
      <text:p text:style-name="P4"><text:span text:style-name="T7"><text:tab/><text:tab/></text:span><text:span text:style-name="T6">if</text:span><text:span text:style-name="T7">(</text:span><text:span text:style-name="T25">i</text:span><text:span text:style-name="T7">&lt;</text:span><text:span text:style-name="T25">num</text:span><text:span text:style-name="T7">)</text:span></text:p>
      <text:p text:style-name="P4"><text:span text:style-name="T7"><text:tab/><text:tab/></text:span><text:span text:style-name="T25">items</text:span><text:span text:style-name="T7">[</text:span><text:span text:style-name="T25">i</text:span><text:span text:style-name="T7">++] = </text:span><text:span text:style-name="T31">str</text:span><text:span text:style-name="T7">;</text:span></text:p>
      <text:p text:style-name="P55"><text:tab/>}</text:p>
      <text:p text:style-name="P55"><text:tab/></text:p>
      <text:p text:style-name="P4"><text:span text:style-name="T7"><text:tab/></text:span><text:span text:style-name="T6">class</text:span><text:span text:style-name="T7"> SequenceSelector </text:span><text:span text:style-name="T6">implements</text:span><text:span text:style-name="T7"> Selector</text:span></text:p>
      <text:p text:style-name="P55"><text:tab/>{</text:p>
      <text:p text:style-name="P4"><text:span text:style-name="T7"><text:tab/><text:tab/></text:span><text:span text:style-name="T6">public</text:span><text:span text:style-name="T7"> </text:span><text:span text:style-name="T6">int</text:span><text:span text:style-name="T7"> </text:span><text:span text:style-name="T25">j</text:span><text:span text:style-name="T7">=0;</text:span></text:p>
      <text:p text:style-name="P4"><text:span text:style-name="T7"><text:tab/><text:tab/></text:span><text:span text:style-name="T6">public</text:span><text:span text:style-name="T7"> </text:span><text:span text:style-name="T6">boolean</text:span><text:span text:style-name="T7"> end() { </text:span><text:span text:style-name="T6">return</text:span><text:span text:style-name="T7"> </text:span><text:span text:style-name="T25">j</text:span><text:span text:style-name="T7">==</text:span><text:span text:style-name="T25">items</text:span><text:span text:style-name="T7">.</text:span><text:span text:style-name="T25">length</text:span><text:span text:style-name="T7">; }</text:span></text:p>
      <text:p text:style-name="P4"><text:span text:style-name="T7"><text:tab/><text:tab/></text:span><text:span text:style-name="T6">public</text:span><text:span text:style-name="T7"> String current()<text:tab/>{ </text:span><text:span text:style-name="T6">return</text:span><text:span text:style-name="T7"> </text:span><text:span text:style-name="T25">items</text:span><text:span text:style-name="T7">[</text:span><text:span text:style-name="T25">j</text:span><text:span text:style-name="T7">];<text:tab/>}</text:span></text:p>
      <text:p text:style-name="P4"><text:span text:style-name="T7"><text:tab/><text:tab/></text:span><text:span text:style-name="T6">public</text:span><text:span text:style-name="T7"> </text:span><text:span text:style-name="T6">void</text:span><text:span text:style-name="T7"> next() { </text:span><text:span text:style-name="T6">if</text:span><text:span text:style-name="T7">(</text:span><text:span text:style-name="T25">j</text:span><text:span text:style-name="T7">&lt;</text:span><text:span text:style-name="T25">items</text:span><text:span text:style-name="T7">.</text:span><text:span text:style-name="T25">length</text:span><text:span text:style-name="T7">) </text:span><text:span text:style-name="T25">j</text:span><text:span text:style-name="T7">++; }</text:span></text:p>
      <text:p text:style-name="P55"><text:tab/>}</text:p>
      <text:p text:style-name="P55"><text:tab/></text:p>
      <text:p text:style-name="P4"><text:span text:style-name="T7"><text:tab/></text:span><text:span text:style-name="T6">public</text:span><text:span text:style-name="T7"> Selector getSel()</text:span></text:p>
      <text:p text:style-name="P55"><text:tab/>{</text:p>
      <text:p text:style-name="P4"><text:span text:style-name="T7"><text:tab/><text:tab/></text:span><text:span text:style-name="T6">return</text:span><text:span text:style-name="T7"> </text:span><text:span text:style-name="T6">new</text:span><text:span text:style-name="T7"> SequenceSelector();</text:span></text:p>
      <text:p text:style-name="P55"><text:tab/>}</text:p>
      <text:p text:style-name="P8"/>
      <text:p text:style-name="P4"><text:soft-page-break/><text:span text:style-name="T7"><text:tab/></text:span><text:span text:style-name="T6">public</text:span><text:span text:style-name="T7"> </text:span><text:span text:style-name="T6">static</text:span><text:span text:style-name="T7"> </text:span><text:span text:style-name="T6">void</text:span><text:span text:style-name="T7"> main(String[] </text:span><text:span text:style-name="T31">args</text:span><text:span text:style-name="T7">) </text:span></text:p>
      <text:p text:style-name="P55"><text:tab/>{</text:p>
      <text:p text:style-name="P55"><text:tab/><text:tab/></text:p>
      <text:p text:style-name="P4"><text:span text:style-name="T7"><text:tab/><text:tab/>Word [] </text:span><text:span text:style-name="T31">wordArr</text:span><text:span text:style-name="T7"> = {</text:span><text:span text:style-name="T6">new</text:span><text:span text:style-name="T7"> Word(</text:span><text:span text:style-name="T27">"</text:span><text:span text:style-name="T28">One</text:span><text:span text:style-name="T27">"</text:span><text:span text:style-name="T7">), </text:span><text:span text:style-name="T6">new</text:span><text:span text:style-name="T7"> Word(</text:span><text:span text:style-name="T27">"</text:span><text:span text:style-name="T28">Two</text:span><text:span text:style-name="T27">"</text:span><text:span text:style-name="T7">), </text:span><text:span text:style-name="T6">new</text:span><text:span text:style-name="T7"> Word(</text:span><text:span text:style-name="T27">"</text:span><text:span text:style-name="T28">Three</text:span><text:span text:style-name="T27">"</text:span><text:span text:style-name="T7">)};</text:span></text:p>
      <text:p text:style-name="P4"><text:span text:style-name="T7"><text:tab/><text:tab/>Ex2StringSequence </text:span><text:span text:style-name="T31">strseq</text:span><text:span text:style-name="T7"> = </text:span><text:span text:style-name="T6">new</text:span><text:span text:style-name="T7"> Ex2StringSequence(</text:span><text:span text:style-name="T31">wordArr</text:span><text:span text:style-name="T7">.</text:span><text:span text:style-name="T25">length</text:span><text:span text:style-name="T7">);</text:span></text:p>
      <text:p text:style-name="P55"><text:tab/><text:tab/></text:p>
      <text:p text:style-name="P4"><text:span text:style-name="T7"><text:tab/><text:tab/></text:span><text:span text:style-name="T6">for</text:span><text:span text:style-name="T7">(</text:span><text:span text:style-name="T6">int</text:span><text:span text:style-name="T7"> </text:span><text:span text:style-name="T31">i</text:span><text:span text:style-name="T7">=0; </text:span><text:span text:style-name="T31">i</text:span><text:span text:style-name="T7">&lt;</text:span><text:span text:style-name="T31">wordArr</text:span><text:span text:style-name="T7">.</text:span><text:span text:style-name="T25">length</text:span><text:span text:style-name="T7">; </text:span><text:span text:style-name="T31">i</text:span><text:span text:style-name="T7">++)</text:span></text:p>
      <text:p text:style-name="P4"><text:span text:style-name="T7"><text:tab/><text:tab/></text:span><text:span text:style-name="T31">strseq</text:span><text:span text:style-name="T7">.add(</text:span><text:span text:style-name="T31">wordArr</text:span><text:span text:style-name="T7">[</text:span><text:span text:style-name="T31">i</text:span><text:span text:style-name="T7">].toString());</text:span></text:p>
      <text:p text:style-name="P8"/>
      <text:p text:style-name="P4"><text:span text:style-name="T7"><text:tab/><text:tab/>Selector </text:span><text:span text:style-name="T31">sel</text:span><text:span text:style-name="T7"> = </text:span><text:span text:style-name="T31">strseq</text:span><text:span text:style-name="T7">.getSel();</text:span></text:p>
      <text:p text:style-name="P4"><text:span text:style-name="T7"><text:tab/><text:tab/></text:span><text:span text:style-name="T6">while</text:span><text:span text:style-name="T7">(!</text:span><text:span text:style-name="T31">sel</text:span><text:span text:style-name="T7">.end())</text:span></text:p>
      <text:p text:style-name="P55"><text:tab/><text:tab/>{</text:p>
      <text:p text:style-name="P4"><text:span text:style-name="T7"><text:tab/><text:tab/><text:tab/>System.</text:span><text:span text:style-name="T23">out</text:span><text:span text:style-name="T7">.println(</text:span><text:span text:style-name="T31">sel</text:span><text:span text:style-name="T7">.current());</text:span></text:p>
      <text:p text:style-name="P4"><text:span text:style-name="T7"><text:tab/><text:tab/><text:tab/></text:span><text:span text:style-name="T31">sel</text:span><text:span text:style-name="T7">.next();</text:span></text:p>
      <text:p text:style-name="P55"><text:tab/><text:tab/>}</text:p>
      <text:p text:style-name="P55"><text:tab/>}</text:p>
      <text:p text:style-name="P55">}</text:p>
      <text:p text:style-name="P62">Output:</text:p>
      <text:p text:style-name="P62">One</text:p>
      <text:p text:style-name="P55">Two</text:p>
      <text:p text:style-name="P55">Three</text:p>
      <text:p text:style-name="P11"/>
      <text:list xml:id="list101115345182448" text:continue-numbering="true" text:style-name="L1">
        <text:list-item>
          <text:p text:style-name="P95">Here class <text:span text:style-name="T37">StringSequence</text:span> taking strings and put them in a sequence using a private string array <text:span text:style-name="T37">items</text:span>. Inner <text:s/>class <text:span text:style-name="T37">SequenceSelector</text:span> is used to access items elements. Here 'Iterator' design pattern is used.</text:p>
          <text:p text:style-name="P93"/>
        </text:list-item>
      </text:list>
      <text:p text:style-name="P40">2.<text:tab/><text:span text:style-name="T1">Using .this and .new</text:span></text:p>
      <text:list xml:id="list101115345205706" text:continue-numbering="true" text:style-name="L1">
        <text:list-item>
          <text:p text:style-name="P96">Outer and Inner class objects can also be created as shown below.</text:p>
        </text:list-item>
      </text:list>
      <text:p text:style-name="P12"><text:span text:style-name="T6">package</text:span><text:span text:style-name="T7"> ch18InnerClasses;</text:span></text:p>
      <text:p text:style-name="P4"><text:span text:style-name="T6">public</text:span><text:span text:style-name="T7"> </text:span><text:span text:style-name="T6">class</text:span><text:span text:style-name="T7"> DotNewNThisOuter {</text:span></text:p>
      <text:p text:style-name="P55"><text:tab/></text:p>
      <text:p text:style-name="P4"><text:span text:style-name="T7"><text:tab/></text:span><text:span text:style-name="T6">void</text:span><text:span text:style-name="T7"> outf() {System.</text:span><text:span text:style-name="T23">out</text:span><text:span text:style-name="T7">.println(</text:span><text:span text:style-name="T27">"outer fn()"</text:span><text:span text:style-name="T7">); }</text:span></text:p>
      <text:p text:style-name="P55"><text:tab/></text:p>
      <text:p text:style-name="P4"><text:span text:style-name="T7"><text:tab/></text:span><text:span text:style-name="T6">class</text:span><text:span text:style-name="T7"> DotNewNThisInner</text:span></text:p>
      <text:p text:style-name="P55"><text:tab/>{</text:p>
      <text:p text:style-name="P4"><text:span text:style-name="T7"><text:tab/><text:tab/></text:span><text:span text:style-name="T6">public</text:span><text:span text:style-name="T7"> DotNewNThisOuter outRef()</text:span></text:p>
      <text:p text:style-name="P55"><text:tab/><text:tab/>{</text:p>
      <text:p text:style-name="P4"><text:span text:style-name="T7"><text:tab/><text:tab/><text:tab/></text:span><text:span text:style-name="T6">return</text:span><text:span text:style-name="T7"> DotNewNThisOuter.</text:span><text:span text:style-name="T6">this</text:span><text:span text:style-name="T7">;</text:span><text:span text:style-name="T32">//.this</text:span></text:p>
      <text:p text:style-name="P55"><text:tab/><text:tab/>}</text:p>
      <text:p text:style-name="P55"><text:tab/>}</text:p>
      <text:p text:style-name="P55"><text:tab/></text:p>
      <text:p text:style-name="P4"><text:span text:style-name="T7"><text:tab/></text:span><text:span text:style-name="T6">public</text:span><text:span text:style-name="T7"> DotNewNThisInner inRef()</text:span></text:p>
      <text:p text:style-name="P55"><text:tab/>{</text:p>
      <text:p text:style-name="P4"><text:span text:style-name="T7"><text:tab/><text:tab/></text:span><text:span text:style-name="T6">return</text:span><text:span text:style-name="T7"> </text:span><text:span text:style-name="T6">new</text:span><text:span text:style-name="T7"> DotNewNThisInner();</text:span></text:p>
      <text:p text:style-name="P55"><text:tab/>}</text:p>
      <text:p text:style-name="P8"/>
      <text:p text:style-name="P4"><text:span text:style-name="T7"><text:tab/></text:span><text:span text:style-name="T6">public</text:span><text:span text:style-name="T7"> </text:span><text:span text:style-name="T6">static</text:span><text:span text:style-name="T7"> </text:span><text:span text:style-name="T6">void</text:span><text:span text:style-name="T7"> main(String[] </text:span><text:span text:style-name="T31">args</text:span><text:span text:style-name="T7">) </text:span></text:p>
      <text:p text:style-name="P55"><text:tab/>{</text:p>
      <text:p text:style-name="P4"><text:span text:style-name="T7"><text:tab/><text:tab/>DotNewNThisOuter </text:span><text:span text:style-name="T31">out</text:span><text:span text:style-name="T7"> = </text:span><text:span text:style-name="T6">new</text:span><text:span text:style-name="T7"> DotNewNThisOuter();</text:span></text:p>
      <text:p text:style-name="P4"><text:span text:style-name="T7"><text:tab/><text:tab/>DotNewNThisOuter.DotNewNThisInner </text:span><text:span text:style-name="T31">in</text:span><text:span text:style-name="T7"> = </text:span><text:span text:style-name="T31">out</text:span><text:span text:style-name="T7">.</text:span><text:span text:style-name="T6">new</text:span><text:span text:style-name="T7"> DotNewNThisInner();</text:span><text:span text:style-name="T32">//.new</text:span></text:p>
      <text:p text:style-name="P4"><text:span text:style-name="T7"><text:tab/><text:tab/></text:span><text:span text:style-name="T31">in</text:span><text:span text:style-name="T7">.outRef().outf();</text:span></text:p>
      <text:p text:style-name="P55"><text:tab/>}</text:p>
      <text:p text:style-name="P55">}</text:p>
      <text:p text:style-name="P63">Outupt:</text:p>
      <text:p text:style-name="P63">outer fn()</text:p>
      <text:p text:style-name="P63"/>
      <text:list xml:id="list101115407190398" text:continue-numbering="true" text:style-name="L1">
        <text:list-item>
          <text:p text:style-name="P97">Above we can see outer class object creation has happened through .this and inner class object creation took place using .new.</text:p>
        </text:list-item>
      </text:list>
      <text:p text:style-name="P13"/>
      <text:p text:style-name="P13"/>
      <text:p text:style-name="P13"/>
      <text:p text:style-name="P41"><text:soft-page-break/>3. <text:span text:style-name="T1">Inner Class and Upcasting</text:span></text:p>
      <text:list xml:id="list101115407187980" text:continue-numbering="true" text:style-name="L1">
        <text:list-item>
          <text:p text:style-name="P98">Upcasting is nothing but assigning class reference to base class or an interface.</text:p>
        </text:list-item>
        <text:list-item>
          <text:p text:style-name="P98">When inner class is upcasted to base class or an interface then its implementation is not visible hence upcasting is useful to hide the implementation.</text:p>
        </text:list-item>
      </text:list>
      <text:p text:style-name="P15"/>
      <text:p text:style-name="P15"><text:span text:style-name="T6">package</text:span><text:span text:style-name="T7"> ch18InnerClasses;</text:span></text:p>
      <text:p text:style-name="P4"><text:span text:style-name="T6">interface</text:span><text:span text:style-name="T7"> IntInner</text:span></text:p>
      <text:p text:style-name="P55">{</text:p>
      <text:p text:style-name="P4"><text:span text:style-name="T7"><text:tab/></text:span><text:span text:style-name="T6">void</text:span><text:span text:style-name="T7"> IntInFn();</text:span></text:p>
      <text:p text:style-name="P55">}</text:p>
      <text:p text:style-name="P4"><text:span text:style-name="T6">public</text:span><text:span text:style-name="T7"> </text:span><text:span text:style-name="T6">class</text:span><text:span text:style-name="T7"> UpcastOuter </text:span></text:p>
      <text:p text:style-name="P55">{</text:p>
      <text:p text:style-name="P4"><text:span text:style-name="T7"><text:tab/></text:span><text:span text:style-name="T6">void</text:span><text:span text:style-name="T7"> outFn()</text:span></text:p>
      <text:p text:style-name="P55"><text:tab/>{</text:p>
      <text:p text:style-name="P4"><text:span text:style-name="T7"><text:tab/><text:tab/>System.</text:span><text:span text:style-name="T23">out</text:span><text:span text:style-name="T7">.println(</text:span><text:span text:style-name="T27">"Outer Fn"</text:span><text:span text:style-name="T7">);</text:span></text:p>
      <text:p text:style-name="P55"><text:tab/>}</text:p>
      <text:p text:style-name="P55"><text:tab/></text:p>
      <text:p text:style-name="P4"><text:span text:style-name="T7"><text:tab/></text:span><text:span text:style-name="T6">class</text:span><text:span text:style-name="T7"> UpcastInner </text:span><text:span text:style-name="T6">implements</text:span><text:span text:style-name="T7"> IntInner</text:span></text:p>
      <text:p text:style-name="P55"><text:tab/>{</text:p>
      <text:p text:style-name="P4"><text:span text:style-name="T7"><text:tab/><text:tab/></text:span><text:span text:style-name="T6">void</text:span><text:span text:style-name="T7"> inFn()</text:span></text:p>
      <text:p text:style-name="P55"><text:tab/><text:tab/>{</text:p>
      <text:p text:style-name="P4"><text:span text:style-name="T7"><text:tab/><text:tab/><text:tab/>System.</text:span><text:span text:style-name="T23">out</text:span><text:span text:style-name="T7">.println(</text:span><text:span text:style-name="T27">"Inner Fn"</text:span><text:span text:style-name="T7">);</text:span></text:p>
      <text:p text:style-name="P55"><text:tab/><text:tab/>}</text:p>
      <text:p text:style-name="P55"><text:tab/><text:tab/></text:p>
      <text:p text:style-name="P4"><text:span text:style-name="T7"><text:tab/><text:tab/></text:span><text:span text:style-name="T6">public</text:span><text:span text:style-name="T7"> </text:span><text:span text:style-name="T6">void</text:span><text:span text:style-name="T7"> IntInFn()</text:span></text:p>
      <text:p text:style-name="P55"><text:tab/><text:tab/>{</text:p>
      <text:p text:style-name="P4"><text:span text:style-name="T7"><text:tab/><text:tab/><text:tab/>System.</text:span><text:span text:style-name="T23">out</text:span><text:span text:style-name="T7">.println(</text:span><text:span text:style-name="T27">"Inner Interface Fn"</text:span><text:span text:style-name="T7">);</text:span></text:p>
      <text:p text:style-name="P55"><text:tab/><text:tab/>}<text:tab/></text:p>
      <text:p text:style-name="P55"><text:tab/>}</text:p>
      <text:p text:style-name="P55"><text:tab/></text:p>
      <text:p text:style-name="P4"><text:span text:style-name="T7"><text:tab/></text:span><text:span text:style-name="T6">public</text:span><text:span text:style-name="T7"> IntInner intRef()</text:span></text:p>
      <text:p text:style-name="P55"><text:tab/>{</text:p>
      <text:p text:style-name="P4"><text:span text:style-name="T7"><text:tab/><text:tab/></text:span><text:span text:style-name="T6">return</text:span><text:span text:style-name="T7"> </text:span><text:span text:style-name="T6">new</text:span><text:span text:style-name="T7"> UpcastInner();</text:span></text:p>
      <text:p text:style-name="P55"><text:tab/>}</text:p>
      <text:p text:style-name="P8"/>
      <text:p text:style-name="P4"><text:span text:style-name="T7"><text:tab/></text:span><text:span text:style-name="T6">public</text:span><text:span text:style-name="T7"> </text:span><text:span text:style-name="T6">static</text:span><text:span text:style-name="T7"> </text:span><text:span text:style-name="T6">void</text:span><text:span text:style-name="T7"> main(String[] </text:span><text:span text:style-name="T31">args</text:span><text:span text:style-name="T7">) </text:span></text:p>
      <text:p text:style-name="P55"><text:tab/>{</text:p>
      <text:p text:style-name="P4"><text:span text:style-name="T7"><text:tab/><text:tab/>UpcastOuter </text:span><text:span text:style-name="T31">uout</text:span><text:span text:style-name="T7"> = </text:span><text:span text:style-name="T6">new</text:span><text:span text:style-name="T7"> UpcastOuter();</text:span></text:p>
      <text:p text:style-name="P4"><text:span text:style-name="T7"><text:tab/><text:tab/>IntInner </text:span><text:span text:style-name="T31">iin</text:span><text:span text:style-name="T7">= </text:span><text:span text:style-name="T31">uout</text:span><text:span text:style-name="T7">.intRef(); </text:span></text:p>
      <text:p text:style-name="P4"><text:span text:style-name="T7"><text:tab/><text:tab/></text:span><text:span text:style-name="T31">iin</text:span><text:span text:style-name="T7">.IntInFn();<text:tab/></text:span></text:p>
      <text:p text:style-name="P55"><text:tab/>}</text:p>
      <text:p text:style-name="P55">}</text:p>
      <text:p text:style-name="P64">Output:</text:p>
      <text:p text:style-name="P64">Inner Interface Fn</text:p>
      <text:p text:style-name="P16"/>
      <text:list xml:id="list101115438208082" text:continue-numbering="true" text:style-name="L1">
        <text:list-item>
          <text:p text:style-name="P99">We know classes can have only public or package access but inner classes can have both private and protected access too as shown below.</text:p>
        </text:list-item>
      </text:list>
      <text:p text:style-name="P17"><text:span text:style-name="T6">package</text:span><text:span text:style-name="T7"> ch18InnerClasses;</text:span></text:p>
      <text:p text:style-name="P4"><text:span text:style-name="T6">interface</text:span><text:span text:style-name="T7"> PrivateInt</text:span></text:p>
      <text:p text:style-name="P55">{</text:p>
      <text:p text:style-name="P4"><text:span text:style-name="T7"><text:tab/></text:span><text:span text:style-name="T6">void</text:span><text:span text:style-name="T7"> IntFn();</text:span></text:p>
      <text:p text:style-name="P55">}</text:p>
      <text:p text:style-name="P8"/>
      <text:p text:style-name="P4"><text:span text:style-name="T6">class</text:span><text:span text:style-name="T7"> PrivateInnerOuter1 </text:span></text:p>
      <text:p text:style-name="P55">{</text:p>
      <text:p text:style-name="P55"><text:tab/></text:p>
      <text:p text:style-name="P4"><text:span text:style-name="T7"><text:tab/></text:span><text:span text:style-name="T6">void</text:span><text:span text:style-name="T7"> outFn()</text:span></text:p>
      <text:p text:style-name="P55"><text:tab/>{</text:p>
      <text:p text:style-name="P4"><text:span text:style-name="T7"><text:tab/><text:tab/>System.</text:span><text:span text:style-name="T23">out</text:span><text:span text:style-name="T7">.println(</text:span><text:span text:style-name="T27">"Inside outer method"</text:span><text:span text:style-name="T7">);</text:span></text:p>
      <text:p text:style-name="P55"><text:tab/>}</text:p>
      <text:p text:style-name="P55"><text:tab/></text:p>
      <text:p text:style-name="P4"><text:soft-page-break/><text:span text:style-name="T7"><text:tab/></text:span><text:span text:style-name="T6">private</text:span><text:span text:style-name="T7"> </text:span><text:span text:style-name="T6">class</text:span><text:span text:style-name="T7"> PrivateInner1</text:span></text:p>
      <text:p text:style-name="P55"><text:tab/>{</text:p>
      <text:p text:style-name="P4"><text:span text:style-name="T7"><text:tab/><text:tab/></text:span><text:span text:style-name="T6">void</text:span><text:span text:style-name="T7"> </text:span><text:span text:style-name="T14">inFn1()</text:span></text:p>
      <text:p text:style-name="P55"><text:tab/><text:tab/>{</text:p>
      <text:p text:style-name="P4"><text:span text:style-name="T7"><text:tab/><text:tab/><text:tab/>System.</text:span><text:span text:style-name="T23">out</text:span><text:span text:style-name="T7">.println(</text:span><text:span text:style-name="T27">"Inside private1 inner method"</text:span><text:span text:style-name="T7">);</text:span></text:p>
      <text:p text:style-name="P55"><text:tab/><text:tab/>}</text:p>
      <text:p text:style-name="P55"><text:tab/>}</text:p>
      <text:p text:style-name="P55"><text:tab/></text:p>
      <text:p text:style-name="P4"><text:span text:style-name="T7"><text:tab/></text:span><text:span text:style-name="T6">private</text:span><text:span text:style-name="T7"> </text:span><text:span text:style-name="T6">class</text:span><text:span text:style-name="T7"> PrivateInner2 </text:span><text:span text:style-name="T6">implements</text:span><text:span text:style-name="T7"> PrivateInt</text:span></text:p>
      <text:p text:style-name="P55"><text:tab/>{</text:p>
      <text:p text:style-name="P4"><text:span text:style-name="T7"><text:tab/><text:tab/></text:span><text:span text:style-name="T6">public</text:span><text:span text:style-name="T7"> </text:span><text:span text:style-name="T6">void</text:span><text:span text:style-name="T7"> IntFn()</text:span></text:p>
      <text:p text:style-name="P55"><text:tab/><text:tab/>{</text:p>
      <text:p text:style-name="P4"><text:span text:style-name="T7"><text:tab/><text:tab/><text:tab/>System.</text:span><text:span text:style-name="T23">out</text:span><text:span text:style-name="T7">.println(</text:span><text:span text:style-name="T27">"Interface Method"</text:span><text:span text:style-name="T7">);</text:span></text:p>
      <text:p text:style-name="P55"><text:tab/><text:tab/>}</text:p>
      <text:p text:style-name="P4"><text:span text:style-name="T7"><text:tab/><text:tab/></text:span><text:span text:style-name="T6">void</text:span><text:span text:style-name="T7"> </text:span><text:span text:style-name="T13">inFn2()</text:span></text:p>
      <text:p text:style-name="P55"><text:tab/><text:tab/>{</text:p>
      <text:p text:style-name="P4"><text:span text:style-name="T7"><text:tab/><text:tab/><text:tab/>System.</text:span><text:span text:style-name="T23">out</text:span><text:span text:style-name="T7">.println(</text:span><text:span text:style-name="T27">"Inside private2 inner method"</text:span><text:span text:style-name="T7">);</text:span></text:p>
      <text:p text:style-name="P55"><text:tab/><text:tab/>}</text:p>
      <text:p text:style-name="P55"><text:tab/>}</text:p>
      <text:p text:style-name="P55"><text:tab/></text:p>
      <text:p text:style-name="P4"><text:span text:style-name="T7"><text:tab/></text:span><text:span text:style-name="T6">protected</text:span><text:span text:style-name="T7"> </text:span><text:span text:style-name="T6">class</text:span><text:span text:style-name="T7"> ProtectedInner</text:span></text:p>
      <text:p text:style-name="P55"><text:tab/>{</text:p>
      <text:p text:style-name="P4"><text:span text:style-name="T7"><text:tab/><text:tab/></text:span><text:span text:style-name="T6">void</text:span><text:span text:style-name="T7"> inFn3()</text:span></text:p>
      <text:p text:style-name="P55"><text:tab/><text:tab/>{</text:p>
      <text:p text:style-name="P4"><text:span text:style-name="T7"><text:tab/><text:tab/><text:tab/>System.</text:span><text:span text:style-name="T23">out</text:span><text:span text:style-name="T7">.println(</text:span><text:span text:style-name="T27">"Inside protected inner method"</text:span><text:span text:style-name="T7">);</text:span></text:p>
      <text:p text:style-name="P55"><text:tab/><text:tab/>}</text:p>
      <text:p text:style-name="P55"><text:tab/>}</text:p>
      <text:p text:style-name="P55"><text:tab/></text:p>
      <text:p text:style-name="P4"><text:span text:style-name="T7"><text:tab/></text:span><text:span text:style-name="T6">public</text:span><text:span text:style-name="T7"> PrivateInner1 priRef1()</text:span></text:p>
      <text:p text:style-name="P55"><text:tab/>{</text:p>
      <text:p text:style-name="P4"><text:span text:style-name="T7"><text:tab/><text:tab/></text:span><text:span text:style-name="T6">return</text:span><text:span text:style-name="T7"> </text:span><text:span text:style-name="T6">new</text:span><text:span text:style-name="T7"> PrivateInner1();</text:span></text:p>
      <text:p text:style-name="P55"><text:tab/>}</text:p>
      <text:p text:style-name="P55"><text:tab/></text:p>
      <text:p text:style-name="P4"><text:span text:style-name="T7"><text:tab/></text:span><text:span text:style-name="T6">public</text:span><text:span text:style-name="T7"> PrivateInt priRef2()</text:span></text:p>
      <text:p text:style-name="P55"><text:tab/>{</text:p>
      <text:p text:style-name="P4"><text:span text:style-name="T7"><text:tab/><text:tab/></text:span><text:span text:style-name="T6">return</text:span><text:span text:style-name="T7"> </text:span><text:span text:style-name="T6">new</text:span><text:span text:style-name="T7"> PrivateInner2();</text:span></text:p>
      <text:p text:style-name="P55"><text:tab/>}</text:p>
      <text:p text:style-name="P55"><text:tab/></text:p>
      <text:p text:style-name="P4"><text:span text:style-name="T7"><text:tab/></text:span><text:span text:style-name="T6">public</text:span><text:span text:style-name="T7"> ProtectedInner proRef()</text:span></text:p>
      <text:p text:style-name="P55"><text:tab/>{</text:p>
      <text:p text:style-name="P4"><text:span text:style-name="T7"><text:tab/><text:tab/></text:span><text:span text:style-name="T6">return</text:span><text:span text:style-name="T7"> </text:span><text:span text:style-name="T6">new</text:span><text:span text:style-name="T7"> ProtectedInner();</text:span></text:p>
      <text:p text:style-name="P55"><text:tab/>}</text:p>
      <text:p text:style-name="P55">}</text:p>
      <text:p text:style-name="P8"/>
      <text:p text:style-name="P4"><text:span text:style-name="T6">public</text:span><text:span text:style-name="T7"> </text:span><text:span text:style-name="T6">class</text:span><text:span text:style-name="T7"> PrivateInnerOuter </text:span></text:p>
      <text:p text:style-name="P55">{</text:p>
      <text:p text:style-name="P4"><text:span text:style-name="T7"><text:tab/></text:span><text:span text:style-name="T6">public</text:span><text:span text:style-name="T7"> </text:span><text:span text:style-name="T6">static</text:span><text:span text:style-name="T7"> </text:span><text:span text:style-name="T6">void</text:span><text:span text:style-name="T7"> main(String[] </text:span><text:span text:style-name="T31">args</text:span><text:span text:style-name="T7">) </text:span></text:p>
      <text:p text:style-name="P55"><text:tab/>{</text:p>
      <text:p text:style-name="P4"><text:span text:style-name="T7"><text:tab/><text:tab/>PrivateInnerOuter1 </text:span><text:span text:style-name="T31">out</text:span><text:span text:style-name="T7"> = <text:s/></text:span><text:span text:style-name="T6">new</text:span><text:span text:style-name="T7"> PrivateInnerOuter1();</text:span></text:p>
      <text:p text:style-name="P4"><text:span text:style-name="T7"><text:tab/><text:tab/></text:span><text:span text:style-name="T32">//PrivateInnerOuter1.PrivateInner</text:span><text:span text:style-name="T33">1</text:span><text:span text:style-name="T32"> </text:span><text:span text:style-name="T34">priin</text:span><text:span text:style-name="T35">1</text:span><text:span text:style-name="T32"> = out.new PrivateInner</text:span><text:span text:style-name="T33">1</text:span><text:span text:style-name="T32">();//Cannot Access <text:tab/><text:tab/><text:tab/>Private class, </text:span><text:span text:style-name="T33">its not visible.</text:span></text:p>
      <text:p text:style-name="P81"><text:tab/><text:tab/>//PrivateInnerOuter1.PrivateInner priin2 = out.new PrivateInner2();//cannot access <text:tab/><text:tab/><text:tab/>private class, its not visible.</text:p>
      <text:p text:style-name="P4"><text:span text:style-name="T7"><text:tab/><text:tab/>PrivateInnerOuter1.ProtectedInner </text:span><text:span text:style-name="T31">proin</text:span><text:span text:style-name="T7"> = </text:span><text:span text:style-name="T31">out</text:span><text:span text:style-name="T7">.</text:span><text:span text:style-name="T6">new</text:span><text:span text:style-name="T7"> ProtectedInner();</text:span></text:p>
      <text:p text:style-name="P4"><text:span text:style-name="T7"><text:tab/><text:tab/></text:span><text:span text:style-name="T31">out</text:span><text:span text:style-name="T7">.outFn();</text:span></text:p>
      <text:p text:style-name="P5"><text:span text:style-name="T7"><text:tab/><text:tab/></text:span><text:span text:style-name="T32">//out.priRef1().inFn1();//ERR : The type PrivateInnerOuter1.PrivateInner1 is not <text:tab/><text:tab/><text:tab/>visible</text:span></text:p>
      <text:p text:style-name="P4"><text:span text:style-name="T7"><text:tab/><text:tab/></text:span><text:span text:style-name="T31">out</text:span><text:span text:style-name="T7">.priRef2().IntFn();</text:span></text:p>
      <text:p text:style-name="P4"><text:span text:style-name="T7"><text:tab/><text:tab/></text:span><text:span text:style-name="T31">proin</text:span><text:span text:style-name="T7">.inFn3();</text:span></text:p>
      <text:p text:style-name="P55"><text:tab/>}</text:p>
      <text:p text:style-name="P55">}</text:p>
      <text:p text:style-name="P65">Output:</text:p>
      <text:p text:style-name="P65">Inside outer method</text:p>
      <text:p text:style-name="P55">Interface Method</text:p>
      <text:p text:style-name="P55">Inside protected inner method</text:p>
      <text:p text:style-name="P80"/>
      <text:list xml:id="list101115485194467" text:continue-numbering="true" text:style-name="L1">
        <text:list-header>
          <text:p text:style-name="P100">Above we can see private inner classes can only be accessed inside its enclosing class. <text:span text:style-name="T47">Protected classes can only be accessed in the same package or from classes who inherit them.</text:span></text:p>
        </text:list-header>
      </text:list>
      <text:p text:style-name="P42"><text:soft-page-break/>4. <text:span text:style-name="T1">Inner Classes In Methods and Scopes</text:span></text:p>
      <text:list xml:id="list101115485183601" text:continue-numbering="true" text:style-name="L1">
        <text:list-item>
          <text:p text:style-name="P101">Inner classes can be created within a method or even in an arbitrary scope. There are two reasons for doing it. </text:p>
          <text:p text:style-name="P101">i.<text:tab/>As shown in previous example, if any interface is implemented then its reference can be returned through it.</text:p>
          <text:p text:style-name="P101">ii.<text:tab/><text:span text:style-name="T48">You want a class for aid, but dont want it to <text:s/>be publicly available. </text:span></text:p>
        </text:list-item>
      </text:list>
      <text:p text:style-name="P14"/>
      <text:p text:style-name="P18">Now we are going to created classes as</text:p>
      <text:list xml:id="list1496383788876967109" text:style-name="WWNum1">
        <text:list-item>
          <text:p text:style-name="P167">A class defined within a method </text:p>
        </text:list-item>
        <text:list-item>
          <text:p text:style-name="P168">A class defined within a scope inside a method </text:p>
        </text:list-item>
        <text:list-item>
          <text:p text:style-name="P170"><text:span text:style-name="T16">An </text:span><text:span text:style-name="T17">anonymous </text:span><text:span text:style-name="T18">class implementing an interface </text:span></text:p>
        </text:list-item>
        <text:list-item>
          <text:p text:style-name="P169">An anonymous class extending a class that has a non-default constructor </text:p>
        </text:list-item>
        <text:list-item>
          <text:p text:style-name="P169">An anonymous class that performs field initialization </text:p>
        </text:list-item>
        <text:list-item>
          <text:p text:style-name="P171">An anonymous class that performs construction using instance initialization (anonymous inner classes cannot have constructors) </text:p>
        </text:list-item>
      </text:list>
      <text:p text:style-name="P18"/>
      <text:p text:style-name="P43">4.1 <text:span text:style-name="T1">A class defined within a method</text:span></text:p>
      <text:list xml:id="list101115501188145" text:continue-list="list101115485183601" text:style-name="L1">
        <text:list-item>
          <text:p text:style-name="P102">Inner class created inside a method is called <text:span text:style-name="T3">local inner class</text:span><text:span text:style-name="T49">.</text:span></text:p>
        </text:list-item>
      </text:list>
      <text:p text:style-name="P19"><text:span text:style-name="T6">package</text:span><text:span text:style-name="T7"> ch18InnerClasses;</text:span></text:p>
      <text:p text:style-name="P4"><text:span text:style-name="T6">interface</text:span><text:span text:style-name="T7"> InInt</text:span></text:p>
      <text:p text:style-name="P55">{</text:p>
      <text:p text:style-name="P4"><text:span text:style-name="T7"><text:tab/></text:span><text:span text:style-name="T6">void</text:span><text:span text:style-name="T7"> IntFn();</text:span></text:p>
      <text:p text:style-name="P55">}</text:p>
      <text:p text:style-name="P8"/>
      <text:p text:style-name="P4"><text:span text:style-name="T6">public</text:span><text:span text:style-name="T7"> </text:span><text:span text:style-name="T6">class</text:span><text:span text:style-name="T7"> InnerInsideMethodOuter </text:span></text:p>
      <text:p text:style-name="P55">{</text:p>
      <text:p text:style-name="P4"><text:span text:style-name="T7"><text:tab/></text:span><text:span text:style-name="T6">public</text:span><text:span text:style-name="T7"> InInt OutFn()</text:span></text:p>
      <text:p text:style-name="P55"><text:tab/>{</text:p>
      <text:p text:style-name="P4"><text:span text:style-name="T7"><text:tab/><text:tab/></text:span><text:span text:style-name="T6">class</text:span><text:span text:style-name="T7"> InnerInsideMethodInner </text:span><text:span text:style-name="T6">implements</text:span><text:span text:style-name="T7"> InInt</text:span></text:p>
      <text:p text:style-name="P55"><text:tab/><text:tab/>{</text:p>
      <text:p text:style-name="P4"><text:span text:style-name="T7"><text:tab/><text:tab/><text:tab/></text:span><text:span text:style-name="T6">public</text:span><text:span text:style-name="T7"> </text:span><text:span text:style-name="T6">void</text:span><text:span text:style-name="T7"> IntFn()</text:span></text:p>
      <text:p text:style-name="P55"><text:tab/><text:tab/><text:tab/>{</text:p>
      <text:p text:style-name="P4"><text:span text:style-name="T7"><text:tab/><text:tab/><text:tab/><text:tab/>System.</text:span><text:span text:style-name="T23">out</text:span><text:span text:style-name="T7">.println(</text:span><text:span text:style-name="T27">"Inside Interface Method"</text:span><text:span text:style-name="T7">);</text:span></text:p>
      <text:p text:style-name="P55"><text:tab/><text:tab/><text:tab/>}</text:p>
      <text:p text:style-name="P55"><text:tab/><text:tab/>}</text:p>
      <text:p text:style-name="P4"><text:span text:style-name="T7"><text:tab/><text:tab/></text:span><text:span text:style-name="T6">return</text:span><text:span text:style-name="T7"> </text:span><text:span text:style-name="T6">new</text:span><text:span text:style-name="T7"> InnerInsideMethodInner();</text:span></text:p>
      <text:p text:style-name="P55"><text:tab/>}</text:p>
      <text:p text:style-name="P8"/>
      <text:p text:style-name="P4"><text:span text:style-name="T7"><text:tab/></text:span><text:span text:style-name="T6">public</text:span><text:span text:style-name="T7"> </text:span><text:span text:style-name="T6">static</text:span><text:span text:style-name="T7"> </text:span><text:span text:style-name="T6">void</text:span><text:span text:style-name="T7"> main(String[] </text:span><text:span text:style-name="T31">args</text:span><text:span text:style-name="T7">) </text:span></text:p>
      <text:p text:style-name="P55"><text:tab/>{</text:p>
      <text:p text:style-name="P4"><text:span text:style-name="T7"><text:tab/><text:tab/>InnerInsideMethodOuter </text:span><text:span text:style-name="T31">out</text:span><text:span text:style-name="T7"> = </text:span><text:span text:style-name="T6">new</text:span><text:span text:style-name="T7"> InnerInsideMethodOuter();</text:span></text:p>
      <text:p text:style-name="P4"><text:span text:style-name="T7"><text:tab/><text:tab/></text:span><text:span text:style-name="T31">out</text:span><text:span text:style-name="T7">.OutFn().IntFn();</text:span></text:p>
      <text:p text:style-name="P8"/>
      <text:p text:style-name="P55"><text:tab/>}</text:p>
      <text:p text:style-name="P66">}</text:p>
      <text:p text:style-name="P67">Output:</text:p>
      <text:p text:style-name="P56">Inside Interface Method</text:p>
      <text:p text:style-name="P66"/>
      <text:list xml:id="list101115517202023" text:continue-list="list1496383788876967109" text:style-name="WWNum1">
        <text:list-header>
          <text:p text:style-name="P166"><text:span text:style-name="T19">4.2 <text:s/></text:span><text:span text:style-name="T20">A class defined within a scope inside a method </text:span></text:p>
        </text:list-header>
      </text:list>
      <text:list xml:id="list101115517198676" text:continue-list="list101115501188145" text:style-name="L1">
        <text:list-item>
          <text:p text:style-name="P103">As they are called local inner classes i.e. they are local to the method. <text:s/>Hence they cannot be accessed outside method as shown below.</text:p>
        </text:list-item>
      </text:list>
      <text:p text:style-name="P20"><text:soft-page-break/><text:span text:style-name="T6">package</text:span><text:span text:style-name="T7"> ch18InnerClasses;</text:span></text:p>
      <text:p text:style-name="P78"><text:span text:style-name="T6">public</text:span><text:span text:style-name="T7"> </text:span><text:span text:style-name="T6">class</text:span><text:span text:style-name="T7"> InnerInsideMethodOuter </text:span></text:p>
      <text:p text:style-name="P76">{</text:p>
      <text:p text:style-name="P78"><text:span text:style-name="T7"><text:tab/></text:span><text:span text:style-name="T6">public</text:span><text:span text:style-name="T7"> </text:span><text:span text:style-name="T6">void</text:span><text:span text:style-name="T7"> outFn()</text:span></text:p>
      <text:p text:style-name="P76"><text:tab/>{</text:p>
      <text:p text:style-name="P78"><text:span text:style-name="T7"><text:tab/><text:tab/></text:span><text:span text:style-name="T6">class</text:span><text:span text:style-name="T7"> InnerInsideMethodInner </text:span></text:p>
      <text:p text:style-name="P76"><text:tab/><text:tab/>{</text:p>
      <text:p text:style-name="P78"><text:span text:style-name="T7"><text:tab/><text:tab/><text:tab/></text:span><text:span text:style-name="T6">public</text:span><text:span text:style-name="T7"> </text:span><text:span text:style-name="T6">void</text:span><text:span text:style-name="T7"> IntFn()</text:span></text:p>
      <text:p text:style-name="P76"><text:tab/><text:tab/><text:tab/>{</text:p>
      <text:p text:style-name="P78"><text:span text:style-name="T7"><text:tab/><text:tab/><text:tab/><text:tab/>System.</text:span><text:span text:style-name="T23">out</text:span><text:span text:style-name="T7">.println(</text:span><text:span text:style-name="T27">"Inside Interface Method"</text:span><text:span text:style-name="T7">);</text:span></text:p>
      <text:p text:style-name="P76"><text:tab/><text:tab/><text:tab/>}</text:p>
      <text:p text:style-name="P76"><text:tab/><text:tab/>}</text:p>
      <text:p text:style-name="P76"><text:tab/>}</text:p>
      <text:p text:style-name="P9"/>
      <text:p text:style-name="P78"><text:span text:style-name="T7"><text:tab/></text:span><text:span text:style-name="T6">public</text:span><text:span text:style-name="T7"> </text:span><text:span text:style-name="T6">static</text:span><text:span text:style-name="T7"> </text:span><text:span text:style-name="T6">void</text:span><text:span text:style-name="T7"> main(String[] </text:span><text:span text:style-name="T31">args</text:span><text:span text:style-name="T7">) </text:span></text:p>
      <text:p text:style-name="P76"><text:tab/>{</text:p>
      <text:p text:style-name="P78"><text:span text:style-name="T7"><text:tab/><text:tab/>InnerInsideMethodOuter </text:span><text:span text:style-name="T31">out</text:span><text:span text:style-name="T7"> = </text:span><text:span text:style-name="T6">new</text:span><text:span text:style-name="T7"> InnerInsideMethodOuter();</text:span></text:p>
      <text:p text:style-name="P78"><text:span text:style-name="T7"><text:tab/><text:tab/></text:span><text:span text:style-name="T32">//InnerInsideMethodOuter.InnerInsideMethodInner = out.new InnerInsideMethodInner();//InnerInsideMethodInner cannot recognize type</text:span></text:p>
      <text:p text:style-name="P76"><text:tab/>}</text:p>
      <text:p text:style-name="P76">}</text:p>
      <text:p text:style-name="P76"/>
      <text:list xml:id="list101115517206542" text:continue-numbering="true" text:style-name="L1">
        <text:list-header>
          <text:p text:style-name="P104"><text:span text:style-name="T50">Therefore u</text:span>pcasting <text:span text:style-name="T50">is used </text:span>through interface to get access to it as shown below.</text:p>
          <text:p text:style-name="P104"/>
        </text:list-header>
      </text:list>
      <text:p text:style-name="P21"><text:span text:style-name="T6">package</text:span><text:span text:style-name="T7"> ch18InnerClasses;</text:span></text:p>
      <text:p text:style-name="P4"><text:span text:style-name="T6">interface</text:span><text:span text:style-name="T7"> InInt</text:span></text:p>
      <text:p text:style-name="P55">{</text:p>
      <text:p text:style-name="P4"><text:span text:style-name="T7"><text:tab/></text:span><text:span text:style-name="T6">void</text:span><text:span text:style-name="T7"> IntFn();</text:span></text:p>
      <text:p text:style-name="P55">}</text:p>
      <text:p text:style-name="P8"/>
      <text:p text:style-name="P4"><text:span text:style-name="T6">public</text:span><text:span text:style-name="T7"> </text:span><text:span text:style-name="T6">class</text:span><text:span text:style-name="T7"> InnerInsideMethodOuter </text:span></text:p>
      <text:p text:style-name="P55">{</text:p>
      <text:p text:style-name="P4"><text:span text:style-name="T7"><text:tab/></text:span><text:span text:style-name="T6">public</text:span><text:span text:style-name="T7"> InInt outFn()</text:span></text:p>
      <text:p text:style-name="P55"><text:tab/>{</text:p>
      <text:p text:style-name="P4"><text:span text:style-name="T7"><text:tab/><text:tab/></text:span><text:span text:style-name="T6">class</text:span><text:span text:style-name="T7"> InnerInsideMethodInner </text:span><text:span text:style-name="T6">implements</text:span><text:span text:style-name="T7"> InInt</text:span></text:p>
      <text:p text:style-name="P55"><text:tab/><text:tab/>{</text:p>
      <text:p text:style-name="P4"><text:span text:style-name="T7"><text:tab/><text:tab/><text:tab/></text:span><text:span text:style-name="T6">public</text:span><text:span text:style-name="T7"> </text:span><text:span text:style-name="T6">void</text:span><text:span text:style-name="T7"> IntFn()</text:span></text:p>
      <text:p text:style-name="P55"><text:tab/><text:tab/><text:tab/>{</text:p>
      <text:p text:style-name="P4"><text:span text:style-name="T7"><text:tab/><text:tab/><text:tab/><text:tab/>System.</text:span><text:span text:style-name="T23">out</text:span><text:span text:style-name="T7">.println(</text:span><text:span text:style-name="T27">"Inside Interface Method"</text:span><text:span text:style-name="T7">);</text:span></text:p>
      <text:p text:style-name="P55"><text:tab/><text:tab/><text:tab/>}</text:p>
      <text:p text:style-name="P55"><text:tab/><text:tab/>}</text:p>
      <text:p text:style-name="P4"><text:span text:style-name="T7"><text:tab/><text:tab/></text:span><text:span text:style-name="T6">return</text:span><text:span text:style-name="T7"> </text:span><text:span text:style-name="T6">new</text:span><text:span text:style-name="T7"> InnerInsideMethodInner();</text:span></text:p>
      <text:p text:style-name="P55"><text:tab/>}</text:p>
      <text:p text:style-name="P8"/>
      <text:p text:style-name="P4"><text:span text:style-name="T7"><text:tab/></text:span><text:span text:style-name="T6">public</text:span><text:span text:style-name="T7"> </text:span><text:span text:style-name="T6">static</text:span><text:span text:style-name="T7"> </text:span><text:span text:style-name="T6">void</text:span><text:span text:style-name="T7"> main(String[] </text:span><text:span text:style-name="T31">args</text:span><text:span text:style-name="T7">) </text:span></text:p>
      <text:p text:style-name="P55"><text:tab/>{</text:p>
      <text:p text:style-name="P4"><text:span text:style-name="T7"><text:tab/><text:tab/>InnerInsideMethodOuter </text:span><text:span text:style-name="T31">out</text:span><text:span text:style-name="T7"> = </text:span><text:span text:style-name="T6">new</text:span><text:span text:style-name="T7"> InnerInsideMethodOuter();</text:span></text:p>
      <text:p text:style-name="P4"><text:span text:style-name="T7"><text:tab/><text:tab/></text:span><text:span text:style-name="T31">out</text:span><text:span text:style-name="T7">.outFn().IntFn();</text:span></text:p>
      <text:p text:style-name="P55"><text:tab/>}</text:p>
      <text:p text:style-name="P57">}</text:p>
      <text:p text:style-name="P68">Output: </text:p>
      <text:p text:style-name="P58">Inside Interface Method</text:p>
      <text:p text:style-name="P69"/>
      <text:p text:style-name="P44">4.2 <text:span text:style-name="T1">A class defined within a scope inside a method</text:span></text:p>
      <text:p text:style-name="P13"><text:span text:style-name="T6">package</text:span><text:span text:style-name="T7"> ch18InnerClasses;</text:span></text:p>
      <text:p text:style-name="P4"><text:span text:style-name="T6">public</text:span><text:span text:style-name="T7"> </text:span><text:span text:style-name="T6">class</text:span><text:span text:style-name="T7"> InnerInsideScopeOuter </text:span></text:p>
      <text:p text:style-name="P55">{</text:p>
      <text:p text:style-name="P4"><text:span text:style-name="T7"><text:tab/></text:span><text:span text:style-name="T6">public</text:span><text:span text:style-name="T7"> </text:span><text:span text:style-name="T6">void</text:span><text:span text:style-name="T7"> outFn1(</text:span><text:span text:style-name="T6">boolean</text:span><text:span text:style-name="T7"> </text:span><text:span text:style-name="T31">b</text:span><text:span text:style-name="T7">)</text:span></text:p>
      <text:p text:style-name="P55"><text:tab/>{</text:p>
      <text:p text:style-name="P4"><text:span text:style-name="T7"><text:tab/><text:tab/></text:span><text:span text:style-name="T6">if</text:span><text:span text:style-name="T7">(</text:span><text:span text:style-name="T31">b</text:span><text:span text:style-name="T7">)</text:span></text:p>
      <text:p text:style-name="P55"><text:tab/><text:tab/>{</text:p>
      <text:p text:style-name="P4"><text:span text:style-name="T7"><text:tab/><text:tab/><text:tab/></text:span><text:span text:style-name="T6">class</text:span><text:span text:style-name="T7"> InnerInsideScopeInner</text:span></text:p>
      <text:p text:style-name="P55"><text:tab/><text:tab/><text:tab/>{</text:p>
      <text:p text:style-name="P4"><text:span text:style-name="T7"><text:tab/><text:tab/><text:tab/><text:tab/></text:span><text:span text:style-name="T6">private</text:span><text:span text:style-name="T7"> String </text:span><text:span text:style-name="T25">id</text:span><text:span text:style-name="T7">;</text:span></text:p>
      <text:p text:style-name="P4"><text:span text:style-name="T7"><text:tab/><text:tab/><text:tab/><text:tab/>InnerInsideScopeInner(String </text:span><text:span text:style-name="T31">str</text:span><text:span text:style-name="T7">)</text:span></text:p>
      <text:p text:style-name="P55"><text:soft-page-break/><text:tab/><text:tab/><text:tab/><text:tab/>{</text:p>
      <text:p text:style-name="P4"><text:span text:style-name="T7"><text:tab/><text:tab/><text:tab/><text:tab/><text:tab/></text:span><text:span text:style-name="T25">id</text:span><text:span text:style-name="T7"> = </text:span><text:span text:style-name="T31">str</text:span><text:span text:style-name="T7">;</text:span></text:p>
      <text:p text:style-name="P55"><text:tab/><text:tab/><text:tab/><text:tab/>}</text:p>
      <text:p text:style-name="P55"><text:tab/><text:tab/><text:tab/><text:tab/></text:p>
      <text:p text:style-name="P4"><text:span text:style-name="T7"><text:tab/><text:tab/><text:tab/><text:tab/></text:span><text:span text:style-name="T6">public</text:span><text:span text:style-name="T7"> String getId()</text:span></text:p>
      <text:p text:style-name="P55"><text:tab/><text:tab/><text:tab/><text:tab/>{</text:p>
      <text:p text:style-name="P4"><text:span text:style-name="T7"><text:tab/><text:tab/><text:tab/><text:tab/><text:tab/></text:span><text:span text:style-name="T6">return</text:span><text:span text:style-name="T7"> </text:span><text:span text:style-name="T25">id</text:span><text:span text:style-name="T7">;</text:span></text:p>
      <text:p text:style-name="P55"><text:tab/><text:tab/><text:tab/><text:tab/>}</text:p>
      <text:p text:style-name="P55"><text:tab/><text:tab/><text:tab/>}</text:p>
      <text:p text:style-name="P4"><text:span text:style-name="T7"><text:tab/><text:tab/><text:tab/>InnerInsideScopeInner </text:span><text:span text:style-name="T31">in</text:span><text:span text:style-name="T7"> = </text:span><text:span text:style-name="T6">new</text:span><text:span text:style-name="T7"> InnerInsideScopeInner(</text:span><text:span text:style-name="T27">"Inner"</text:span><text:span text:style-name="T7">);</text:span></text:p>
      <text:p text:style-name="P4"><text:span text:style-name="T7"><text:tab/><text:tab/><text:tab/>System.</text:span><text:span text:style-name="T23">out</text:span><text:span text:style-name="T7">.println(</text:span><text:span text:style-name="T31">in</text:span><text:span text:style-name="T7">.getId());</text:span></text:p>
      <text:p text:style-name="P55"><text:tab/><text:tab/>}</text:p>
      <text:p text:style-name="P55"><text:tab/>}</text:p>
      <text:p text:style-name="P55"><text:tab/></text:p>
      <text:p text:style-name="P4"><text:span text:style-name="T7"><text:tab/></text:span><text:span text:style-name="T6">public</text:span><text:span text:style-name="T7"> </text:span><text:span text:style-name="T6">void</text:span><text:span text:style-name="T7"> outFn2() </text:span></text:p>
      <text:p text:style-name="P55"><text:tab/>{</text:p>
      <text:p text:style-name="P4"><text:span text:style-name="T7"><text:tab/><text:tab/>outFn1(</text:span><text:span text:style-name="T6">true</text:span><text:span text:style-name="T7">);</text:span></text:p>
      <text:p text:style-name="P55"><text:tab/>}</text:p>
      <text:p text:style-name="P8"/>
      <text:p text:style-name="P4"><text:span text:style-name="T7"><text:tab/></text:span><text:span text:style-name="T6">public</text:span><text:span text:style-name="T7"> </text:span><text:span text:style-name="T6">static</text:span><text:span text:style-name="T7"> </text:span><text:span text:style-name="T6">void</text:span><text:span text:style-name="T7"> main(String[] </text:span><text:span text:style-name="T31">args</text:span><text:span text:style-name="T7">) </text:span></text:p>
      <text:p text:style-name="P55"><text:tab/>{</text:p>
      <text:p text:style-name="P4"><text:span text:style-name="T7"><text:tab/><text:tab/>InnerInsideScopeOuter </text:span><text:span text:style-name="T31">out</text:span><text:span text:style-name="T7"> = </text:span><text:span text:style-name="T6">new</text:span><text:span text:style-name="T7"> InnerInsideScopeOuter();</text:span></text:p>
      <text:p text:style-name="P4"><text:span text:style-name="T7"><text:tab/><text:tab/></text:span><text:span text:style-name="T31">out</text:span><text:span text:style-name="T7">.outFn2();</text:span></text:p>
      <text:p text:style-name="P55"><text:tab/>}</text:p>
      <text:p text:style-name="P55">}</text:p>
      <text:p text:style-name="P70">Output: </text:p>
      <text:p text:style-name="P70">Inner</text:p>
      <text:p text:style-name="P71"/>
      <text:list xml:id="list101115548195474" text:continue-numbering="true" text:style-name="L1">
        <text:list-header>
          <text:p text:style-name="P105">Above we can see class <text:span text:style-name="T37">InnerInsideScopeInner</text:span> is nested inside the scope of <text:span text:style-name="T38">if </text:span>statement. This doesn't mean class is conditionally created. It gets compiled along with everything else but not available outside scope.</text:p>
        </text:list-header>
      </text:list>
      <text:p text:style-name="P22"/>
      <text:p text:style-name="P45">4.3 <text:s/><text:span text:style-name="T1">Anonymouse Inner Classes </text:span><text:span text:style-name="T4">implementing an interface</text:span></text:p>
      <text:list xml:id="list101115548189471" text:continue-numbering="true" text:style-name="L1">
        <text:list-item>
          <text:p text:style-name="P106">Its an inner class which is anonymous <text:span text:style-name="T51">i.e. don't have any name. </text:span></text:p>
        </text:list-item>
        <text:list-item>
          <text:p text:style-name="P107">It is useful in case one want to overload a method without subclass a class.</text:p>
        </text:list-item>
      </text:list>
      <text:p text:style-name="P23"><text:span text:style-name="T6">package</text:span><text:span text:style-name="T7"> ch18InnerClasses;</text:span></text:p>
      <text:p text:style-name="P4"><text:span text:style-name="T6">interface</text:span><text:span text:style-name="T7"> AnonymousInnerInner</text:span></text:p>
      <text:p text:style-name="P55">{</text:p>
      <text:p text:style-name="P4"><text:span text:style-name="T7"><text:tab/></text:span><text:span text:style-name="T6">void</text:span><text:span text:style-name="T7"> intFn();</text:span></text:p>
      <text:p text:style-name="P55">}</text:p>
      <text:p text:style-name="P8"/>
      <text:p text:style-name="P4"><text:span text:style-name="T6">public</text:span><text:span text:style-name="T7"> </text:span><text:span text:style-name="T6">class</text:span><text:span text:style-name="T7"> AnonymousInnerOuter {</text:span></text:p>
      <text:p text:style-name="P55"><text:tab/></text:p>
      <text:p text:style-name="P4"><text:span text:style-name="T7"><text:tab/></text:span><text:span text:style-name="T6">public</text:span><text:span text:style-name="T7"> </text:span><text:span text:style-name="T11">Anthropomorphising</text:span><text:span text:style-name="T7"> inRef()</text:span><text:span text:style-name="T32">//Here anonymous inner class have been created using interface</text:span></text:p>
      <text:p text:style-name="P55"><text:tab/>{</text:p>
      <text:p text:style-name="P4"><text:span text:style-name="T7"><text:tab/><text:tab/></text:span><text:span text:style-name="T6">return</text:span><text:span text:style-name="T7"> </text:span><text:span text:style-name="T6">new</text:span><text:span text:style-name="T7"> AnonymousInnerInner()</text:span></text:p>
      <text:p text:style-name="P55"><text:tab/><text:tab/><text:tab/><text:tab/>{</text:p>
      <text:p text:style-name="P4"><text:span text:style-name="T7"><text:tab/><text:tab/><text:tab/><text:tab/><text:tab/></text:span><text:span text:style-name="T6">public</text:span><text:span text:style-name="T7"> </text:span><text:span text:style-name="T6">void</text:span><text:span text:style-name="T7"> intFn()</text:span></text:p>
      <text:p text:style-name="P55"><text:tab/><text:tab/><text:tab/><text:tab/><text:tab/>{</text:p>
      <text:p text:style-name="P4"><text:span text:style-name="T7"><text:tab/><text:tab/><text:tab/><text:tab/><text:tab/><text:tab/>System.</text:span><text:span text:style-name="T23">out</text:span><text:span text:style-name="T7">.println(</text:span><text:span text:style-name="T27">"Inside Anonymous Interface Method"</text:span><text:span text:style-name="T7">);</text:span></text:p>
      <text:p text:style-name="P55"><text:tab/><text:tab/><text:tab/><text:tab/><text:tab/>}</text:p>
      <text:p text:style-name="P55"><text:tab/><text:tab/><text:tab/><text:tab/>};</text:p>
      <text:p text:style-name="P55"><text:tab/>}</text:p>
      <text:p text:style-name="P55"><text:tab/></text:p>
      <text:p text:style-name="P4"><text:span text:style-name="T7"><text:tab/></text:span><text:span text:style-name="T6">public</text:span><text:span text:style-name="T7"> </text:span><text:span text:style-name="T6">static</text:span><text:span text:style-name="T7"> </text:span><text:span text:style-name="T6">void</text:span><text:span text:style-name="T7"> main(String[] </text:span><text:span text:style-name="T31">args</text:span><text:span text:style-name="T7">) </text:span></text:p>
      <text:p text:style-name="P55"><text:tab/>{</text:p>
      <text:p text:style-name="P4"><text:span text:style-name="T7"><text:tab/><text:tab/>AnonymousInnerOuter </text:span><text:span text:style-name="T31">out</text:span><text:span text:style-name="T7"> = </text:span><text:span text:style-name="T6">new</text:span><text:span text:style-name="T7"> AnonymousInnerOuter();</text:span></text:p>
      <text:p text:style-name="P4"><text:span text:style-name="T7"><text:tab/><text:tab/>AnonymousInnerInner </text:span><text:span text:style-name="T31">in</text:span><text:span text:style-name="T7"> = </text:span><text:span text:style-name="T31">out</text:span><text:span text:style-name="T7">.inRef();</text:span></text:p>
      <text:p text:style-name="P4"><text:span text:style-name="T7"><text:tab/><text:tab/></text:span><text:span text:style-name="T31">in</text:span><text:span text:style-name="T7">.intFn();</text:span></text:p>
      <text:p text:style-name="P55"><text:tab/>}</text:p>
      <text:p text:style-name="P55">}</text:p>
      <text:p text:style-name="P72">Output:</text:p>
      <text:p text:style-name="P73">Inside Anonymous Interface Method</text:p>
      <text:list xml:id="list101115548182495" text:continue-numbering="true" text:style-name="L1">
        <text:list-item>
          <text:p text:style-name="P142"><text:soft-page-break/><text:span text:style-name="T52">Semicolon at the end of </text:span><text:span text:style-name="T53">anonymous inner class doesn't mark end of class body rather its marks the expression which happens to contain anonymous class body. Its identical to the use of semicolon anywhere else.</text:span></text:p>
        </text:list-item>
        <text:list-item>
          <text:p text:style-name="P108">The above programme is a short hand for</text:p>
        </text:list-item>
      </text:list>
      <text:p text:style-name="P6"><text:span text:style-name="T6">public</text:span><text:span text:style-name="T7"> </text:span><text:span text:style-name="T6">class</text:span><text:span text:style-name="T7"> AnonymousInnerOuter {</text:span></text:p>
      <text:p text:style-name="P59"><text:tab/></text:p>
      <text:p text:style-name="P6"><text:span text:style-name="T7"><text:tab/></text:span><text:span text:style-name="T6">public</text:span><text:span text:style-name="T7"> </text:span><text:span text:style-name="T10">class </text:span><text:span text:style-name="T7">AnonymousInnerInner </text:span><text:span text:style-name="T8">implements InInt</text:span></text:p>
      <text:p text:style-name="P59"><text:tab/>{</text:p>
      <text:p text:style-name="P6"><text:span text:style-name="T7"><text:tab/><text:tab/><text:tab/><text:tab/><text:tab/></text:span><text:span text:style-name="T6">public</text:span><text:span text:style-name="T7"> </text:span><text:span text:style-name="T6">void</text:span><text:span text:style-name="T7"> intFn()</text:span></text:p>
      <text:p text:style-name="P59"><text:tab/><text:tab/><text:tab/><text:tab/><text:tab/>{</text:p>
      <text:p text:style-name="P6"><text:span text:style-name="T7"><text:tab/><text:tab/><text:tab/><text:tab/><text:tab/><text:tab/>System.</text:span><text:span text:style-name="T23">out</text:span><text:span text:style-name="T7">.println(</text:span><text:span text:style-name="T27">"Inside Anonymous Interface Method"</text:span><text:span text:style-name="T7">);</text:span></text:p>
      <text:p text:style-name="P59"><text:tab/><text:tab/><text:tab/><text:tab/><text:tab/>}</text:p>
      <text:p text:style-name="P59"><text:tab/>}</text:p>
      <text:p text:style-name="P6"/>
      <text:p text:style-name="P6"><text:span text:style-name="T7"><text:tab/></text:span><text:span text:style-name="T9">public InInt intRef() { return new AnonymousInnerInner(); }</text:span></text:p>
      <text:p text:style-name="P59"><text:tab/></text:p>
      <text:p text:style-name="P6"><text:span text:style-name="T7"><text:tab/></text:span><text:span text:style-name="T6">public</text:span><text:span text:style-name="T7"> </text:span><text:span text:style-name="T6">static</text:span><text:span text:style-name="T7"> </text:span><text:span text:style-name="T6">void</text:span><text:span text:style-name="T7"> main(String[] </text:span><text:span text:style-name="T31">args</text:span><text:span text:style-name="T7">) </text:span></text:p>
      <text:p text:style-name="P59"><text:tab/>{</text:p>
      <text:p text:style-name="P6"><text:span text:style-name="T7"><text:tab/><text:tab/>AnonymousInnerOuter </text:span><text:span text:style-name="T31">out</text:span><text:span text:style-name="T7"> = </text:span><text:span text:style-name="T6">new</text:span><text:span text:style-name="T7"> AnonymousInnerOuter();</text:span></text:p>
      <text:p text:style-name="P6"><text:span text:style-name="T7"><text:tab/><text:tab/>AnonymousInnerInner </text:span><text:span text:style-name="T31">in</text:span><text:span text:style-name="T7"> = </text:span><text:span text:style-name="T31">out</text:span><text:span text:style-name="T7">.inRef();</text:span></text:p>
      <text:p text:style-name="P6"><text:span text:style-name="T7"><text:tab/><text:tab/></text:span><text:span text:style-name="T31">in</text:span><text:span text:style-name="T7">.intFn();</text:span></text:p>
      <text:p text:style-name="P59"><text:tab/>}</text:p>
      <text:p text:style-name="P77">}</text:p>
      <text:p text:style-name="P77"/>
      <text:p text:style-name="P46">4.4 <text:s/><text:span text:style-name="T1">Anonymous class extending a class with non-default constructor</text:span></text:p>
      <text:list xml:id="list101115563198296" text:continue-numbering="true" text:style-name="L1">
        <text:list-item>
          <text:p text:style-name="P109"><text:span text:style-name="T46">The anonymous inner class</text:span><text:span text:style-name="T37"> AnonymousInnerInner</text:span> <text:s/><text:span text:style-name="T54">created above uses default constructor. If constructor with an argument is needed then one have to extend a class than implementing an interface as shown below.</text:span></text:p>
        </text:list-item>
      </text:list>
      <text:p text:style-name="P24"><text:span text:style-name="T6">package</text:span><text:span text:style-name="T7"> ch18InnerClasses;</text:span></text:p>
      <text:p text:style-name="P4"><text:span text:style-name="T6">class</text:span><text:span text:style-name="T7"> AnonArgConstInner1</text:span></text:p>
      <text:p text:style-name="P55">{</text:p>
      <text:p text:style-name="P4"><text:span text:style-name="T7"><text:tab/></text:span><text:span text:style-name="T6">private</text:span><text:span text:style-name="T7"> </text:span><text:span text:style-name="T6">int</text:span><text:span text:style-name="T7"> </text:span><text:span text:style-name="T25">i</text:span><text:span text:style-name="T7">;</text:span></text:p>
      <text:p text:style-name="P4"><text:span text:style-name="T7"><text:tab/>AnonArgConstInner1(</text:span><text:span text:style-name="T6">int</text:span><text:span text:style-name="T7"> </text:span><text:span text:style-name="T31">x</text:span><text:span text:style-name="T7">)</text:span></text:p>
      <text:p text:style-name="P55"><text:tab/>{</text:p>
      <text:p text:style-name="P4"><text:span text:style-name="T7"><text:tab/><text:tab/></text:span><text:span text:style-name="T25">i</text:span><text:span text:style-name="T7"> = </text:span><text:span text:style-name="T31">x</text:span><text:span text:style-name="T7">;</text:span></text:p>
      <text:p text:style-name="P55"><text:tab/>}</text:p>
      <text:p text:style-name="P4"><text:span text:style-name="T7"><text:tab/></text:span><text:span text:style-name="T6">public</text:span><text:span text:style-name="T7"> </text:span><text:span text:style-name="T6">int</text:span><text:span text:style-name="T7"> value()</text:span></text:p>
      <text:p text:style-name="P55"><text:tab/>{</text:p>
      <text:p text:style-name="P4"><text:span text:style-name="T7"><text:tab/><text:tab/></text:span><text:span text:style-name="T6">return</text:span><text:span text:style-name="T7"> </text:span><text:span text:style-name="T25">i</text:span><text:span text:style-name="T7">;</text:span></text:p>
      <text:p text:style-name="P55"><text:tab/>}</text:p>
      <text:p text:style-name="P55">}</text:p>
      <text:p text:style-name="P8"/>
      <text:p text:style-name="P4"><text:span text:style-name="T6">public</text:span><text:span text:style-name="T7"> </text:span><text:span text:style-name="T6">class</text:span><text:span text:style-name="T7"> AnonArgConstOuter </text:span></text:p>
      <text:p text:style-name="P55">{</text:p>
      <text:p text:style-name="P4"><text:span text:style-name="T7"><text:tab/></text:span><text:span text:style-name="T6">public</text:span><text:span text:style-name="T7"> AnonArgConstInner1 inRef()</text:span></text:p>
      <text:p text:style-name="P55"><text:tab/>{</text:p>
      <text:p text:style-name="P4"><text:span text:style-name="T7"><text:tab/><text:tab/></text:span><text:span text:style-name="T6">return</text:span><text:span text:style-name="T7"> </text:span><text:span text:style-name="T6">new</text:span><text:span text:style-name="T7"> AnonArgConstInner1(5)</text:span></text:p>
      <text:p text:style-name="P55"><text:tab/><text:tab/><text:tab/><text:tab/>{</text:p>
      <text:p text:style-name="P4"><text:span text:style-name="T7"><text:tab/><text:tab/><text:tab/><text:tab/><text:tab/></text:span><text:span text:style-name="T6">public</text:span><text:span text:style-name="T7"> </text:span><text:span text:style-name="T6">int</text:span><text:span text:style-name="T7"> value()</text:span></text:p>
      <text:p text:style-name="P55"><text:tab/><text:tab/><text:tab/><text:tab/><text:tab/>{</text:p>
      <text:p text:style-name="P4"><text:span text:style-name="T7"><text:tab/><text:tab/><text:tab/><text:tab/><text:tab/><text:tab/></text:span><text:span text:style-name="T6">return</text:span><text:span text:style-name="T7"> </text:span><text:span text:style-name="T6">super</text:span><text:span text:style-name="T7">.value()*5;</text:span></text:p>
      <text:p text:style-name="P55"><text:tab/><text:tab/><text:tab/><text:tab/><text:tab/>}</text:p>
      <text:p text:style-name="P55"><text:tab/><text:tab/><text:tab/><text:tab/>};</text:p>
      <text:p text:style-name="P55"><text:tab/>}</text:p>
      <text:p text:style-name="P4"><text:span text:style-name="T7"><text:tab/></text:span><text:span text:style-name="T6">public</text:span><text:span text:style-name="T7"> </text:span><text:span text:style-name="T6">static</text:span><text:span text:style-name="T7"> </text:span><text:span text:style-name="T6">void</text:span><text:span text:style-name="T7"> main(String </text:span><text:span text:style-name="T31">args</text:span><text:span text:style-name="T7"> [])</text:span></text:p>
      <text:p text:style-name="P55"><text:tab/>{</text:p>
      <text:p text:style-name="P4"><text:span text:style-name="T7"><text:tab/><text:tab/>AnonArgConstOuter </text:span><text:span text:style-name="T31">out</text:span><text:span text:style-name="T7"> = </text:span><text:span text:style-name="T6">new</text:span><text:span text:style-name="T7"> AnonArgConstOuter();</text:span></text:p>
      <text:p text:style-name="P4"><text:span text:style-name="T7"><text:tab/><text:tab/>System.</text:span><text:span text:style-name="T23">out</text:span><text:span text:style-name="T7">.println(</text:span><text:span text:style-name="T31">out</text:span><text:span text:style-name="T7">.inRef().value());</text:span></text:p>
      <text:p text:style-name="P55"><text:tab/>}</text:p>
      <text:p text:style-name="P8"/>
      <text:p text:style-name="P145">}</text:p>
      <text:p text:style-name="P145"><text:span text:style-name="T69">Output: 25</text:span></text:p>
      <text:p text:style-name="P47"><text:soft-page-break/>4.5 <text:s/><text:span text:style-name="T1">Anonymous class with field initialization</text:span></text:p>
      <text:p text:style-name="P27"/>
      <text:list xml:id="list101115579193524" text:continue-numbering="true" text:style-name="L1">
        <text:list-item>
          <text:p text:style-name="P110">One can also <text:span text:style-name="T55">do field initialization in an anonymous inner class as shown below.</text:span></text:p>
        </text:list-item>
      </text:list>
      <text:p text:style-name="P25"><text:span text:style-name="T6">package</text:span><text:span text:style-name="T7"> ch18InnerClasses;</text:span></text:p>
      <text:p text:style-name="P8"/>
      <text:p text:style-name="P4"><text:span text:style-name="T6">class</text:span><text:span text:style-name="T7"> AnonFieldInner1</text:span></text:p>
      <text:p text:style-name="P55">{</text:p>
      <text:p text:style-name="P4"><text:span text:style-name="T7"><text:tab/>String </text:span><text:span text:style-name="T25">str1</text:span><text:span text:style-name="T7">;</text:span></text:p>
      <text:p text:style-name="P4"><text:span text:style-name="T7"><text:tab/>AnonFieldInner1(String </text:span><text:span text:style-name="T31">str</text:span><text:span text:style-name="T7">)</text:span></text:p>
      <text:p text:style-name="P55"><text:tab/>{</text:p>
      <text:p text:style-name="P4"><text:span text:style-name="T7"><text:tab/><text:tab/></text:span><text:span text:style-name="T25">str1</text:span><text:span text:style-name="T7"> = </text:span><text:span text:style-name="T31">str</text:span><text:span text:style-name="T7">;</text:span></text:p>
      <text:p text:style-name="P55"><text:tab/>}</text:p>
      <text:p text:style-name="P4"><text:span text:style-name="T7"><text:tab/></text:span><text:span text:style-name="T6">public</text:span><text:span text:style-name="T7"> String retStr()</text:span></text:p>
      <text:p text:style-name="P55"><text:tab/>{</text:p>
      <text:p text:style-name="P4"><text:span text:style-name="T7"><text:tab/><text:tab/>System.</text:span><text:span text:style-name="T23">out</text:span><text:span text:style-name="T7">.println(</text:span><text:span text:style-name="T27">"super method"</text:span><text:span text:style-name="T7">);</text:span></text:p>
      <text:p text:style-name="P4"><text:span text:style-name="T7"><text:tab/><text:tab/></text:span><text:span text:style-name="T6">return</text:span><text:span text:style-name="T7"> </text:span><text:span text:style-name="T25">str1</text:span><text:span text:style-name="T7">;</text:span></text:p>
      <text:p text:style-name="P55"><text:tab/>}</text:p>
      <text:p text:style-name="P55">}</text:p>
      <text:p text:style-name="P8"/>
      <text:p text:style-name="P4"><text:span text:style-name="T6">public</text:span><text:span text:style-name="T7"> </text:span><text:span text:style-name="T6">class</text:span><text:span text:style-name="T7"> AnonFieldOuter </text:span></text:p>
      <text:p text:style-name="P55">{</text:p>
      <text:p text:style-name="P4"><text:span text:style-name="T7"><text:tab/></text:span><text:span text:style-name="T6">public</text:span><text:span text:style-name="T7"> AnonFieldInner1 inRef(String </text:span><text:span text:style-name="T31">str</text:span><text:span text:style-name="T7">)</text:span></text:p>
      <text:p text:style-name="P55"><text:tab/>{</text:p>
      <text:p text:style-name="P4"><text:span text:style-name="T7"><text:tab/><text:tab/></text:span><text:span text:style-name="T6">return</text:span><text:span text:style-name="T7"> </text:span><text:span text:style-name="T6">new</text:span><text:span text:style-name="T7"> AnonFieldInner1(</text:span><text:span text:style-name="T27">"Concrete Class"</text:span><text:span text:style-name="T7">)</text:span></text:p>
      <text:p text:style-name="P55"><text:tab/><text:tab/><text:tab/><text:tab/>{</text:p>
      <text:p text:style-name="P4"><text:span text:style-name="T7"><text:tab/><text:tab/><text:tab/><text:tab/><text:tab/></text:span><text:span text:style-name="T6">private</text:span><text:span text:style-name="T7"> String </text:span><text:span text:style-name="T25">str2</text:span><text:span text:style-name="T7"> = </text:span><text:span text:style-name="T31">str</text:span><text:span text:style-name="T7">;</text:span></text:p>
      <text:p text:style-name="P55"><text:tab/><text:tab/><text:tab/><text:tab/><text:tab/></text:p>
      <text:p text:style-name="P4"><text:span text:style-name="T7"><text:tab/><text:tab/><text:tab/><text:tab/><text:tab/></text:span><text:span text:style-name="T6">public</text:span><text:span text:style-name="T7"> String retStr()</text:span></text:p>
      <text:p text:style-name="P55"><text:tab/><text:tab/><text:tab/><text:tab/><text:tab/>{</text:p>
      <text:p text:style-name="P4"><text:span text:style-name="T7"><text:tab/><text:tab/><text:tab/><text:tab/><text:tab/><text:tab/></text:span><text:span text:style-name="T6">return</text:span><text:span text:style-name="T7"> </text:span><text:span text:style-name="T25">str2</text:span><text:span text:style-name="T7">;</text:span></text:p>
      <text:p text:style-name="P55"><text:tab/><text:tab/><text:tab/><text:tab/><text:tab/>}</text:p>
      <text:p text:style-name="P55"><text:tab/><text:tab/><text:tab/><text:tab/>};</text:p>
      <text:p text:style-name="P55"><text:tab/>}</text:p>
      <text:p text:style-name="P4"><text:span text:style-name="T7"><text:tab/></text:span><text:span text:style-name="T6">public</text:span><text:span text:style-name="T7"> </text:span><text:span text:style-name="T6">static</text:span><text:span text:style-name="T7"> </text:span><text:span text:style-name="T6">void</text:span><text:span text:style-name="T7"> main(String[] </text:span><text:span text:style-name="T31">args</text:span><text:span text:style-name="T7">) </text:span></text:p>
      <text:p text:style-name="P55"><text:tab/>{</text:p>
      <text:p text:style-name="P4"><text:span text:style-name="T7"><text:tab/><text:tab/>AnonFieldOuter </text:span><text:span text:style-name="T31">out</text:span><text:span text:style-name="T7"> = </text:span><text:span text:style-name="T6">new</text:span><text:span text:style-name="T7"> AnonFieldOuter();</text:span></text:p>
      <text:p text:style-name="P4"><text:span text:style-name="T7"><text:tab/><text:tab/>System.</text:span><text:span text:style-name="T23">out</text:span><text:span text:style-name="T7">.println(</text:span><text:span text:style-name="T31">out</text:span><text:span text:style-name="T7">.inRef(</text:span><text:span text:style-name="T27">"Anonymous </text:span><text:span text:style-name="T29">C</text:span><text:span text:style-name="T27">lass"</text:span><text:span text:style-name="T7">).retStr());</text:span></text:p>
      <text:p text:style-name="P55"><text:tab/>}</text:p>
      <text:p text:style-name="P55">}</text:p>
      <text:p text:style-name="P74">Output:</text:p>
      <text:p text:style-name="P75">Anonymous Class</text:p>
      <text:p text:style-name="P75"/>
      <text:list xml:id="list101115595211190" text:continue-numbering="true" text:style-name="L1">
        <text:list-item>
          <text:p text:style-name="P111">Above we can also see how a constructor(base class) can be used to initialize variables. </text:p>
        </text:list-item>
      </text:list>
      <text:p text:style-name="P26"/>
      <text:p text:style-name="P48">5. <text:s/><text:span text:style-name="T1">Nested Classes</text:span></text:p>
      <text:list xml:id="list101115595196766" text:continue-numbering="true" text:style-name="L1">
        <text:list-item>
          <text:p text:style-name="P112">When one dont want a connection between inner class object and outer class object then inner class should be made static. It is commonly called as <text:span text:style-name="T1">Nested Class</text:span>. </text:p>
        </text:list-item>
        <text:list-item>
          <text:p text:style-name="P113">For nested classes</text:p>
          <text:p text:style-name="P113">i.<text:tab/>Outer class object is no longer needed to create inner class object.</text:p>
          <text:p text:style-name="P113">ii.<text:tab/><text:span text:style-name="T56">Non-static outer class members cannot be accessed by nested class. </text:span></text:p>
        </text:list-item>
      </text:list>
      <text:p text:style-name="P29"/>
      <text:p text:style-name="P29"><text:span text:style-name="T6">package</text:span><text:span text:style-name="T7"> ch18InnerClasses;</text:span></text:p>
      <text:p text:style-name="P4"><text:span text:style-name="T6">public</text:span><text:span text:style-name="T7"> </text:span><text:span text:style-name="T6">class</text:span><text:span text:style-name="T7"> NestedClassOuter</text:span></text:p>
      <text:p text:style-name="P55">{</text:p>
      <text:p text:style-name="P4"><text:span text:style-name="T7"><text:s text:c="2"/></text:span><text:span text:style-name="T6">int</text:span><text:span text:style-name="T7"> </text:span><text:span text:style-name="T25">i</text:span><text:span text:style-name="T7"> = 5;</text:span></text:p>
      <text:p text:style-name="P4"><text:span text:style-name="T7"><text:s text:c="2"/></text:span><text:span text:style-name="T6">static</text:span><text:span text:style-name="T7"> </text:span><text:span text:style-name="T6">int</text:span><text:span text:style-name="T7"> </text:span><text:span text:style-name="T24">j</text:span><text:span text:style-name="T7"> = 10;</text:span></text:p>
      <text:p text:style-name="P4"><text:span text:style-name="T7"><text:s text:c="2"/></text:span><text:span text:style-name="T6">static</text:span><text:span text:style-name="T7"> </text:span><text:span text:style-name="T6">class</text:span><text:span text:style-name="T7"> NestedClassInner</text:span></text:p>
      <text:p text:style-name="P55"><text:s text:c="2"/>{</text:p>
      <text:p text:style-name="P4"><text:soft-page-break/><text:span text:style-name="T7"><text:s text:c="4"/></text:span><text:span text:style-name="T6">int</text:span><text:span text:style-name="T7"> </text:span><text:span text:style-name="T25">k</text:span><text:span text:style-name="T7"> = 15;</text:span></text:p>
      <text:p text:style-name="P55"><text:s text:c="4"/></text:p>
      <text:p text:style-name="P4"><text:span text:style-name="T7"><text:s text:c="4"/></text:span><text:span text:style-name="T6">public</text:span><text:span text:style-name="T7"> </text:span><text:span text:style-name="T6">void</text:span><text:span text:style-name="T7"> inFn1()</text:span></text:p>
      <text:p text:style-name="P55"><text:s text:c="4"/>{</text:p>
      <text:p text:style-name="P4"><text:span text:style-name="T7"><text:s text:c="6"/></text:span><text:span text:style-name="T32">//System.out.println(i);//non-static variable i cannot be referenced from a static context</text:span></text:p>
      <text:p text:style-name="P4"><text:span text:style-name="T7"><text:s text:c="6"/>System.</text:span><text:span text:style-name="T23">out</text:span><text:span text:style-name="T7">.println(</text:span><text:span text:style-name="T24">j</text:span><text:span text:style-name="T7">);</text:span></text:p>
      <text:p text:style-name="P4"><text:span text:style-name="T7"><text:s text:c="6"/>System.</text:span><text:span text:style-name="T23">out</text:span><text:span text:style-name="T7">.println(</text:span><text:span text:style-name="T25">k</text:span><text:span text:style-name="T7">);</text:span></text:p>
      <text:p text:style-name="P55"><text:s text:c="4"/>}</text:p>
      <text:p text:style-name="P4"><text:span text:style-name="T7"><text:s text:c="4"/></text:span><text:span text:style-name="T6">public</text:span><text:span text:style-name="T7"> </text:span><text:span text:style-name="T6">void</text:span><text:span text:style-name="T7"> inFn2()</text:span></text:p>
      <text:p text:style-name="P55"><text:s text:c="4"/>{</text:p>
      <text:p text:style-name="P4"><text:span text:style-name="T7"><text:s text:c="6"/>System.</text:span><text:span text:style-name="T23">out</text:span><text:span text:style-name="T7">.println(</text:span><text:span text:style-name="T27">"Inner fn...."</text:span><text:span text:style-name="T7">);</text:span></text:p>
      <text:p text:style-name="P55"><text:s text:c="4"/>}</text:p>
      <text:p text:style-name="P55"><text:s text:c="2"/>}</text:p>
      <text:p text:style-name="P55"><text:s text:c="2"/></text:p>
      <text:p text:style-name="P4"><text:span text:style-name="T7"><text:s text:c="2"/></text:span><text:span text:style-name="T6">public</text:span><text:span text:style-name="T7"> NestedClassInner inRef()</text:span></text:p>
      <text:p text:style-name="P55"><text:s text:c="2"/>{</text:p>
      <text:p text:style-name="P4"><text:span text:style-name="T7"><text:s text:c="4"/></text:span><text:span text:style-name="T6">return</text:span><text:span text:style-name="T7"> </text:span><text:span text:style-name="T6">new</text:span><text:span text:style-name="T7"> NestedClassInner();</text:span></text:p>
      <text:p text:style-name="P55"><text:s text:c="2"/>}</text:p>
      <text:p text:style-name="P55"><text:s text:c="2"/></text:p>
      <text:p text:style-name="P4"><text:span text:style-name="T7"><text:s text:c="2"/></text:span><text:span text:style-name="T6">public</text:span><text:span text:style-name="T7"> </text:span><text:span text:style-name="T6">void</text:span><text:span text:style-name="T7"> outCheck()</text:span></text:p>
      <text:p text:style-name="P55"><text:s text:c="2"/>{</text:p>
      <text:p text:style-name="P4"><text:span text:style-name="T7"><text:s text:c="4"/></text:span><text:span text:style-name="T32">//NestedClassInner.inFn1();//ERR(</text:span><text:span text:style-name="T34">exc</text:span><text:span text:style-name="T32">) : cannot make a static reference to the non-static </text:span></text:p>
      <text:p text:style-name="P4"><text:span text:style-name="T7"><text:s text:c="4"/></text:span><text:span text:style-name="T32">//method inFn1() from NessstedClassInner</text:span></text:p>
      <text:p text:style-name="P55"><text:s text:c="2"/>}</text:p>
      <text:p text:style-name="P55"><text:s text:c="2"/></text:p>
      <text:p text:style-name="P4"><text:span text:style-name="T7"><text:s text:c="2"/></text:span><text:span text:style-name="T6">public</text:span><text:span text:style-name="T7"> </text:span><text:span text:style-name="T6">static</text:span><text:span text:style-name="T7"> </text:span><text:span text:style-name="T6">void</text:span><text:span text:style-name="T7"> main(String [] </text:span><text:span text:style-name="T31">args</text:span><text:span text:style-name="T7">)</text:span></text:p>
      <text:p text:style-name="P55"><text:s text:c="2"/>{</text:p>
      <text:p text:style-name="P4"><text:span text:style-name="T7"><text:s text:c="4"/>NestedClassOuter </text:span><text:span text:style-name="T31">out</text:span><text:span text:style-name="T7"> = </text:span><text:span text:style-name="T6">new</text:span><text:span text:style-name="T7"> NestedClassOuter();</text:span></text:p>
      <text:p text:style-name="P4"><text:span text:style-name="T7"><text:s text:c="4"/></text:span><text:span text:style-name="T31">out</text:span><text:span text:style-name="T7">.outCheck();</text:span></text:p>
      <text:p text:style-name="P4"><text:span text:style-name="T7"><text:s text:c="4"/>NestedClassInner </text:span><text:span text:style-name="T31">in</text:span><text:span text:style-name="T7"> = </text:span><text:span text:style-name="T6">new</text:span><text:span text:style-name="T7"> NestedClassInner();</text:span><text:span text:style-name="T32">//</text:span><text:span text:style-name="T34">nestsed</text:span><text:span text:style-name="T32"> classes can be created directly</text:span></text:p>
      <text:p text:style-name="P4"><text:span text:style-name="T7"><text:s text:c="4"/></text:span><text:span text:style-name="T31">in</text:span><text:span text:style-name="T7">.inFn1();</text:span></text:p>
      <text:p text:style-name="P4"><text:span text:style-name="T7"><text:s text:c="4"/></text:span><text:span text:style-name="T31">in</text:span><text:span text:style-name="T7">.inFn2();</text:span></text:p>
      <text:p text:style-name="P4"><text:span text:style-name="T7"><text:s text:c="4"/>NestedClassOuter.NestedClassInner </text:span><text:span text:style-name="T31">in1</text:span><text:span text:style-name="T7"> = </text:span><text:span text:style-name="T31">out</text:span><text:span text:style-name="T7">.inRef();</text:span></text:p>
      <text:p text:style-name="P4"><text:span text:style-name="T7"><text:s text:c="4"/></text:span><text:span text:style-name="T31">in1</text:span><text:span text:style-name="T7">.inFn2();</text:span></text:p>
      <text:p text:style-name="P55"><text:s text:c="2"/>}</text:p>
      <text:p text:style-name="P55">}</text:p>
      <text:p text:style-name="P146">Output:</text:p>
      <text:p text:style-name="P146">10</text:p>
      <text:p text:style-name="P55">15</text:p>
      <text:p text:style-name="P55">Inner fn....</text:p>
      <text:p text:style-name="P55">Inner fn....</text:p>
      <text:p text:style-name="P7"/>
      <text:list xml:id="list101115626191442" text:continue-numbering="true" text:style-name="L1">
        <text:list-item>
          <text:p text:style-name="P114">Above we can see how NestedClassInner object is created without the reference of NestedClassOuter class.</text:p>
        </text:list-item>
        <text:list-item>
          <text:p text:style-name="P115">Also note static classes cannot access non-static variables/objects. Hence it analogous to a static method. </text:p>
        </text:list-item>
        <text:list-item>
          <text:p text:style-name="P116">Also nested classes are run from console using $ operator. </text:p>
        </text:list-item>
      </text:list>
      <text:p text:style-name="P33"/>
      <text:p text:style-name="P33"><text:span text:style-name="T6">public</text:span><text:span text:style-name="T7"> </text:span><text:span text:style-name="T6">class</text:span><text:span text:style-name="T7"> NestedOuter</text:span></text:p>
      <text:p text:style-name="P155">{</text:p>
      <text:p text:style-name="P79"><text:span text:style-name="T7"><text:tab/></text:span><text:span text:style-name="T6">public</text:span><text:span text:style-name="T7"> </text:span><text:span text:style-name="T6">void</text:span><text:span text:style-name="T7"> outFn()</text:span></text:p>
      <text:p text:style-name="P155"><text:tab/>{</text:p>
      <text:p text:style-name="P79"><text:span text:style-name="T7"><text:tab/><text:tab/>System.</text:span><text:span text:style-name="T23">out</text:span><text:span text:style-name="T7">.println(</text:span><text:span text:style-name="T27">"Outer Function"</text:span><text:span text:style-name="T7">);</text:span></text:p>
      <text:p text:style-name="P155"><text:tab/>}</text:p>
      <text:p text:style-name="P155"><text:tab/></text:p>
      <text:p text:style-name="P79"><text:span text:style-name="T7"><text:tab/></text:span><text:span text:style-name="T6">static</text:span><text:span text:style-name="T7"> </text:span><text:span text:style-name="T6">class</text:span><text:span text:style-name="T7"> NestedInner</text:span></text:p>
      <text:p text:style-name="P155"><text:tab/>{</text:p>
      <text:p text:style-name="P79"><text:span text:style-name="T7"><text:tab/><text:tab/></text:span><text:span text:style-name="T6">public</text:span><text:span text:style-name="T7"> </text:span><text:span text:style-name="T6">void</text:span><text:span text:style-name="T7"> inFn()</text:span></text:p>
      <text:p text:style-name="P155"><text:tab/><text:tab/>{</text:p>
      <text:p text:style-name="P79"><text:span text:style-name="T7"><text:tab/><text:tab/><text:tab/>System.</text:span><text:span text:style-name="T23">out</text:span><text:span text:style-name="T7">.println(</text:span><text:span text:style-name="T27">"Inner Function"</text:span><text:span text:style-name="T7">);</text:span></text:p>
      <text:p text:style-name="P155"><text:tab/><text:tab/>}</text:p>
      <text:p text:style-name="P155"><text:tab/><text:tab/></text:p>
      <text:p text:style-name="P79"><text:span text:style-name="T7"><text:tab/><text:tab/></text:span><text:span text:style-name="T6">public</text:span><text:span text:style-name="T7"> </text:span><text:span text:style-name="T6">static</text:span><text:span text:style-name="T7"> </text:span><text:span text:style-name="T6">void</text:span><text:span text:style-name="T7"> main(String </text:span><text:span text:style-name="T31">args</text:span><text:span text:style-name="T7"> [])</text:span></text:p>
      <text:p text:style-name="P155"><text:tab/><text:tab/>{</text:p>
      <text:p text:style-name="P79"><text:span text:style-name="T7"><text:tab/><text:tab/><text:tab/>NestedOuter </text:span><text:span text:style-name="T31">out</text:span><text:span text:style-name="T7"> = </text:span><text:span text:style-name="T6">new</text:span><text:span text:style-name="T7"> NestedOuter();</text:span></text:p>
      <text:p text:style-name="P79"><text:span text:style-name="T7"><text:tab/><text:tab/><text:tab/>NestedInner </text:span><text:span text:style-name="T31">in</text:span><text:span text:style-name="T7"> = </text:span><text:span text:style-name="T6">new</text:span><text:span text:style-name="T7"> NestedInner();</text:span></text:p>
      <text:p text:style-name="P155"><text:soft-page-break/><text:tab/><text:tab/><text:tab/></text:p>
      <text:p text:style-name="P79"><text:span text:style-name="T7"><text:tab/><text:tab/><text:tab/></text:span><text:span text:style-name="T31">out</text:span><text:span text:style-name="T7">.outFn();</text:span></text:p>
      <text:p text:style-name="P79"><text:span text:style-name="T7"><text:tab/><text:tab/><text:tab/></text:span><text:span text:style-name="T31">in</text:span><text:span text:style-name="T7">.inFn();</text:span></text:p>
      <text:p text:style-name="P155"><text:tab/><text:tab/>}</text:p>
      <text:p text:style-name="P155"><text:tab/>}</text:p>
      <text:p text:style-name="P155">}</text:p>
      <text:p text:style-name="P156">Output:</text:p>
      <text:p text:style-name="P157">Outer Function</text:p>
      <text:p text:style-name="P158">Inner Function</text:p>
      <text:list xml:id="list101115642200991" text:continue-numbering="true" text:style-name="L1">
        <text:list-header>
          <text:p text:style-name="P138"/>
        </text:list-header>
        <text:list-item>
          <text:p text:style-name="P138">The above programme compile normally. But to run it one should use '<text:span text:style-name="T37">java NestedOuter$NestedInner</text:span>'.</text:p>
          <text:p text:style-name="P139">This is because inner class is having main<text:span text:style-name="T61">()</text:span> method inside it. <text:span text:style-name="T61">If main() method was present in outer class then it will execute normally using command '</text:span><text:span text:style-name="T39">java NestedOuter</text:span><text:span text:style-name="T61">'.</text:span></text:p>
        </text:list-item>
        <text:list-item>
          <text:p text:style-name="P140">The above is necessary because </text:p>
        </text:list-item>
      </text:list>
      <text:p text:style-name="P33"/>
      <text:p text:style-name="P49">5.1 <text:span text:style-name="T1">Classes Inside Interface</text:span></text:p>
      <text:list xml:id="list101115642205866" text:continue-numbering="true" text:style-name="L1">
        <text:list-item>
          <text:p text:style-name="P118">One cannot put any code inside an interface, but nested classes can be part of it. </text:p>
        </text:list-item>
        <text:list-item>
          <text:p text:style-name="P118">Any class one puts insides an interface is automatically public and static. </text:p>
        </text:list-item>
        <text:list-item>
          <text:p text:style-name="P119"><text:span text:style-name="T57">Nested class</text:span> can even implement the <text:span text:style-name="T57">surrounding</text:span> interface. </text:p>
        </text:list-item>
        <text:list-item>
          <text:p text:style-name="P120">( <text:span text:style-name="T58">* </text:span>) Class inside an interface is used to provide default implementations of interface methods.(?we have abstract classes too for that).</text:p>
        </text:list-item>
      </text:list>
      <text:p text:style-name="P30"><text:span text:style-name="T6">package</text:span><text:span text:style-name="T7"> ch18InnerClasses;</text:span></text:p>
      <text:p text:style-name="P8"/>
      <text:p text:style-name="P160">//To run this class one should use </text:p>
      <text:p text:style-name="P4"><text:span text:style-name="T32">//1. compile using </text:span><text:span text:style-name="T34">javac</text:span><text:span text:style-name="T32"> NestedInterface.java</text:span></text:p>
      <text:p text:style-name="P160">//2. run class using java NestedInterface$NestedInterfaceClass</text:p>
      <text:p text:style-name="P4"><text:span text:style-name="T6">public</text:span><text:span text:style-name="T7"> </text:span><text:span text:style-name="T6">interface</text:span><text:span text:style-name="T7"> NestedInterface</text:span></text:p>
      <text:p text:style-name="P55">{</text:p>
      <text:p text:style-name="P4"><text:span text:style-name="T7"><text:tab/></text:span><text:span text:style-name="T6">void</text:span><text:span text:style-name="T7"> intFn();</text:span></text:p>
      <text:p text:style-name="P55"><text:tab/></text:p>
      <text:p text:style-name="P4"><text:span text:style-name="T7"><text:tab/></text:span><text:span text:style-name="T6">class</text:span><text:span text:style-name="T7"> NestedInterfaceClass </text:span><text:span text:style-name="T6">implements</text:span><text:span text:style-name="T7"> NestedInterface</text:span></text:p>
      <text:p text:style-name="P55"><text:tab/>{</text:p>
      <text:p text:style-name="P4"><text:span text:style-name="T7"><text:tab/><text:tab/></text:span><text:span text:style-name="T6">public</text:span><text:span text:style-name="T7"> </text:span><text:span text:style-name="T6">void</text:span><text:span text:style-name="T7"> intFn()</text:span></text:p>
      <text:p text:style-name="P55"><text:tab/><text:tab/>{</text:p>
      <text:p text:style-name="P4"><text:span text:style-name="T7"><text:tab/><text:tab/><text:tab/>System.</text:span><text:span text:style-name="T23">out</text:span><text:span text:style-name="T7">.println(</text:span><text:span text:style-name="T27">"Inside </text:span><text:span text:style-name="T30">I</text:span><text:span text:style-name="T27">nterface </text:span><text:span text:style-name="T30">M</text:span><text:span text:style-name="T27">ethod"</text:span><text:span text:style-name="T7">);</text:span></text:p>
      <text:p text:style-name="P55"><text:tab/><text:tab/>}</text:p>
      <text:p text:style-name="P55"><text:tab/><text:tab/></text:p>
      <text:p text:style-name="P4"><text:span text:style-name="T7"><text:tab/><text:tab/></text:span><text:span text:style-name="T6">public</text:span><text:span text:style-name="T7"> </text:span><text:span text:style-name="T6">static</text:span><text:span text:style-name="T7"> </text:span><text:span text:style-name="T6">void</text:span><text:span text:style-name="T7"> main(String [] </text:span><text:span text:style-name="T31">args</text:span><text:span text:style-name="T7">)</text:span></text:p>
      <text:p text:style-name="P55"><text:tab/><text:tab/>{</text:p>
      <text:p text:style-name="P4"><text:span text:style-name="T7"><text:tab/><text:tab/><text:tab/></text:span><text:span text:style-name="T6">new</text:span><text:span text:style-name="T7"> NestedInterfaceClass().intFn();</text:span></text:p>
      <text:p text:style-name="P55"><text:tab/><text:tab/>}</text:p>
      <text:p text:style-name="P55"><text:tab/>}</text:p>
      <text:p text:style-name="P147">}</text:p>
      <text:p text:style-name="P147">Output:</text:p>
      <text:p text:style-name="P148">Inside Interface Method</text:p>
      <text:p text:style-name="P30"/>
      <text:list xml:id="list101115642195364" text:continue-numbering="true" text:style-name="L1">
        <text:list-item>
          <text:p text:style-name="P121"><text:span text:style-name="T62">Above we can see main() method is present in nested class, hence after compilation</text:span> one should use '<text:span text:style-name="T60">java NestedInterface$NestedInterfaceClass</text:span>' on command line. </text:p>
        </text:list-item>
        <text:list-item>
          <text:p text:style-name="P122">One can either implement the interface or extends the class using interface.className as shown below. Check out more on working of nested class inside interface.</text:p>
        </text:list-item>
      </text:list>
      <text:p text:style-name="P31"/>
      <text:p text:style-name="P31"><text:soft-page-break/><text:span text:style-name="T6">package</text:span><text:span text:style-name="T7"> ch18InnerClasses;</text:span></text:p>
      <text:p text:style-name="P4"><text:span text:style-name="T6">interface</text:span><text:span text:style-name="T7"> NestedInterface1 </text:span></text:p>
      <text:p text:style-name="P55">{</text:p>
      <text:p text:style-name="P4"><text:span text:style-name="T7"><text:tab/></text:span><text:span text:style-name="T6">void</text:span><text:span text:style-name="T7"> intFn();</text:span></text:p>
      <text:p text:style-name="P55"><text:tab/></text:p>
      <text:p text:style-name="P4"><text:span text:style-name="T6">class</text:span><text:span text:style-name="T7"> NestedInterfaceCls </text:span><text:span text:style-name="T6">implements</text:span><text:span text:style-name="T7"> NestedInterface1</text:span></text:p>
      <text:p text:style-name="P55"><text:tab/>{</text:p>
      <text:p text:style-name="P4"><text:span text:style-name="T7"><text:tab/><text:tab/></text:span><text:span text:style-name="T6">public</text:span><text:span text:style-name="T7"> </text:span><text:span text:style-name="T6">void</text:span><text:span text:style-name="T7"> intFn() </text:span></text:p>
      <text:p text:style-name="P55"><text:tab/><text:tab/>{</text:p>
      <text:p text:style-name="P4"><text:span text:style-name="T7"><text:tab/><text:tab/><text:tab/>System.</text:span><text:span text:style-name="T23">out</text:span><text:span text:style-name="T7">.println(</text:span><text:span text:style-name="T27">"Interface Method"</text:span><text:span text:style-name="T7">);</text:span></text:p>
      <text:p text:style-name="P55"><text:tab/><text:tab/>}</text:p>
      <text:p text:style-name="P55"><text:tab/>}</text:p>
      <text:p text:style-name="P55">}</text:p>
      <text:p text:style-name="P8"/>
      <text:p text:style-name="P4"><text:span text:style-name="T6">class</text:span><text:span text:style-name="T7"> NestedInterfaceClass1 </text:span><text:span text:style-name="T6">implements</text:span><text:span text:style-name="T7"> NestedInterface1</text:span></text:p>
      <text:p text:style-name="P55">{</text:p>
      <text:p text:style-name="P4"><text:span text:style-name="T7"><text:tab/></text:span><text:span text:style-name="T6">public</text:span><text:span text:style-name="T7"> </text:span><text:span text:style-name="T6">void</text:span><text:span text:style-name="T7"> intFn()</text:span></text:p>
      <text:p text:style-name="P55"><text:tab/>{</text:p>
      <text:p text:style-name="P4"><text:span text:style-name="T7"><text:tab/><text:tab/>System.</text:span><text:span text:style-name="T23">out</text:span><text:span text:style-name="T7">.println(</text:span><text:span text:style-name="T27">"Inside NestedInterafaceClass1 intFn()"</text:span><text:span text:style-name="T7">);</text:span></text:p>
      <text:p text:style-name="P55"><text:tab/>}</text:p>
      <text:p text:style-name="P55"><text:tab/></text:p>
      <text:p text:style-name="P4"><text:span text:style-name="T7"><text:tab/></text:span><text:span text:style-name="T6">public</text:span><text:span text:style-name="T7"> </text:span><text:span text:style-name="T6">void</text:span><text:span text:style-name="T7"> nc1Fn()</text:span></text:p>
      <text:p text:style-name="P55"><text:tab/>{</text:p>
      <text:p text:style-name="P4"><text:span text:style-name="T7"><text:tab/><text:tab/>NestedInterface1.NestedInterfaceCls </text:span><text:span text:style-name="T31">ni</text:span><text:span text:style-name="T7"> = </text:span><text:span text:style-name="T6">new</text:span><text:span text:style-name="T7"> NestedInterface1.NestedInterfaceCls();</text:span></text:p>
      <text:p text:style-name="P4"><text:span text:style-name="T7"><text:tab/><text:tab/></text:span><text:span text:style-name="T31">ni</text:span><text:span text:style-name="T7">.intFn();</text:span></text:p>
      <text:p text:style-name="P55"><text:tab/>}</text:p>
      <text:p text:style-name="P55">}</text:p>
      <text:p text:style-name="P8"/>
      <text:p text:style-name="P4"><text:span text:style-name="T6">class</text:span><text:span text:style-name="T7"> NestedInterfaceClass2 </text:span><text:span text:style-name="T6">extends</text:span><text:span text:style-name="T7"> NestedInterface1.NestedInterfaceCls</text:span></text:p>
      <text:p text:style-name="P55">{</text:p>
      <text:p text:style-name="P4"><text:span text:style-name="T7"><text:tab/></text:span><text:span text:style-name="T6">public</text:span><text:span text:style-name="T7"> </text:span><text:span text:style-name="T6">void</text:span><text:span text:style-name="T7"> nc2Fn()</text:span></text:p>
      <text:p text:style-name="P55"><text:tab/>{</text:p>
      <text:p text:style-name="P55"><text:tab/><text:tab/>intFn();</text:p>
      <text:p text:style-name="P55"><text:tab/>}</text:p>
      <text:p text:style-name="P55">}</text:p>
      <text:p text:style-name="P8"/>
      <text:p text:style-name="P4"><text:span text:style-name="T6">public</text:span><text:span text:style-name="T7"> </text:span><text:span text:style-name="T6">class</text:span><text:span text:style-name="T7"> NestedInterfaceWorking </text:span><text:span text:style-name="T6">extends</text:span><text:span text:style-name="T7"> NestedInterface1.NestedInterfaceCls</text:span></text:p>
      <text:p text:style-name="P55">{</text:p>
      <text:p text:style-name="P4"><text:span text:style-name="T7"><text:tab/></text:span><text:span text:style-name="T6">public</text:span><text:span text:style-name="T7"> </text:span><text:span text:style-name="T6">static</text:span><text:span text:style-name="T7"> </text:span><text:span text:style-name="T6">void</text:span><text:span text:style-name="T7"> main(String [] </text:span><text:span text:style-name="T31">args</text:span><text:span text:style-name="T7">)</text:span></text:p>
      <text:p text:style-name="P55"><text:tab/>{</text:p>
      <text:p text:style-name="P4"><text:span text:style-name="T7"><text:tab/><text:tab/>NestedInterfaceClass1 </text:span><text:span text:style-name="T31">ni1</text:span><text:span text:style-name="T7"> = </text:span><text:span text:style-name="T6">new</text:span><text:span text:style-name="T7"> NestedInterfaceClass1();</text:span></text:p>
      <text:p text:style-name="P4"><text:span text:style-name="T7"><text:tab/><text:tab/>NestedInterfaceClass2 </text:span><text:span text:style-name="T31">ni2</text:span><text:span text:style-name="T7"> = </text:span><text:span text:style-name="T6">new</text:span><text:span text:style-name="T7"> NestedInterfaceClass2();</text:span></text:p>
      <text:p text:style-name="P55"><text:tab/><text:tab/></text:p>
      <text:p text:style-name="P4"><text:span text:style-name="T7"><text:tab/><text:tab/></text:span><text:span text:style-name="T31">ni1</text:span><text:span text:style-name="T7">.intFn();</text:span></text:p>
      <text:p text:style-name="P4"><text:span text:style-name="T7"><text:tab/><text:tab/></text:span><text:span text:style-name="T31">ni1</text:span><text:span text:style-name="T7">.nc1Fn();</text:span></text:p>
      <text:p text:style-name="P55"><text:tab/><text:tab/></text:p>
      <text:p text:style-name="P4"><text:span text:style-name="T7"><text:tab/><text:tab/></text:span><text:span text:style-name="T31">ni2</text:span><text:span text:style-name="T7">.nc2Fn();</text:span></text:p>
      <text:p text:style-name="P55"><text:tab/>}</text:p>
      <text:p text:style-name="P55">}</text:p>
      <text:p text:style-name="P149">Output:</text:p>
      <text:p text:style-name="P149">Inside NestedInterafaceClass1 intFn()</text:p>
      <text:p text:style-name="P55">Interface Method</text:p>
      <text:p text:style-name="P55">Interface Method</text:p>
      <text:p text:style-name="P32"/>
      <text:list xml:id="list101115673211733" text:continue-numbering="true" text:style-name="L1">
        <text:list-header>
          <text:p text:style-name="P141">5.2 <text:span text:style-name="T1">Multiple Nested Classes</text:span></text:p>
        </text:list-header>
        <text:list-item>
          <text:p text:style-name="P124"><text:span text:style-name="T21">It doesn’t matter how deeply an inner class may be nested—it can transparently access all of the members of all the classes it is nested within, </text:span><text:span text:style-name="T22">as shown below.</text:span></text:p>
        </text:list-item>
      </text:list>
      <text:p text:style-name="P82"><text:span text:style-name="T6">package</text:span><text:span text:style-name="T7"> ch18InnerClasses;</text:span></text:p>
      <text:p text:style-name="P4"><text:span text:style-name="T6">class</text:span><text:span text:style-name="T7"> MNA </text:span></text:p>
      <text:p text:style-name="P55">{ </text:p>
      <text:p text:style-name="P4"><text:span text:style-name="T7"><text:tab/></text:span><text:span text:style-name="T6">private</text:span><text:span text:style-name="T7"> </text:span><text:span text:style-name="T6">void</text:span><text:span text:style-name="T7"> f() {System.</text:span><text:span text:style-name="T23">out</text:span><text:span text:style-name="T7">.println(</text:span><text:span text:style-name="T27">"Inside f()"</text:span><text:span text:style-name="T7">);} </text:span></text:p>
      <text:p text:style-name="P4"><text:span text:style-name="T7"><text:tab/></text:span><text:span text:style-name="T6">class</text:span><text:span text:style-name="T7"> A </text:span></text:p>
      <text:p text:style-name="P55"><text:tab/>{ </text:p>
      <text:p text:style-name="P4"><text:span text:style-name="T7"><text:tab/><text:tab/></text:span><text:span text:style-name="T6">private</text:span><text:span text:style-name="T7"> </text:span><text:span text:style-name="T6">void</text:span><text:span text:style-name="T7"> g() {System.</text:span><text:span text:style-name="T23">out</text:span><text:span text:style-name="T7">.println(</text:span><text:span text:style-name="T27">"Inside g()"</text:span><text:span text:style-name="T7">);} </text:span></text:p>
      <text:p text:style-name="P4"><text:span text:style-name="T7"><text:tab/><text:tab/></text:span><text:span text:style-name="T6">public</text:span><text:span text:style-name="T7"> </text:span><text:span text:style-name="T6">class</text:span><text:span text:style-name="T7"> B </text:span></text:p>
      <text:p text:style-name="P55"><text:soft-page-break/><text:tab/><text:tab/>{ </text:p>
      <text:p text:style-name="P4"><text:span text:style-name="T7"><text:tab/><text:tab/><text:tab/></text:span><text:span text:style-name="T6">void</text:span><text:span text:style-name="T7"> h() </text:span></text:p>
      <text:p text:style-name="P55"><text:tab/><text:tab/><text:tab/>{ </text:p>
      <text:p text:style-name="P55"><text:tab/><text:tab/><text:tab/><text:tab/>g(); </text:p>
      <text:p text:style-name="P55"><text:tab/><text:tab/><text:tab/><text:tab/>f(); </text:p>
      <text:p text:style-name="P55"><text:tab/><text:tab/><text:tab/>} </text:p>
      <text:p text:style-name="P55"><text:tab/><text:tab/>} </text:p>
      <text:p text:style-name="P55"><text:tab/>} </text:p>
      <text:p text:style-name="P55">} </text:p>
      <text:p text:style-name="P8"/>
      <text:p text:style-name="P4"><text:span text:style-name="T6">public</text:span><text:span text:style-name="T7"> </text:span><text:span text:style-name="T6">class</text:span><text:span text:style-name="T7"> MultiNestingAccess </text:span></text:p>
      <text:p text:style-name="P55">{</text:p>
      <text:p text:style-name="P4"><text:span text:style-name="T7"><text:tab/></text:span><text:span text:style-name="T6">public</text:span><text:span text:style-name="T7"> </text:span><text:span text:style-name="T6">static</text:span><text:span text:style-name="T7"> </text:span><text:span text:style-name="T6">void</text:span><text:span text:style-name="T7"> main(String[] </text:span><text:span text:style-name="T31">args</text:span><text:span text:style-name="T7">) </text:span></text:p>
      <text:p text:style-name="P55"><text:tab/>{</text:p>
      <text:p text:style-name="P4"><text:span text:style-name="T7"><text:tab/><text:tab/>MNA </text:span><text:span text:style-name="T31">mna</text:span><text:span text:style-name="T7"> = </text:span><text:span text:style-name="T6">new</text:span><text:span text:style-name="T7"> MNA();</text:span></text:p>
      <text:p text:style-name="P4"><text:span text:style-name="T7"><text:tab/><text:tab/>MNA.A </text:span><text:span text:style-name="T31">mnaa</text:span><text:span text:style-name="T7"> = </text:span><text:span text:style-name="T31">mna</text:span><text:span text:style-name="T7">.</text:span><text:span text:style-name="T6">new</text:span><text:span text:style-name="T7"> A();</text:span></text:p>
      <text:p text:style-name="P4"><text:span text:style-name="T7"><text:tab/><text:tab/>MNA.A.B </text:span><text:span text:style-name="T31">mnaab</text:span><text:span text:style-name="T7"> = </text:span><text:span text:style-name="T31">mnaa</text:span><text:span text:style-name="T7">.</text:span><text:span text:style-name="T6">new</text:span><text:span text:style-name="T7"> B();</text:span></text:p>
      <text:p text:style-name="P4"><text:span text:style-name="T7"><text:tab/><text:tab/></text:span><text:span text:style-name="T31">mnaab</text:span><text:span text:style-name="T7">.h();</text:span></text:p>
      <text:p text:style-name="P55"><text:tab/>}</text:p>
      <text:p text:style-name="P55">}</text:p>
      <text:p text:style-name="P150">Output:</text:p>
      <text:p text:style-name="P150">Inside g()</text:p>
      <text:p text:style-name="P55">Inside f()</text:p>
      <text:p text:style-name="P151"/>
      <text:p text:style-name="P34"/>
      <text:p text:style-name="P50">6. <text:span text:style-name="T1">Why Inner Classes ?</text:span></text:p>
      <text:list xml:id="list101115688199962" text:continue-numbering="true" text:style-name="L1">
        <text:list-item>
          <text:p text:style-name="P125"><text:span text:style-name="T64">( </text:span><text:span text:style-name="T59">*</text:span><text:span text:style-name="T64"> ) Above example clearly</text:span> explains why inner class is needed. An inner class can <text:span text:style-name="T63">independently inherit from an implementation. That is the </text:span><text:span text:style-name="T5">problem of multiple inheritance</text:span><text:span text:style-name="T63"> is partly solved by interfaces. But inner classes effectively allow one to inherit from more than one non-interface.</text:span></text:p>
          <text:p text:style-name="P125"/>
        </text:list-item>
      </text:list>
      <text:p text:style-name="P35">1) If we have two interfaces then one can implement both of them or can also use inner class as shown below.</text:p>
      <text:p text:style-name="P35"><text:span text:style-name="T6">package</text:span><text:span text:style-name="T7"> ch18InnerClasses;</text:span></text:p>
      <text:p text:style-name="P8"/>
      <text:p text:style-name="P4"><text:span text:style-name="T6">interface</text:span><text:span text:style-name="T7"> A {}</text:span></text:p>
      <text:p text:style-name="P4"><text:span text:style-name="T6">interface</text:span><text:span text:style-name="T7"> B {}</text:span></text:p>
      <text:p text:style-name="P4"><text:span text:style-name="T6">class</text:span><text:span text:style-name="T7"> X </text:span><text:span text:style-name="T6">implements</text:span><text:span text:style-name="T7"> A, B {}</text:span></text:p>
      <text:p text:style-name="P4"><text:span text:style-name="T6">class</text:span><text:span text:style-name="T7"> Y </text:span><text:span text:style-name="T6">implements</text:span><text:span text:style-name="T7"> A </text:span></text:p>
      <text:p text:style-name="P55">{</text:p>
      <text:p text:style-name="P55"><text:s text:c="2"/>B makeB() </text:p>
      <text:p text:style-name="P55"><text:s text:c="2"/>{</text:p>
      <text:p text:style-name="P4"><text:span text:style-name="T7"><text:s text:c="2"/></text:span><text:span text:style-name="T32">// Anonymous inner class:</text:span></text:p>
      <text:p text:style-name="P4"><text:span text:style-name="T7"><text:s text:c="4"/></text:span><text:span text:style-name="T6">return</text:span><text:span text:style-name="T7"> </text:span><text:span text:style-name="T6">new</text:span><text:span text:style-name="T7"> B() {};</text:span></text:p>
      <text:p text:style-name="P55"><text:s text:c="2"/>}</text:p>
      <text:p text:style-name="P55">}</text:p>
      <text:p text:style-name="P8"/>
      <text:p text:style-name="P4"><text:span text:style-name="T6">public</text:span><text:span text:style-name="T7"> </text:span><text:span text:style-name="T6">class</text:span><text:span text:style-name="T7"> MultiInterfaces </text:span></text:p>
      <text:p text:style-name="P55">{</text:p>
      <text:p text:style-name="P4"><text:span text:style-name="T7"><text:s text:c="2"/></text:span><text:span text:style-name="T6">static</text:span><text:span text:style-name="T7"> </text:span><text:span text:style-name="T6">void</text:span><text:span text:style-name="T7"> takesA(A </text:span><text:span text:style-name="T31">a</text:span><text:span text:style-name="T7">) {}</text:span></text:p>
      <text:p text:style-name="P4"><text:span text:style-name="T7"><text:s text:c="2"/></text:span><text:span text:style-name="T6">static</text:span><text:span text:style-name="T7"> </text:span><text:span text:style-name="T6">void</text:span><text:span text:style-name="T7"> takesB(B </text:span><text:span text:style-name="T31">b</text:span><text:span text:style-name="T7">) {}</text:span></text:p>
      <text:p text:style-name="P4"><text:span text:style-name="T7"><text:s text:c="2"/></text:span><text:span text:style-name="T6">public</text:span><text:span text:style-name="T7"> </text:span><text:span text:style-name="T6">static</text:span><text:span text:style-name="T7"> </text:span><text:span text:style-name="T6">void</text:span><text:span text:style-name="T7"> main(String[] </text:span><text:span text:style-name="T31">args</text:span><text:span text:style-name="T7">) </text:span></text:p>
      <text:p text:style-name="P55"><text:s text:c="2"/>{</text:p>
      <text:p text:style-name="P4"><text:span text:style-name="T7"><text:s text:c="4"/>X </text:span><text:span text:style-name="T31">x</text:span><text:span text:style-name="T7"> = </text:span><text:span text:style-name="T6">new</text:span><text:span text:style-name="T7"> X();</text:span></text:p>
      <text:p text:style-name="P4"><text:span text:style-name="T7"><text:s text:c="4"/>Y </text:span><text:span text:style-name="T31">y</text:span><text:span text:style-name="T7"> = </text:span><text:span text:style-name="T6">new</text:span><text:span text:style-name="T7"> Y();</text:span></text:p>
      <text:p text:style-name="P4"><text:span text:style-name="T7"><text:s text:c="4"/></text:span><text:span text:style-name="T15">takesA</text:span><text:span text:style-name="T7">(</text:span><text:span text:style-name="T31">x</text:span><text:span text:style-name="T7">);</text:span></text:p>
      <text:p text:style-name="P4"><text:span text:style-name="T7"><text:s text:c="4"/></text:span><text:span text:style-name="T15">takesA</text:span><text:span text:style-name="T7">(</text:span><text:span text:style-name="T31">y</text:span><text:span text:style-name="T7">);</text:span></text:p>
      <text:p text:style-name="P4"><text:span text:style-name="T7"><text:s text:c="4"/></text:span><text:span text:style-name="T15">takesB</text:span><text:span text:style-name="T7">(</text:span><text:span text:style-name="T31">x</text:span><text:span text:style-name="T7">);</text:span></text:p>
      <text:p text:style-name="P4"><text:span text:style-name="T7"><text:s text:c="4"/></text:span><text:span text:style-name="T15">takesB</text:span><text:span text:style-name="T7">(</text:span><text:span text:style-name="T31">y</text:span><text:span text:style-name="T7">.makeB());</text:span></text:p>
      <text:p text:style-name="P55"><text:s text:c="2"/>}</text:p>
      <text:p text:style-name="P55">}</text:p>
      <text:p text:style-name="P35"/>
      <text:p text:style-name="P35"/>
      <text:list xml:id="list101115688196658" text:continue-numbering="true" text:style-name="L1">
        <text:list-header>
          <text:p text:style-name="P126"><text:soft-page-break/>2) But if we have two classes, one is concrete and another is abstract then inner class is the best option.</text:p>
        </text:list-header>
      </text:list>
      <text:p text:style-name="P36"><text:span text:style-name="T6">package</text:span><text:span text:style-name="T7"> ch18InnerClasses;</text:span></text:p>
      <text:p text:style-name="P8"/>
      <text:p text:style-name="P4"><text:span text:style-name="T6">class</text:span><text:span text:style-name="T7"> D {}</text:span></text:p>
      <text:p text:style-name="P4"><text:span text:style-name="T6">abstract</text:span><text:span text:style-name="T7"> </text:span><text:span text:style-name="T6">class</text:span><text:span text:style-name="T7"> E {}</text:span></text:p>
      <text:p text:style-name="P8"/>
      <text:p text:style-name="P4"><text:span text:style-name="T6">class</text:span><text:span text:style-name="T7"> Z </text:span><text:span text:style-name="T6">extends</text:span><text:span text:style-name="T7"> D </text:span></text:p>
      <text:p text:style-name="P55">{</text:p>
      <text:p text:style-name="P4"><text:span text:style-name="T7">E makeE() { </text:span><text:span text:style-name="T6">return</text:span><text:span text:style-name="T7"> </text:span><text:span text:style-name="T6">new</text:span><text:span text:style-name="T7"> E() {}; }</text:span></text:p>
      <text:p text:style-name="P55">}</text:p>
      <text:p text:style-name="P8"/>
      <text:p text:style-name="P4"><text:span text:style-name="T6">public</text:span><text:span text:style-name="T7"> </text:span><text:span text:style-name="T6">class</text:span><text:span text:style-name="T7"> MultInhThruMultImpl </text:span></text:p>
      <text:p text:style-name="P55">{</text:p>
      <text:p text:style-name="P4"><text:span text:style-name="T6">static</text:span><text:span text:style-name="T7"> </text:span><text:span text:style-name="T6">void</text:span><text:span text:style-name="T7"> takesD(D </text:span><text:span text:style-name="T31">d</text:span><text:span text:style-name="T7">) {}</text:span></text:p>
      <text:p text:style-name="P4"><text:span text:style-name="T6">static</text:span><text:span text:style-name="T7"> </text:span><text:span text:style-name="T6">void</text:span><text:span text:style-name="T7"> takesE(E </text:span><text:span text:style-name="T31">e</text:span><text:span text:style-name="T7">) {}</text:span></text:p>
      <text:p text:style-name="P4"><text:span text:style-name="T6">public</text:span><text:span text:style-name="T7"> </text:span><text:span text:style-name="T6">static</text:span><text:span text:style-name="T7"> </text:span><text:span text:style-name="T6">void</text:span><text:span text:style-name="T7"> main(String[] </text:span><text:span text:style-name="T31">args</text:span><text:span text:style-name="T7">)</text:span></text:p>
      <text:p text:style-name="P55"><text:tab/>{</text:p>
      <text:p text:style-name="P4"><text:span text:style-name="T7"><text:tab/><text:tab/>Z </text:span><text:span text:style-name="T31">z</text:span><text:span text:style-name="T7"> = </text:span><text:span text:style-name="T6">new</text:span><text:span text:style-name="T7"> Z();</text:span></text:p>
      <text:p text:style-name="P4"><text:span text:style-name="T7"><text:tab/><text:tab/></text:span><text:span text:style-name="T15">takesD</text:span><text:span text:style-name="T7">(</text:span><text:span text:style-name="T31">z</text:span><text:span text:style-name="T7">);</text:span></text:p>
      <text:p text:style-name="P4"><text:span text:style-name="T7"><text:tab/><text:tab/></text:span><text:span text:style-name="T15">takesE</text:span><text:span text:style-name="T7">(</text:span><text:span text:style-name="T31">z</text:span><text:span text:style-name="T7">.makeE());</text:span></text:p>
      <text:p text:style-name="P55"><text:tab/>}</text:p>
      <text:p text:style-name="P55">}</text:p>
      <text:p text:style-name="P36"/>
      <text:list xml:id="list101115704184161" text:continue-numbering="true" text:style-name="L1">
        <text:list-item>
          <text:p text:style-name="P127">If one don<text:span text:style-name="T65">'</text:span>t want to address the problem of multi inheritance then he can do away with inner classes. </text:p>
        </text:list-item>
      </text:list>
      <text:p text:style-name="P28"/>
      <text:p text:style-name="P51">7. <text:span text:style-name="T1">Inheriting From Inner Classes</text:span></text:p>
      <text:list xml:id="list101115704195743" text:continue-numbering="true" text:style-name="L1">
        <text:list-item>
          <text:p text:style-name="P128">Because inner class constructor is attached to outer class reference hence inheriting inner class is sightly complicated. </text:p>
        </text:list-item>
        <text:list-item>
          <text:p text:style-name="P129">Because <text:span text:style-name="T66">secret outer class reference must be initialized, hence there is a special syntax for this. </text:span></text:p>
        </text:list-item>
      </text:list>
      <text:p text:style-name="P38"><text:span text:style-name="T6">package</text:span><text:span text:style-name="T7"> ch18InnerClasses;</text:span></text:p>
      <text:p text:style-name="P8"/>
      <text:p text:style-name="P4"><text:span text:style-name="T6">class</text:span><text:span text:style-name="T7"> InnerInheritanceOuter</text:span></text:p>
      <text:p text:style-name="P55">{</text:p>
      <text:p text:style-name="P4"><text:span text:style-name="T7"><text:tab/></text:span><text:span text:style-name="T6">public</text:span><text:span text:style-name="T7"> </text:span><text:span text:style-name="T6">void</text:span><text:span text:style-name="T7"> outFn()</text:span></text:p>
      <text:p text:style-name="P55"><text:tab/>{</text:p>
      <text:p text:style-name="P4"><text:span text:style-name="T7"><text:tab/><text:tab/>System.</text:span><text:span text:style-name="T23">out</text:span><text:span text:style-name="T7">.println(</text:span><text:span text:style-name="T27">"Inside Outer Function"</text:span><text:span text:style-name="T7">);</text:span></text:p>
      <text:p text:style-name="P55"><text:tab/>}</text:p>
      <text:p text:style-name="P55"><text:tab/></text:p>
      <text:p text:style-name="P4"><text:span text:style-name="T7"><text:tab/></text:span><text:span text:style-name="T6">class</text:span><text:span text:style-name="T7"> InnerInheritanceInner</text:span></text:p>
      <text:p text:style-name="P55"><text:tab/>{</text:p>
      <text:p text:style-name="P4"><text:span text:style-name="T7"><text:tab/><text:tab/></text:span><text:span text:style-name="T6">public</text:span><text:span text:style-name="T7"> </text:span><text:span text:style-name="T6">void</text:span><text:span text:style-name="T7"> inFn()</text:span></text:p>
      <text:p text:style-name="P55"><text:tab/><text:tab/>{</text:p>
      <text:p text:style-name="P4"><text:span text:style-name="T7"><text:tab/><text:tab/><text:tab/>System.</text:span><text:span text:style-name="T23">out</text:span><text:span text:style-name="T7">.println(</text:span><text:span text:style-name="T27">"Inside Inner Function"</text:span><text:span text:style-name="T7">);</text:span></text:p>
      <text:p text:style-name="P55"><text:tab/><text:tab/>}</text:p>
      <text:p text:style-name="P55"><text:tab/>}</text:p>
      <text:p text:style-name="P55">}</text:p>
      <text:p text:style-name="P8"/>
      <text:p text:style-name="P4"><text:span text:style-name="T6">public</text:span><text:span text:style-name="T7"> </text:span><text:span text:style-name="T6">class</text:span><text:span text:style-name="T7"> InnerInheritanceMain </text:span><text:span text:style-name="T6">extends</text:span><text:span text:style-name="T7"> InnerInheritanceOuter.InnerInheritanceInner </text:span></text:p>
      <text:p text:style-name="P55">{</text:p>
      <text:p text:style-name="P4"><text:span text:style-name="T7"><text:tab/></text:span><text:span text:style-name="T32">//InnerInheritanceMain(){}//default constructor is not allowed.</text:span></text:p>
      <text:p text:style-name="P55"><text:tab/><text:tab/></text:p>
      <text:p text:style-name="P4"><text:span text:style-name="T7"><text:tab/>InnerInheritanceMain(InnerInheritanceOuter </text:span><text:span text:style-name="T31">out</text:span><text:span text:style-name="T7">)</text:span></text:p>
      <text:p text:style-name="P55"><text:tab/>{</text:p>
      <text:p text:style-name="P4"><text:span text:style-name="T7"><text:tab/><text:tab/></text:span><text:span text:style-name="T31">out</text:span><text:span text:style-name="T7">.</text:span><text:span text:style-name="T6">super</text:span><text:span text:style-name="T7">();</text:span></text:p>
      <text:p text:style-name="P55"><text:tab/>}</text:p>
      <text:p text:style-name="P8"/>
      <text:p text:style-name="P4"><text:span text:style-name="T7"><text:tab/></text:span><text:span text:style-name="T6">public</text:span><text:span text:style-name="T7"> </text:span><text:span text:style-name="T6">static</text:span><text:span text:style-name="T7"> </text:span><text:span text:style-name="T6">void</text:span><text:span text:style-name="T7"> main(String[] </text:span><text:span text:style-name="T31">args</text:span><text:span text:style-name="T7">) </text:span></text:p>
      <text:p text:style-name="P55"><text:tab/>{</text:p>
      <text:p text:style-name="P4"><text:span text:style-name="T7"><text:tab/><text:tab/>InnerInheritanceOuter </text:span><text:span text:style-name="T31">out</text:span><text:span text:style-name="T7"> = </text:span><text:span text:style-name="T6">new</text:span><text:span text:style-name="T7"> InnerInheritanceOuter();</text:span></text:p>
      <text:p text:style-name="P55"><text:tab/><text:tab/></text:p>
      <text:p text:style-name="P4"><text:span text:style-name="T7"><text:tab/><text:tab/>InnerInheritanceMain </text:span><text:span text:style-name="T31">inm</text:span><text:span text:style-name="T7"> = </text:span><text:span text:style-name="T6">new</text:span><text:span text:style-name="T7"> InnerInheritanceMain(</text:span><text:span text:style-name="T31">out</text:span><text:span text:style-name="T7">);</text:span></text:p>
      <text:p text:style-name="P55"><text:soft-page-break/><text:tab/><text:tab/></text:p>
      <text:p text:style-name="P4"><text:span text:style-name="T7"><text:tab/><text:tab/></text:span><text:span text:style-name="T31">inm</text:span><text:span text:style-name="T7">.inFn();</text:span></text:p>
      <text:p text:style-name="P55"><text:tab/>}</text:p>
      <text:p text:style-name="P55">}</text:p>
      <text:p text:style-name="P152">Output:</text:p>
      <text:p text:style-name="P152">Inside Inner Function</text:p>
      <text:p text:style-name="P152"/>
      <text:list xml:id="list101115720206838" text:continue-numbering="true" text:style-name="L1">
        <text:list-item>
          <text:p text:style-name="P130">But Inner class needs reference to the enclosing class hence it is passed through constructor using a special syntax. <text:s/><text:span text:style-name="T37">enclosingClassReference.super()</text:span></text:p>
        </text:list-item>
      </text:list>
      <text:p text:style-name="P37"/>
      <text:p text:style-name="P52">8. <text:span text:style-name="T1">Overridding Inner Class</text:span></text:p>
      <text:list xml:id="list101115720213613" text:continue-numbering="true" text:style-name="L1">
        <text:list-item>
          <text:p text:style-name="P131">What happens when we extends the outer class and then completely overrides the inner class. <text:span text:style-name="T67">Checkout the example shown below.</text:span></text:p>
        </text:list-item>
      </text:list>
      <text:p text:style-name="P84"><text:span text:style-name="T6">package</text:span><text:span text:style-name="T7"> ch18InnerClasses;</text:span></text:p>
      <text:p text:style-name="P8"/>
      <text:p text:style-name="P4"><text:span text:style-name="T6">class</text:span><text:span text:style-name="T7"> Egg </text:span></text:p>
      <text:p text:style-name="P55">{</text:p>
      <text:p text:style-name="P4"><text:span text:style-name="T7"><text:tab/></text:span><text:span text:style-name="T6">private</text:span><text:span text:style-name="T7"> Yolk </text:span><text:span text:style-name="T26">y</text:span><text:span text:style-name="T7">;</text:span></text:p>
      <text:p text:style-name="P8"/>
      <text:p text:style-name="P4"><text:span text:style-name="T7"><text:tab/></text:span><text:span text:style-name="T6">protected</text:span><text:span text:style-name="T7"> </text:span><text:span text:style-name="T6">class</text:span><text:span text:style-name="T7"> Yolk </text:span></text:p>
      <text:p text:style-name="P55"><text:tab/>{</text:p>
      <text:p text:style-name="P4"><text:span text:style-name="T7"><text:tab/><text:tab/></text:span><text:span text:style-name="T6">public</text:span><text:span text:style-name="T7"> Yolk() { System.</text:span><text:span text:style-name="T23">out</text:span><text:span text:style-name="T7">.println(</text:span><text:span text:style-name="T27">"Egg.Yolk()"</text:span><text:span text:style-name="T7">); }</text:span></text:p>
      <text:p text:style-name="P55"><text:tab/>}</text:p>
      <text:p text:style-name="P55"><text:tab/></text:p>
      <text:p text:style-name="P4"><text:span text:style-name="T7"><text:tab/></text:span><text:span text:style-name="T6">public</text:span><text:span text:style-name="T7"> Egg() </text:span></text:p>
      <text:p text:style-name="P55"><text:tab/>{</text:p>
      <text:p text:style-name="P4"><text:span text:style-name="T7"><text:tab/><text:tab/>System.</text:span><text:span text:style-name="T23">out</text:span><text:span text:style-name="T7">.println(</text:span><text:span text:style-name="T27">"New Egg()"</text:span><text:span text:style-name="T7">);</text:span></text:p>
      <text:p text:style-name="P4"><text:span text:style-name="T7"><text:tab/><text:tab/></text:span><text:span text:style-name="T25">y</text:span><text:span text:style-name="T7"> = </text:span><text:span text:style-name="T6">new</text:span><text:span text:style-name="T7"> Yolk();</text:span></text:p>
      <text:p text:style-name="P55"><text:tab/>}</text:p>
      <text:p text:style-name="P55">}</text:p>
      <text:p text:style-name="P55"><text:tab/></text:p>
      <text:p text:style-name="P4"><text:span text:style-name="T6">public</text:span><text:span text:style-name="T7"> </text:span><text:span text:style-name="T6">class</text:span><text:span text:style-name="T7"> OverrideInnerBigEgg </text:span><text:span text:style-name="T6">extends</text:span><text:span text:style-name="T7"> Egg </text:span></text:p>
      <text:p text:style-name="P55">{</text:p>
      <text:p text:style-name="P4"><text:span text:style-name="T7"><text:tab/></text:span><text:span text:style-name="T6">public</text:span><text:span text:style-name="T7"> </text:span><text:span text:style-name="T6">class</text:span><text:span text:style-name="T7"> Yolk </text:span></text:p>
      <text:p text:style-name="P55"><text:tab/>{</text:p>
      <text:p text:style-name="P4"><text:span text:style-name="T7"><text:tab/><text:tab/></text:span><text:span text:style-name="T6">public</text:span><text:span text:style-name="T7"> Yolk()</text:span></text:p>
      <text:p text:style-name="P55"><text:tab/><text:tab/>{ </text:p>
      <text:p text:style-name="P4"><text:span text:style-name="T7"><text:tab/><text:tab/><text:tab/>System.</text:span><text:span text:style-name="T23">out</text:span><text:span text:style-name="T7">.println(</text:span><text:span text:style-name="T27">"BigEgg.Yolk()"</text:span><text:span text:style-name="T7">); </text:span></text:p>
      <text:p text:style-name="P55"><text:tab/><text:tab/>}</text:p>
      <text:p text:style-name="P55"><text:tab/>}</text:p>
      <text:p text:style-name="P4"><text:span text:style-name="T7"><text:tab/></text:span><text:span text:style-name="T6">public</text:span><text:span text:style-name="T7"> </text:span><text:span text:style-name="T6">static</text:span><text:span text:style-name="T7"> </text:span><text:span text:style-name="T6">void</text:span><text:span text:style-name="T7"> main(String[] </text:span><text:span text:style-name="T31">args</text:span><text:span text:style-name="T7">) </text:span></text:p>
      <text:p text:style-name="P55"><text:tab/>{</text:p>
      <text:p text:style-name="P4"><text:span text:style-name="T7"><text:tab/></text:span><text:span text:style-name="T6">new</text:span><text:span text:style-name="T7"> OverrideInnerBigEgg();</text:span></text:p>
      <text:p text:style-name="P55"><text:tab/>}</text:p>
      <text:p text:style-name="P55">}</text:p>
      <text:p text:style-name="P153">Output:</text:p>
      <text:p text:style-name="P153">New Egg()</text:p>
      <text:p text:style-name="P55">Egg.Yolk()</text:p>
      <text:p text:style-name="P83"/>
      <text:list xml:id="list101115735212102" text:continue-numbering="true" text:style-name="L1">
        <text:list-item>
          <text:p text:style-name="P132">The above output proves that <text:span text:style-name="T68">all inner and outer classes are completely separate entities. But one can explicitly inherit from the inner class as shown below.</text:span></text:p>
        </text:list-item>
      </text:list>
      <text:p text:style-name="P39"><text:span text:style-name="T6">package</text:span><text:span text:style-name="T7"> ch18InnerClasses;</text:span></text:p>
      <text:p text:style-name="P8"/>
      <text:p text:style-name="P4"><text:span text:style-name="T6">class</text:span><text:span text:style-name="T7"> Egg2 </text:span></text:p>
      <text:p text:style-name="P55">{</text:p>
      <text:p text:style-name="P4"><text:span text:style-name="T7"><text:tab/></text:span><text:span text:style-name="T6">protected</text:span><text:span text:style-name="T7"> </text:span><text:span text:style-name="T6">class</text:span><text:span text:style-name="T7"> Yolk </text:span></text:p>
      <text:p text:style-name="P55"><text:tab/> {</text:p>
      <text:p text:style-name="P4"><text:span text:style-name="T7"><text:tab/> </text:span><text:span text:style-name="T6">public</text:span><text:span text:style-name="T7"> Yolk() </text:span></text:p>
      <text:p text:style-name="P55"><text:tab/> { </text:p>
      <text:p text:style-name="P4"><text:span text:style-name="T7"><text:tab/><text:tab/> System.</text:span><text:span text:style-name="T23">out</text:span><text:span text:style-name="T7">.println(</text:span><text:span text:style-name="T27">"Egg2.Yolk()"</text:span><text:span text:style-name="T7">); </text:span></text:p>
      <text:p text:style-name="P55"><text:tab/> }</text:p>
      <text:p text:style-name="P4"><text:soft-page-break/><text:span text:style-name="T7"><text:tab/> </text:span><text:span text:style-name="T6">public</text:span><text:span text:style-name="T7"> </text:span><text:span text:style-name="T6">void</text:span><text:span text:style-name="T7"> f() </text:span></text:p>
      <text:p text:style-name="P55"><text:tab/> { </text:p>
      <text:p text:style-name="P4"><text:span text:style-name="T7"><text:tab/><text:tab/> System.</text:span><text:span text:style-name="T23">out</text:span><text:span text:style-name="T7">.println(</text:span><text:span text:style-name="T27">"Egg2.Yolk.f()"</text:span><text:span text:style-name="T7">);</text:span></text:p>
      <text:p text:style-name="P55"><text:tab/> }</text:p>
      <text:p text:style-name="P55">}</text:p>
      <text:p text:style-name="P55"><text:tab/></text:p>
      <text:p text:style-name="P4"><text:span text:style-name="T6">private</text:span><text:span text:style-name="T7"> Yolk </text:span><text:span text:style-name="T25">y</text:span><text:span text:style-name="T7"> = </text:span><text:span text:style-name="T6">new</text:span><text:span text:style-name="T7"> Yolk();</text:span></text:p>
      <text:p text:style-name="P8"/>
      <text:p text:style-name="P4"><text:span text:style-name="T7"><text:tab/></text:span><text:span text:style-name="T6">public</text:span><text:span text:style-name="T7"> Egg2() </text:span></text:p>
      <text:p text:style-name="P55"><text:tab/>{ </text:p>
      <text:p text:style-name="P4"><text:span text:style-name="T7"><text:tab/> System.</text:span><text:span text:style-name="T23">out</text:span><text:span text:style-name="T7">.println(</text:span><text:span text:style-name="T27">"New Egg2()"</text:span><text:span text:style-name="T7">); </text:span></text:p>
      <text:p text:style-name="P55"><text:tab/>}</text:p>
      <text:p text:style-name="P4"><text:span text:style-name="T7"><text:tab/></text:span><text:span text:style-name="T6">public</text:span><text:span text:style-name="T7"> </text:span><text:span text:style-name="T6">void</text:span><text:span text:style-name="T7"> insertYolk(Yolk </text:span><text:span text:style-name="T31">yy</text:span><text:span text:style-name="T7">) </text:span></text:p>
      <text:p text:style-name="P55"><text:tab/>{ </text:p>
      <text:p text:style-name="P4"><text:span text:style-name="T7"><text:tab/><text:tab/></text:span><text:span text:style-name="T25">y</text:span><text:span text:style-name="T7"> = </text:span><text:span text:style-name="T31">yy</text:span><text:span text:style-name="T7">;</text:span></text:p>
      <text:p text:style-name="P55"><text:tab/>}</text:p>
      <text:p text:style-name="P4"><text:span text:style-name="T7"><text:tab/></text:span><text:span text:style-name="T6">public</text:span><text:span text:style-name="T7"> </text:span><text:span text:style-name="T6">void</text:span><text:span text:style-name="T7"> g() </text:span></text:p>
      <text:p text:style-name="P55"><text:tab/>{</text:p>
      <text:p text:style-name="P4"><text:span text:style-name="T7"><text:tab/><text:tab/></text:span><text:span text:style-name="T25">y</text:span><text:span text:style-name="T7">.f(); </text:span></text:p>
      <text:p text:style-name="P55"><text:tab/>}</text:p>
      <text:p text:style-name="P55">}</text:p>
      <text:p text:style-name="P8"/>
      <text:p text:style-name="P4"><text:span text:style-name="T6">public</text:span><text:span text:style-name="T7"> </text:span><text:span text:style-name="T6">class</text:span><text:span text:style-name="T7"> OverrideInnerBigEgg2 </text:span><text:span text:style-name="T6">extends</text:span><text:span text:style-name="T7"> Egg2 </text:span></text:p>
      <text:p text:style-name="P55">{</text:p>
      <text:p text:style-name="P4"><text:span text:style-name="T7"><text:tab/></text:span><text:span text:style-name="T6">public</text:span><text:span text:style-name="T7"> </text:span><text:span text:style-name="T6">class</text:span><text:span text:style-name="T7"> Yolk </text:span><text:span text:style-name="T6">extends</text:span><text:span text:style-name="T7"> Egg2.Yolk </text:span></text:p>
      <text:p text:style-name="P55"><text:tab/>{</text:p>
      <text:p text:style-name="P4"><text:span text:style-name="T7"><text:tab/></text:span><text:span text:style-name="T6">public</text:span><text:span text:style-name="T7"> Yolk() </text:span></text:p>
      <text:p text:style-name="P55"><text:tab/>{ </text:p>
      <text:p text:style-name="P4"><text:span text:style-name="T7"><text:tab/><text:tab/>System.</text:span><text:span text:style-name="T23">out</text:span><text:span text:style-name="T7">.println(</text:span><text:span text:style-name="T27">"BigEgg2.Yolk()"</text:span><text:span text:style-name="T7">); </text:span></text:p>
      <text:p text:style-name="P55"><text:tab/>}</text:p>
      <text:p text:style-name="P4"><text:span text:style-name="T7"><text:tab/></text:span><text:span text:style-name="T6">public</text:span><text:span text:style-name="T7"> </text:span><text:span text:style-name="T6">void</text:span><text:span text:style-name="T7"> f() </text:span></text:p>
      <text:p text:style-name="P55"><text:tab/>{ </text:p>
      <text:p text:style-name="P4"><text:span text:style-name="T7"><text:tab/><text:tab/>System.</text:span><text:span text:style-name="T23">out</text:span><text:span text:style-name="T7">.println(</text:span><text:span text:style-name="T27">"BigEgg2.Yolk.f()"</text:span><text:span text:style-name="T7">); </text:span></text:p>
      <text:p text:style-name="P55"><text:tab/>}</text:p>
      <text:p text:style-name="P55">}</text:p>
      <text:p text:style-name="P4"><text:span text:style-name="T7"><text:tab/></text:span><text:span text:style-name="T6">public</text:span><text:span text:style-name="T7"> OverrideInnerBigEgg2() </text:span></text:p>
      <text:p text:style-name="P55"><text:tab/>{ </text:p>
      <text:p text:style-name="P4"><text:span text:style-name="T7"><text:tab/><text:tab/>insertYolk(</text:span><text:span text:style-name="T6">new</text:span><text:span text:style-name="T7"> Yolk()); </text:span></text:p>
      <text:p text:style-name="P55"><text:tab/>}</text:p>
      <text:p text:style-name="P4"><text:span text:style-name="T7"><text:tab/></text:span><text:span text:style-name="T6">public</text:span><text:span text:style-name="T7"> </text:span><text:span text:style-name="T6">static</text:span><text:span text:style-name="T7"> </text:span><text:span text:style-name="T6">void</text:span><text:span text:style-name="T7"> main(String[] </text:span><text:span text:style-name="T31">args</text:span><text:span text:style-name="T7">) </text:span></text:p>
      <text:p text:style-name="P55"><text:tab/>{</text:p>
      <text:p text:style-name="P4"><text:span text:style-name="T7"><text:tab/>Egg2 </text:span><text:span text:style-name="T31">e2</text:span><text:span text:style-name="T7"> = </text:span><text:span text:style-name="T6">new</text:span><text:span text:style-name="T7"> OverrideInnerBigEgg2();</text:span></text:p>
      <text:p text:style-name="P4"><text:span text:style-name="T7"><text:tab/></text:span><text:span text:style-name="T31">e2</text:span><text:span text:style-name="T7">.g();</text:span></text:p>
      <text:p text:style-name="P55"><text:tab/>}</text:p>
      <text:p text:style-name="P55">}</text:p>
      <text:p text:style-name="P154">Output:</text:p>
      <text:p text:style-name="P154">Egg2.Yolk()</text:p>
      <text:p text:style-name="P55">New Egg2()</text:p>
      <text:p text:style-name="P55">Egg2.Yolk()</text:p>
      <text:p text:style-name="P55">BigEgg2.Yolk()</text:p>
      <text:p text:style-name="P55">BigEgg2.Yolk.f()</text:p>
      <text:p text:style-name="P1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nsolas" svg:font-family="Consolas" style:font-family-generic="roman"/>
    <style:font-face style:name="Georgia" svg:font-family="Georgia" style:font-family-generic="roman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style:font-name="Georgia" fo:font-family="Georgia" style:font-family-generic="roman" fo:font-size="12pt"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0.508cm" fo:margin-bottom="0.508cm" fo:margin-left="1.27cm" fo:margin-right="0.50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7-09-17T15:49:00</meta:creation-date>
    <dc:date>2018-10-23T10:11:15.153000000</dc:date>
    <meta:editing-duration>PT21H44M23S</meta:editing-duration>
    <meta:editing-cycles>237</meta:editing-cycles>
    <meta:generator>LibreOffice/4.2.4.2$Windows_x86 LibreOffice_project/63150712c6d317d27ce2db16eb94c2f3d7b699f8</meta:generator>
    <dc:title>Thinking In Java 4th Edition</dc:title>
    <meta:initial-creator>Bruce Eckel</meta:initial-creator>
    <meta:document-statistic meta:table-count="0" meta:image-count="0" meta:object-count="0" meta:page-count="17" meta:paragraph-count="907" meta:word-count="3025" meta:character-count="21722" meta:non-whitespace-character-count="18333"/>
  </office:meta>
</office:document-meta>
</file>